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9000016D8000014FCA4A329F0.svm" manifest:media-type=""/>
  <manifest:file-entry manifest:full-path="Pictures/2000000900001792000015B5E016BB78.svm" manifest:media-type=""/>
  <manifest:file-entry manifest:full-path="Pictures/2000000900002536000021CD73D9BFEA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 style:shadow="none"/>
    </style:style>
    <style:style style:name="Таблица1.A" style:family="table-column">
      <style:table-column-properties style:column-width="5.106cm"/>
    </style:style>
    <style:style style:name="Таблица1.B" style:family="table-column">
      <style:table-column-properties style:column-width="11.906cm"/>
    </style:style>
    <style:style style:name="Таблица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.A2" style:family="table-cell">
      <style:table-cell-properties fo:padding="0.011cm" fo:border-left="1pt solid #000000" fo:border-right="none" fo:border-top="none" fo:border-bottom="1pt solid #000000"/>
    </style:style>
    <style:style style:name="Таблица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3" style:family="table-cell">
      <style:table-cell-properties fo:padding="0.011cm" fo:border-left="1pt solid #000000" fo:border-right="none" fo:border-top="none" fo:border-bottom="1pt solid #000000"/>
    </style:style>
    <style:style style:name="Таблица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4" style:family="table-cell">
      <style:table-cell-properties fo:padding="0.011cm" fo:border-left="1pt solid #000000" fo:border-right="none" fo:border-top="none" fo:border-bottom="1pt solid #000000"/>
    </style:style>
    <style:style style:name="Таблица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5" style:family="table-cell">
      <style:table-cell-properties fo:padding="0.011cm" fo:border-left="1pt solid #000000" fo:border-right="none" fo:border-top="none" fo:border-bottom="1pt solid #000000"/>
    </style:style>
    <style:style style:name="Таблица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6" style:family="table-cell">
      <style:table-cell-properties fo:padding="0.011cm" fo:border-left="1pt solid #000000" fo:border-right="none" fo:border-top="none" fo:border-bottom="1pt solid #000000"/>
    </style:style>
    <style:style style:name="Таблица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7" style:family="table-cell">
      <style:table-cell-properties fo:padding="0.011cm" fo:border-left="1pt solid #000000" fo:border-right="none" fo:border-top="none" fo:border-bottom="1pt solid #000000"/>
    </style:style>
    <style:style style:name="Таблица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8" style:family="table-cell">
      <style:table-cell-properties fo:padding="0.011cm" fo:border-left="1pt solid #000000" fo:border-right="none" fo:border-top="none" fo:border-bottom="1pt solid #000000"/>
    </style:style>
    <style:style style:name="Таблица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9" style:family="table-cell">
      <style:table-cell-properties fo:padding="0.011cm" fo:border-left="1pt solid #000000" fo:border-right="none" fo:border-top="none" fo:border-bottom="1pt solid #000000"/>
    </style:style>
    <style:style style:name="Таблица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0" style:family="table-cell">
      <style:table-cell-properties fo:padding="0.011cm" fo:border-left="1pt solid #000000" fo:border-right="none" fo:border-top="none" fo:border-bottom="1pt solid #000000"/>
    </style:style>
    <style:style style:name="Таблица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1" style:family="table-cell">
      <style:table-cell-properties fo:padding="0.011cm" fo:border-left="1pt solid #000000" fo:border-right="none" fo:border-top="none" fo:border-bottom="1pt solid #000000"/>
    </style:style>
    <style:style style:name="Таблица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2" style:family="table-cell">
      <style:table-cell-properties fo:padding="0.011cm" fo:border-left="1pt solid #000000" fo:border-right="none" fo:border-top="none" fo:border-bottom="1pt solid #000000"/>
    </style:style>
    <style:style style:name="Таблица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3" style:family="table-cell">
      <style:table-cell-properties fo:padding="0.011cm" fo:border-left="1pt solid #000000" fo:border-right="none" fo:border-top="none" fo:border-bottom="1pt solid #000000"/>
    </style:style>
    <style:style style:name="Таблица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" style:family="table">
      <style:table-properties style:width="17.013cm" fo:margin-left="0cm" table:align="left" style:shadow="none"/>
    </style:style>
    <style:style style:name="Таблица2.A" style:family="table-column">
      <style:table-column-properties style:column-width="2.699cm"/>
    </style:style>
    <style:style style:name="Таблица2.B" style:family="table-column">
      <style:table-column-properties style:column-width="14.314cm"/>
    </style:style>
    <style:style style:name="Таблица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.A2" style:family="table-cell">
      <style:table-cell-properties fo:padding="0.011cm" fo:border-left="1pt solid #000000" fo:border-right="none" fo:border-top="none" fo:border-bottom="1pt solid #000000"/>
    </style:style>
    <style:style style:name="Таблица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3" style:family="table-cell">
      <style:table-cell-properties fo:padding="0.011cm" fo:border-left="1pt solid #000000" fo:border-right="none" fo:border-top="none" fo:border-bottom="1pt solid #000000"/>
    </style:style>
    <style:style style:name="Таблица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4" style:family="table-cell">
      <style:table-cell-properties fo:padding="0.011cm" fo:border-left="1pt solid #000000" fo:border-right="none" fo:border-top="none" fo:border-bottom="1pt solid #000000"/>
    </style:style>
    <style:style style:name="Таблица2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5" style:family="table-cell">
      <style:table-cell-properties fo:padding="0.011cm" fo:border-left="1pt solid #000000" fo:border-right="none" fo:border-top="none" fo:border-bottom="1pt solid #000000"/>
    </style:style>
    <style:style style:name="Таблица2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6" style:family="table-cell">
      <style:table-cell-properties fo:padding="0.011cm" fo:border-left="1pt solid #000000" fo:border-right="none" fo:border-top="none" fo:border-bottom="1pt solid #000000"/>
    </style:style>
    <style:style style:name="Таблица2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7" style:family="table-cell">
      <style:table-cell-properties fo:padding="0.011cm" fo:border-left="1pt solid #000000" fo:border-right="none" fo:border-top="none" fo:border-bottom="1pt solid #000000"/>
    </style:style>
    <style:style style:name="Таблица2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8" style:family="table-cell">
      <style:table-cell-properties fo:padding="0.011cm" fo:border-left="1pt solid #000000" fo:border-right="none" fo:border-top="none" fo:border-bottom="1pt solid #000000"/>
    </style:style>
    <style:style style:name="Таблица2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9" style:family="table-cell">
      <style:table-cell-properties fo:padding="0.011cm" fo:border-left="1pt solid #000000" fo:border-right="none" fo:border-top="none" fo:border-bottom="1pt solid #000000"/>
    </style:style>
    <style:style style:name="Таблица2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0" style:family="table-cell">
      <style:table-cell-properties fo:padding="0.011cm" fo:border-left="1pt solid #000000" fo:border-right="none" fo:border-top="none" fo:border-bottom="1pt solid #000000"/>
    </style:style>
    <style:style style:name="Таблица2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" style:family="table">
      <style:table-properties style:width="17.013cm" fo:margin-left="0cm" table:align="left" style:shadow="none"/>
    </style:style>
    <style:style style:name="Таблица3.A" style:family="table-column">
      <style:table-column-properties style:column-width="2.699cm"/>
    </style:style>
    <style:style style:name="Таблица3.B" style:family="table-column">
      <style:table-column-properties style:column-width="14.314cm"/>
    </style:style>
    <style:style style:name="Таблица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.A2" style:family="table-cell">
      <style:table-cell-properties fo:padding="0.011cm" fo:border-left="1pt solid #000000" fo:border-right="none" fo:border-top="none" fo:border-bottom="1pt solid #000000"/>
    </style:style>
    <style:style style:name="Таблица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3" style:family="table-cell">
      <style:table-cell-properties fo:padding="0.011cm" fo:border-left="1pt solid #000000" fo:border-right="none" fo:border-top="none" fo:border-bottom="1pt solid #000000"/>
    </style:style>
    <style:style style:name="Таблица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4" style:family="table-cell">
      <style:table-cell-properties fo:padding="0.011cm" fo:border-left="1pt solid #000000" fo:border-right="none" fo:border-top="none" fo:border-bottom="1pt solid #000000"/>
    </style:style>
    <style:style style:name="Таблица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5" style:family="table-cell">
      <style:table-cell-properties fo:padding="0.011cm" fo:border-left="1pt solid #000000" fo:border-right="none" fo:border-top="none" fo:border-bottom="1pt solid #000000"/>
    </style:style>
    <style:style style:name="Таблица3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6" style:family="table-cell">
      <style:table-cell-properties fo:padding="0.011cm" fo:border-left="1pt solid #000000" fo:border-right="none" fo:border-top="none" fo:border-bottom="1pt solid #000000"/>
    </style:style>
    <style:style style:name="Таблица3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7" style:family="table-cell">
      <style:table-cell-properties fo:padding="0.011cm" fo:border-left="1pt solid #000000" fo:border-right="none" fo:border-top="none" fo:border-bottom="1pt solid #000000"/>
    </style:style>
    <style:style style:name="Таблица3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8" style:family="table-cell">
      <style:table-cell-properties fo:padding="0.011cm" fo:border-left="1pt solid #000000" fo:border-right="none" fo:border-top="none" fo:border-bottom="1pt solid #000000"/>
    </style:style>
    <style:style style:name="Таблица3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9" style:family="table-cell">
      <style:table-cell-properties fo:padding="0.011cm" fo:border-left="1pt solid #000000" fo:border-right="none" fo:border-top="none" fo:border-bottom="1pt solid #000000"/>
    </style:style>
    <style:style style:name="Таблица3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0" style:family="table-cell">
      <style:table-cell-properties fo:padding="0.011cm" fo:border-left="1pt solid #000000" fo:border-right="none" fo:border-top="none" fo:border-bottom="1pt solid #000000"/>
    </style:style>
    <style:style style:name="Таблица3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1" style:family="table-cell">
      <style:table-cell-properties fo:padding="0.011cm" fo:border-left="1pt solid #000000" fo:border-right="none" fo:border-top="none" fo:border-bottom="1pt solid #000000"/>
    </style:style>
    <style:style style:name="Таблица3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2" style:family="table-cell">
      <style:table-cell-properties fo:padding="0.011cm" fo:border-left="1pt solid #000000" fo:border-right="none" fo:border-top="none" fo:border-bottom="1pt solid #000000"/>
    </style:style>
    <style:style style:name="Таблица3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3" style:family="table-cell">
      <style:table-cell-properties fo:padding="0.011cm" fo:border-left="1pt solid #000000" fo:border-right="none" fo:border-top="none" fo:border-bottom="1pt solid #000000"/>
    </style:style>
    <style:style style:name="Таблица3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4" style:family="table-cell">
      <style:table-cell-properties fo:padding="0.011cm" fo:border-left="1pt solid #000000" fo:border-right="none" fo:border-top="none" fo:border-bottom="1pt solid #000000"/>
    </style:style>
    <style:style style:name="Таблица3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5" style:family="table-cell">
      <style:table-cell-properties fo:padding="0.011cm" fo:border-left="1pt solid #000000" fo:border-right="none" fo:border-top="none" fo:border-bottom="1pt solid #000000"/>
    </style:style>
    <style:style style:name="Таблица3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6" style:family="table-cell">
      <style:table-cell-properties fo:padding="0.011cm" fo:border-left="1pt solid #000000" fo:border-right="none" fo:border-top="none" fo:border-bottom="1pt solid #000000"/>
    </style:style>
    <style:style style:name="Таблица3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7" style:family="table-cell">
      <style:table-cell-properties fo:padding="0.011cm" fo:border-left="1pt solid #000000" fo:border-right="none" fo:border-top="none" fo:border-bottom="1pt solid #000000"/>
    </style:style>
    <style:style style:name="Таблица3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8" style:family="table-cell">
      <style:table-cell-properties fo:padding="0.011cm" fo:border-left="1pt solid #000000" fo:border-right="none" fo:border-top="none" fo:border-bottom="1pt solid #000000"/>
    </style:style>
    <style:style style:name="Таблица3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9" style:family="table-cell">
      <style:table-cell-properties fo:padding="0.011cm" fo:border-left="1pt solid #000000" fo:border-right="none" fo:border-top="none" fo:border-bottom="1pt solid #000000"/>
    </style:style>
    <style:style style:name="Таблица3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0" style:family="table-cell">
      <style:table-cell-properties fo:padding="0.011cm" fo:border-left="1pt solid #000000" fo:border-right="none" fo:border-top="none" fo:border-bottom="1pt solid #000000"/>
    </style:style>
    <style:style style:name="Таблица3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4" style:family="table">
      <style:table-properties style:width="17.013cm" fo:margin-left="0cm" table:align="left" style:shadow="none"/>
    </style:style>
    <style:style style:name="Таблица4.A" style:family="table-column">
      <style:table-column-properties style:column-width="2.699cm"/>
    </style:style>
    <style:style style:name="Таблица4.B" style:family="table-column">
      <style:table-column-properties style:column-width="14.314cm"/>
    </style:style>
    <style:style style:name="Таблица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.A2" style:family="table-cell">
      <style:table-cell-properties fo:padding="0.011cm" fo:border-left="1pt solid #000000" fo:border-right="none" fo:border-top="none" fo:border-bottom="1pt solid #000000"/>
    </style:style>
    <style:style style:name="Таблица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3" style:family="table-cell">
      <style:table-cell-properties fo:padding="0.011cm" fo:border-left="1pt solid #000000" fo:border-right="none" fo:border-top="none" fo:border-bottom="1pt solid #000000"/>
    </style:style>
    <style:style style:name="Таблица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4" style:family="table-cell">
      <style:table-cell-properties fo:padding="0.011cm" fo:border-left="1pt solid #000000" fo:border-right="none" fo:border-top="none" fo:border-bottom="1pt solid #000000"/>
    </style:style>
    <style:style style:name="Таблица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5" style:family="table-cell">
      <style:table-cell-properties fo:padding="0.011cm" fo:border-left="1pt solid #000000" fo:border-right="none" fo:border-top="none" fo:border-bottom="1pt solid #000000"/>
    </style:style>
    <style:style style:name="Таблица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" style:family="table">
      <style:table-properties style:width="17.013cm" fo:margin-left="0cm" table:align="left" style:shadow="none"/>
    </style:style>
    <style:style style:name="Таблица5.A" style:family="table-column">
      <style:table-column-properties style:column-width="2.699cm"/>
    </style:style>
    <style:style style:name="Таблица5.B" style:family="table-column">
      <style:table-column-properties style:column-width="14.314cm"/>
    </style:style>
    <style:style style:name="Таблица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5.A2" style:family="table-cell">
      <style:table-cell-properties fo:padding="0.011cm" fo:border-left="1pt solid #000000" fo:border-right="none" fo:border-top="none" fo:border-bottom="1pt solid #000000"/>
    </style:style>
    <style:style style:name="Таблица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3" style:family="table-cell">
      <style:table-cell-properties fo:padding="0.011cm" fo:border-left="1pt solid #000000" fo:border-right="none" fo:border-top="none" fo:border-bottom="1pt solid #000000"/>
    </style:style>
    <style:style style:name="Таблица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4" style:family="table-cell">
      <style:table-cell-properties fo:padding="0.011cm" fo:border-left="1pt solid #000000" fo:border-right="none" fo:border-top="none" fo:border-bottom="1pt solid #000000"/>
    </style:style>
    <style:style style:name="Таблица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5" style:family="table-cell">
      <style:table-cell-properties fo:padding="0.011cm" fo:border-left="1pt solid #000000" fo:border-right="none" fo:border-top="none" fo:border-bottom="1pt solid #000000"/>
    </style:style>
    <style:style style:name="Таблица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6" style:family="table-cell">
      <style:table-cell-properties fo:padding="0.011cm" fo:border-left="1pt solid #000000" fo:border-right="none" fo:border-top="none" fo:border-bottom="1pt solid #000000"/>
    </style:style>
    <style:style style:name="Таблица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7" style:family="table-cell">
      <style:table-cell-properties fo:padding="0.011cm" fo:border-left="1pt solid #000000" fo:border-right="none" fo:border-top="none" fo:border-bottom="1pt solid #000000"/>
    </style:style>
    <style:style style:name="Таблица5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8" style:family="table-cell">
      <style:table-cell-properties fo:padding="0.011cm" fo:border-left="1pt solid #000000" fo:border-right="none" fo:border-top="none" fo:border-bottom="1pt solid #000000"/>
    </style:style>
    <style:style style:name="Таблица5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9" style:family="table-cell">
      <style:table-cell-properties fo:padding="0.011cm" fo:border-left="1pt solid #000000" fo:border-right="none" fo:border-top="none" fo:border-bottom="1pt solid #000000"/>
    </style:style>
    <style:style style:name="Таблица5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0" style:family="table-cell">
      <style:table-cell-properties fo:padding="0.011cm" fo:border-left="1pt solid #000000" fo:border-right="none" fo:border-top="none" fo:border-bottom="1pt solid #000000"/>
    </style:style>
    <style:style style:name="Таблица5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1" style:family="table-cell">
      <style:table-cell-properties fo:padding="0.011cm" fo:border-left="1pt solid #000000" fo:border-right="none" fo:border-top="none" fo:border-bottom="1pt solid #000000"/>
    </style:style>
    <style:style style:name="Таблица5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2" style:family="table-cell">
      <style:table-cell-properties fo:padding="0.011cm" fo:border-left="1pt solid #000000" fo:border-right="none" fo:border-top="none" fo:border-bottom="1pt solid #000000"/>
    </style:style>
    <style:style style:name="Таблица5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3" style:family="table-cell">
      <style:table-cell-properties fo:padding="0.011cm" fo:border-left="1pt solid #000000" fo:border-right="none" fo:border-top="none" fo:border-bottom="1pt solid #000000"/>
    </style:style>
    <style:style style:name="Таблица5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6" style:family="table">
      <style:table-properties style:width="17.013cm" fo:margin-left="0cm" table:align="left" style:shadow="none"/>
    </style:style>
    <style:style style:name="Таблица6.A" style:family="table-column">
      <style:table-column-properties style:column-width="2.699cm"/>
    </style:style>
    <style:style style:name="Таблица6.B" style:family="table-column">
      <style:table-column-properties style:column-width="14.314cm"/>
    </style:style>
    <style:style style:name="Таблица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6.A2" style:family="table-cell">
      <style:table-cell-properties fo:padding="0.011cm" fo:border-left="1pt solid #000000" fo:border-right="none" fo:border-top="none" fo:border-bottom="1pt solid #000000"/>
    </style:style>
    <style:style style:name="Таблица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3" style:family="table-cell">
      <style:table-cell-properties fo:padding="0.011cm" fo:border-left="1pt solid #000000" fo:border-right="none" fo:border-top="none" fo:border-bottom="1pt solid #000000"/>
    </style:style>
    <style:style style:name="Таблица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4" style:family="table-cell">
      <style:table-cell-properties fo:padding="0.011cm" fo:border-left="1pt solid #000000" fo:border-right="none" fo:border-top="none" fo:border-bottom="1pt solid #000000"/>
    </style:style>
    <style:style style:name="Таблица6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5" style:family="table-cell">
      <style:table-cell-properties fo:padding="0.011cm" fo:border-left="1pt solid #000000" fo:border-right="none" fo:border-top="none" fo:border-bottom="1pt solid #000000"/>
    </style:style>
    <style:style style:name="Таблица6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6" style:family="table-cell">
      <style:table-cell-properties fo:padding="0.011cm" fo:border-left="1pt solid #000000" fo:border-right="none" fo:border-top="none" fo:border-bottom="1pt solid #000000"/>
    </style:style>
    <style:style style:name="Таблица6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7" style:family="table-cell">
      <style:table-cell-properties fo:padding="0.011cm" fo:border-left="1pt solid #000000" fo:border-right="none" fo:border-top="none" fo:border-bottom="1pt solid #000000"/>
    </style:style>
    <style:style style:name="Таблица6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8" style:family="table-cell">
      <style:table-cell-properties fo:padding="0.011cm" fo:border-left="1pt solid #000000" fo:border-right="none" fo:border-top="none" fo:border-bottom="1pt solid #000000"/>
    </style:style>
    <style:style style:name="Таблица6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" style:family="table">
      <style:table-properties style:width="17.013cm" fo:margin-left="0cm" table:align="left" style:shadow="none"/>
    </style:style>
    <style:style style:name="Таблица7.A" style:family="table-column">
      <style:table-column-properties style:column-width="2.699cm"/>
    </style:style>
    <style:style style:name="Таблица7.B" style:family="table-column">
      <style:table-column-properties style:column-width="14.314cm"/>
    </style:style>
    <style:style style:name="Таблица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7.A2" style:family="table-cell">
      <style:table-cell-properties fo:padding="0.011cm" fo:border-left="1pt solid #000000" fo:border-right="none" fo:border-top="none" fo:border-bottom="1pt solid #000000"/>
    </style:style>
    <style:style style:name="Таблица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" style:family="table-cell">
      <style:table-cell-properties fo:padding="0.011cm" fo:border-left="1pt solid #000000" fo:border-right="none" fo:border-top="none" fo:border-bottom="1pt solid #000000"/>
    </style:style>
    <style:style style:name="Таблица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4" style:family="table-cell">
      <style:table-cell-properties fo:padding="0.011cm" fo:border-left="1pt solid #000000" fo:border-right="none" fo:border-top="none" fo:border-bottom="1pt solid #000000"/>
    </style:style>
    <style:style style:name="Таблица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5" style:family="table-cell">
      <style:table-cell-properties fo:padding="0.011cm" fo:border-left="1pt solid #000000" fo:border-right="none" fo:border-top="none" fo:border-bottom="1pt solid #000000"/>
    </style:style>
    <style:style style:name="Таблица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6" style:family="table-cell">
      <style:table-cell-properties fo:padding="0.011cm" fo:border-left="1pt solid #000000" fo:border-right="none" fo:border-top="none" fo:border-bottom="1pt solid #000000"/>
    </style:style>
    <style:style style:name="Таблица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7" style:family="table-cell">
      <style:table-cell-properties fo:padding="0.011cm" fo:border-left="1pt solid #000000" fo:border-right="none" fo:border-top="none" fo:border-bottom="1pt solid #000000"/>
    </style:style>
    <style:style style:name="Таблица7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8" style:family="table-cell">
      <style:table-cell-properties fo:padding="0.011cm" fo:border-left="1pt solid #000000" fo:border-right="none" fo:border-top="none" fo:border-bottom="1pt solid #000000"/>
    </style:style>
    <style:style style:name="Таблица7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9" style:family="table-cell">
      <style:table-cell-properties fo:padding="0.011cm" fo:border-left="1pt solid #000000" fo:border-right="none" fo:border-top="none" fo:border-bottom="1pt solid #000000"/>
    </style:style>
    <style:style style:name="Таблица7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0" style:family="table-cell">
      <style:table-cell-properties fo:padding="0.011cm" fo:border-left="1pt solid #000000" fo:border-right="none" fo:border-top="none" fo:border-bottom="1pt solid #000000"/>
    </style:style>
    <style:style style:name="Таблица7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1" style:family="table-cell">
      <style:table-cell-properties fo:padding="0.011cm" fo:border-left="1pt solid #000000" fo:border-right="none" fo:border-top="none" fo:border-bottom="1pt solid #000000"/>
    </style:style>
    <style:style style:name="Таблица7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2" style:family="table-cell">
      <style:table-cell-properties fo:padding="0.011cm" fo:border-left="1pt solid #000000" fo:border-right="none" fo:border-top="none" fo:border-bottom="1pt solid #000000"/>
    </style:style>
    <style:style style:name="Таблица7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3" style:family="table-cell">
      <style:table-cell-properties fo:padding="0.011cm" fo:border-left="1pt solid #000000" fo:border-right="none" fo:border-top="none" fo:border-bottom="1pt solid #000000"/>
    </style:style>
    <style:style style:name="Таблица7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4" style:family="table-cell">
      <style:table-cell-properties fo:padding="0.011cm" fo:border-left="1pt solid #000000" fo:border-right="none" fo:border-top="none" fo:border-bottom="1pt solid #000000"/>
    </style:style>
    <style:style style:name="Таблица7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5" style:family="table-cell">
      <style:table-cell-properties fo:padding="0.011cm" fo:border-left="1pt solid #000000" fo:border-right="none" fo:border-top="none" fo:border-bottom="1pt solid #000000"/>
    </style:style>
    <style:style style:name="Таблица7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6" style:family="table-cell">
      <style:table-cell-properties fo:padding="0.011cm" fo:border-left="1pt solid #000000" fo:border-right="none" fo:border-top="none" fo:border-bottom="1pt solid #000000"/>
    </style:style>
    <style:style style:name="Таблица7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7" style:family="table-cell">
      <style:table-cell-properties fo:padding="0.011cm" fo:border-left="1pt solid #000000" fo:border-right="none" fo:border-top="none" fo:border-bottom="1pt solid #000000"/>
    </style:style>
    <style:style style:name="Таблица7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8" style:family="table-cell">
      <style:table-cell-properties fo:padding="0.011cm" fo:border-left="1pt solid #000000" fo:border-right="none" fo:border-top="none" fo:border-bottom="1pt solid #000000"/>
    </style:style>
    <style:style style:name="Таблица7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9" style:family="table-cell">
      <style:table-cell-properties fo:padding="0.011cm" fo:border-left="1pt solid #000000" fo:border-right="none" fo:border-top="none" fo:border-bottom="1pt solid #000000"/>
    </style:style>
    <style:style style:name="Таблица7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0" style:family="table-cell">
      <style:table-cell-properties fo:padding="0.011cm" fo:border-left="1pt solid #000000" fo:border-right="none" fo:border-top="none" fo:border-bottom="1pt solid #000000"/>
    </style:style>
    <style:style style:name="Таблица7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1" style:family="table-cell">
      <style:table-cell-properties fo:padding="0.011cm" fo:border-left="1pt solid #000000" fo:border-right="none" fo:border-top="none" fo:border-bottom="1pt solid #000000"/>
    </style:style>
    <style:style style:name="Таблица7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2" style:family="table-cell">
      <style:table-cell-properties fo:padding="0.011cm" fo:border-left="1pt solid #000000" fo:border-right="none" fo:border-top="none" fo:border-bottom="1pt solid #000000"/>
    </style:style>
    <style:style style:name="Таблица7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" style:family="table">
      <style:table-properties style:width="17.013cm" fo:margin-left="0cm" table:align="left" style:shadow="none"/>
    </style:style>
    <style:style style:name="Таблица8.A" style:family="table-column">
      <style:table-column-properties style:column-width="2.699cm"/>
    </style:style>
    <style:style style:name="Таблица8.B" style:family="table-column">
      <style:table-column-properties style:column-width="14.314cm"/>
    </style:style>
    <style:style style:name="Таблица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8.A2" style:family="table-cell">
      <style:table-cell-properties fo:padding="0.011cm" fo:border-left="1pt solid #000000" fo:border-right="none" fo:border-top="none" fo:border-bottom="1pt solid #000000"/>
    </style:style>
    <style:style style:name="Таблица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3" style:family="table-cell">
      <style:table-cell-properties fo:padding="0.011cm" fo:border-left="1pt solid #000000" fo:border-right="none" fo:border-top="none" fo:border-bottom="1pt solid #000000"/>
    </style:style>
    <style:style style:name="Таблица8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4" style:family="table-cell">
      <style:table-cell-properties fo:padding="0.011cm" fo:border-left="1pt solid #000000" fo:border-right="none" fo:border-top="none" fo:border-bottom="1pt solid #000000"/>
    </style:style>
    <style:style style:name="Таблица8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5" style:family="table-cell">
      <style:table-cell-properties fo:padding="0.011cm" fo:border-left="1pt solid #000000" fo:border-right="none" fo:border-top="none" fo:border-bottom="1pt solid #000000"/>
    </style:style>
    <style:style style:name="Таблица8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6" style:family="table-cell">
      <style:table-cell-properties fo:padding="0.011cm" fo:border-left="1pt solid #000000" fo:border-right="none" fo:border-top="none" fo:border-bottom="1pt solid #000000"/>
    </style:style>
    <style:style style:name="Таблица8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7" style:family="table-cell">
      <style:table-cell-properties fo:padding="0.011cm" fo:border-left="1pt solid #000000" fo:border-right="none" fo:border-top="none" fo:border-bottom="1pt solid #000000"/>
    </style:style>
    <style:style style:name="Таблица8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8" style:family="table-cell">
      <style:table-cell-properties fo:padding="0.011cm" fo:border-left="1pt solid #000000" fo:border-right="none" fo:border-top="none" fo:border-bottom="1pt solid #000000"/>
    </style:style>
    <style:style style:name="Таблица8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9" style:family="table-cell">
      <style:table-cell-properties fo:padding="0.011cm" fo:border-left="1pt solid #000000" fo:border-right="none" fo:border-top="none" fo:border-bottom="1pt solid #000000"/>
    </style:style>
    <style:style style:name="Таблица8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0" style:family="table-cell">
      <style:table-cell-properties fo:padding="0.011cm" fo:border-left="1pt solid #000000" fo:border-right="none" fo:border-top="none" fo:border-bottom="1pt solid #000000"/>
    </style:style>
    <style:style style:name="Таблица8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1" style:family="table-cell">
      <style:table-cell-properties fo:padding="0.011cm" fo:border-left="1pt solid #000000" fo:border-right="none" fo:border-top="none" fo:border-bottom="1pt solid #000000"/>
    </style:style>
    <style:style style:name="Таблица8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2" style:family="table-cell">
      <style:table-cell-properties fo:padding="0.011cm" fo:border-left="1pt solid #000000" fo:border-right="none" fo:border-top="none" fo:border-bottom="1pt solid #000000"/>
    </style:style>
    <style:style style:name="Таблица8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3" style:family="table-cell">
      <style:table-cell-properties fo:padding="0.011cm" fo:border-left="1pt solid #000000" fo:border-right="none" fo:border-top="none" fo:border-bottom="1pt solid #000000"/>
    </style:style>
    <style:style style:name="Таблица8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" style:family="table">
      <style:table-properties style:width="17.013cm" fo:margin-left="0cm" table:align="left" style:shadow="none"/>
    </style:style>
    <style:style style:name="Таблица9.A" style:family="table-column">
      <style:table-column-properties style:column-width="2.699cm"/>
    </style:style>
    <style:style style:name="Таблица9.B" style:family="table-column">
      <style:table-column-properties style:column-width="14.314cm"/>
    </style:style>
    <style:style style:name="Таблица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9.A2" style:family="table-cell">
      <style:table-cell-properties fo:padding="0.011cm" fo:border-left="1pt solid #000000" fo:border-right="none" fo:border-top="none" fo:border-bottom="1pt solid #000000"/>
    </style:style>
    <style:style style:name="Таблица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" style:family="table-cell">
      <style:table-cell-properties fo:padding="0.011cm" fo:border-left="1pt solid #000000" fo:border-right="none" fo:border-top="none" fo:border-bottom="1pt solid #000000"/>
    </style:style>
    <style:style style:name="Таблица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4" style:family="table-cell">
      <style:table-cell-properties fo:padding="0.011cm" fo:border-left="1pt solid #000000" fo:border-right="none" fo:border-top="none" fo:border-bottom="1pt solid #000000"/>
    </style:style>
    <style:style style:name="Таблица9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5" style:family="table-cell">
      <style:table-cell-properties fo:padding="0.011cm" fo:border-left="1pt solid #000000" fo:border-right="none" fo:border-top="none" fo:border-bottom="1pt solid #000000"/>
    </style:style>
    <style:style style:name="Таблица9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6" style:family="table-cell">
      <style:table-cell-properties fo:padding="0.011cm" fo:border-left="1pt solid #000000" fo:border-right="none" fo:border-top="none" fo:border-bottom="1pt solid #000000"/>
    </style:style>
    <style:style style:name="Таблица9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7" style:family="table-cell">
      <style:table-cell-properties fo:padding="0.011cm" fo:border-left="1pt solid #000000" fo:border-right="none" fo:border-top="none" fo:border-bottom="1pt solid #000000"/>
    </style:style>
    <style:style style:name="Таблица9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8" style:family="table-cell">
      <style:table-cell-properties fo:padding="0.011cm" fo:border-left="1pt solid #000000" fo:border-right="none" fo:border-top="none" fo:border-bottom="1pt solid #000000"/>
    </style:style>
    <style:style style:name="Таблица9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9" style:family="table-cell">
      <style:table-cell-properties fo:padding="0.011cm" fo:border-left="1pt solid #000000" fo:border-right="none" fo:border-top="none" fo:border-bottom="1pt solid #000000"/>
    </style:style>
    <style:style style:name="Таблица9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0" style:family="table-cell">
      <style:table-cell-properties fo:padding="0.011cm" fo:border-left="1pt solid #000000" fo:border-right="none" fo:border-top="none" fo:border-bottom="1pt solid #000000"/>
    </style:style>
    <style:style style:name="Таблица9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1" style:family="table-cell">
      <style:table-cell-properties fo:padding="0.011cm" fo:border-left="1pt solid #000000" fo:border-right="none" fo:border-top="none" fo:border-bottom="1pt solid #000000"/>
    </style:style>
    <style:style style:name="Таблица9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2" style:family="table-cell">
      <style:table-cell-properties fo:padding="0.011cm" fo:border-left="1pt solid #000000" fo:border-right="none" fo:border-top="none" fo:border-bottom="1pt solid #000000"/>
    </style:style>
    <style:style style:name="Таблица9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3" style:family="table-cell">
      <style:table-cell-properties fo:padding="0.011cm" fo:border-left="1pt solid #000000" fo:border-right="none" fo:border-top="none" fo:border-bottom="1pt solid #000000"/>
    </style:style>
    <style:style style:name="Таблица9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4" style:family="table-cell">
      <style:table-cell-properties fo:padding="0.011cm" fo:border-left="1pt solid #000000" fo:border-right="none" fo:border-top="none" fo:border-bottom="1pt solid #000000"/>
    </style:style>
    <style:style style:name="Таблица9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5" style:family="table-cell">
      <style:table-cell-properties fo:padding="0.011cm" fo:border-left="1pt solid #000000" fo:border-right="none" fo:border-top="none" fo:border-bottom="1pt solid #000000"/>
    </style:style>
    <style:style style:name="Таблица9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6" style:family="table-cell">
      <style:table-cell-properties fo:padding="0.011cm" fo:border-left="1pt solid #000000" fo:border-right="none" fo:border-top="none" fo:border-bottom="1pt solid #000000"/>
    </style:style>
    <style:style style:name="Таблица9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7" style:family="table-cell">
      <style:table-cell-properties fo:padding="0.011cm" fo:border-left="1pt solid #000000" fo:border-right="none" fo:border-top="none" fo:border-bottom="1pt solid #000000"/>
    </style:style>
    <style:style style:name="Таблица9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8" style:family="table-cell">
      <style:table-cell-properties fo:padding="0.011cm" fo:border-left="1pt solid #000000" fo:border-right="none" fo:border-top="none" fo:border-bottom="1pt solid #000000"/>
    </style:style>
    <style:style style:name="Таблица9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9" style:family="table-cell">
      <style:table-cell-properties fo:padding="0.011cm" fo:border-left="1pt solid #000000" fo:border-right="none" fo:border-top="none" fo:border-bottom="1pt solid #000000"/>
    </style:style>
    <style:style style:name="Таблица9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0" style:family="table-cell">
      <style:table-cell-properties fo:padding="0.011cm" fo:border-left="1pt solid #000000" fo:border-right="none" fo:border-top="none" fo:border-bottom="1pt solid #000000"/>
    </style:style>
    <style:style style:name="Таблица9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1" style:family="table-cell">
      <style:table-cell-properties fo:padding="0.011cm" fo:border-left="1pt solid #000000" fo:border-right="none" fo:border-top="none" fo:border-bottom="1pt solid #000000"/>
    </style:style>
    <style:style style:name="Таблица9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2" style:family="table-cell">
      <style:table-cell-properties fo:padding="0.011cm" fo:border-left="1pt solid #000000" fo:border-right="none" fo:border-top="none" fo:border-bottom="1pt solid #000000"/>
    </style:style>
    <style:style style:name="Таблица9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3" style:family="table-cell">
      <style:table-cell-properties fo:padding="0.011cm" fo:border-left="1pt solid #000000" fo:border-right="none" fo:border-top="none" fo:border-bottom="1pt solid #000000"/>
    </style:style>
    <style:style style:name="Таблица9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4" style:family="table-cell">
      <style:table-cell-properties fo:padding="0.011cm" fo:border-left="1pt solid #000000" fo:border-right="none" fo:border-top="none" fo:border-bottom="1pt solid #000000"/>
    </style:style>
    <style:style style:name="Таблица9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" style:family="table">
      <style:table-properties style:width="17.013cm" fo:margin-left="0cm" table:align="left" style:shadow="none"/>
    </style:style>
    <style:style style:name="Таблица10.A" style:family="table-column">
      <style:table-column-properties style:column-width="2.699cm"/>
    </style:style>
    <style:style style:name="Таблица10.B" style:family="table-column">
      <style:table-column-properties style:column-width="14.314cm"/>
    </style:style>
    <style:style style:name="Таблица1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0.A2" style:family="table-cell">
      <style:table-cell-properties fo:padding="0.011cm" fo:border-left="1pt solid #000000" fo:border-right="none" fo:border-top="none" fo:border-bottom="1pt solid #000000"/>
    </style:style>
    <style:style style:name="Таблица1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3" style:family="table-cell">
      <style:table-cell-properties fo:padding="0.011cm" fo:border-left="1pt solid #000000" fo:border-right="none" fo:border-top="none" fo:border-bottom="1pt solid #000000"/>
    </style:style>
    <style:style style:name="Таблица1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4" style:family="table-cell">
      <style:table-cell-properties fo:padding="0.011cm" fo:border-left="1pt solid #000000" fo:border-right="none" fo:border-top="none" fo:border-bottom="1pt solid #000000"/>
    </style:style>
    <style:style style:name="Таблица1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" style:family="table">
      <style:table-properties style:width="17.013cm" fo:margin-left="0cm" table:align="left" style:shadow="none"/>
    </style:style>
    <style:style style:name="Таблица11.A" style:family="table-column">
      <style:table-column-properties style:column-width="2.699cm"/>
    </style:style>
    <style:style style:name="Таблица11.B" style:family="table-column">
      <style:table-column-properties style:column-width="14.314cm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5" style:family="table-cell">
      <style:table-cell-properties fo:padding="0.011cm" fo:border-left="1pt solid #000000" fo:border-right="none" fo:border-top="none" fo:border-bottom="1pt solid #000000"/>
    </style:style>
    <style:style style:name="Таблица11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6" style:family="table-cell">
      <style:table-cell-properties fo:padding="0.011cm" fo:border-left="1pt solid #000000" fo:border-right="none" fo:border-top="none" fo:border-bottom="1pt solid #000000"/>
    </style:style>
    <style:style style:name="Таблица11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7" style:family="table-cell">
      <style:table-cell-properties fo:padding="0.011cm" fo:border-left="1pt solid #000000" fo:border-right="none" fo:border-top="none" fo:border-bottom="1pt solid #000000"/>
    </style:style>
    <style:style style:name="Таблица11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8" style:family="table-cell">
      <style:table-cell-properties fo:padding="0.011cm" fo:border-left="1pt solid #000000" fo:border-right="none" fo:border-top="none" fo:border-bottom="1pt solid #000000"/>
    </style:style>
    <style:style style:name="Таблица11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9" style:family="table-cell">
      <style:table-cell-properties fo:padding="0.011cm" fo:border-left="1pt solid #000000" fo:border-right="none" fo:border-top="none" fo:border-bottom="1pt solid #000000"/>
    </style:style>
    <style:style style:name="Таблица11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0" style:family="table-cell">
      <style:table-cell-properties fo:padding="0.011cm" fo:border-left="1pt solid #000000" fo:border-right="none" fo:border-top="none" fo:border-bottom="1pt solid #000000"/>
    </style:style>
    <style:style style:name="Таблица11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1" style:family="table-cell">
      <style:table-cell-properties fo:padding="0.011cm" fo:border-left="1pt solid #000000" fo:border-right="none" fo:border-top="none" fo:border-bottom="1pt solid #000000"/>
    </style:style>
    <style:style style:name="Таблица11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2" style:family="table">
      <style:table-properties style:width="17.022cm" fo:margin-left="0cm" table:align="left"/>
    </style:style>
    <style:style style:name="Таблица12.A" style:family="table-column">
      <style:table-column-properties style:column-width="5.41cm"/>
    </style:style>
    <style:style style:name="Таблица12.B" style:family="table-column">
      <style:table-column-properties style:column-width="11.61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4.313cm"/>
    </style:style>
    <style:style style:name="Таблица13.B" style:family="table-column">
      <style:table-column-properties style:column-width="12.7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4.313cm"/>
    </style:style>
    <style:style style:name="Таблица14.B" style:family="table-column">
      <style:table-column-properties style:column-width="12.7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.013cm" fo:margin-left="0cm" table:align="left" style:shadow="none"/>
    </style:style>
    <style:style style:name="Таблица15.A" style:family="table-column">
      <style:table-column-properties style:column-width="2.699cm"/>
    </style:style>
    <style:style style:name="Таблица15.B" style:family="table-column">
      <style:table-column-properties style:column-width="14.314cm"/>
    </style:style>
    <style:style style:name="Таблица1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5.A2" style:family="table-cell">
      <style:table-cell-properties fo:padding="0.011cm" fo:border-left="1pt solid #000000" fo:border-right="none" fo:border-top="none" fo:border-bottom="1pt solid #000000"/>
    </style:style>
    <style:style style:name="Таблица1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6" style:family="table">
      <style:table-properties style:width="17.013cm" fo:margin-left="0cm" table:align="left" style:shadow="none"/>
    </style:style>
    <style:style style:name="Таблица16.A" style:family="table-column">
      <style:table-column-properties style:column-width="2.699cm"/>
    </style:style>
    <style:style style:name="Таблица16.B" style:family="table-column">
      <style:table-column-properties style:column-width="14.314cm"/>
    </style:style>
    <style:style style:name="Таблица1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6.A2" style:family="table-cell">
      <style:table-cell-properties fo:padding="0.011cm" fo:border-left="1pt solid #000000" fo:border-right="none" fo:border-top="none" fo:border-bottom="1pt solid #000000"/>
    </style:style>
    <style:style style:name="Таблица1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7" style:family="table">
      <style:table-properties style:width="17.013cm" fo:margin-left="0cm" table:align="left" style:shadow="none"/>
    </style:style>
    <style:style style:name="Таблица17.A" style:family="table-column">
      <style:table-column-properties style:column-width="2.699cm"/>
    </style:style>
    <style:style style:name="Таблица17.B" style:family="table-column">
      <style:table-column-properties style:column-width="14.314cm"/>
    </style:style>
    <style:style style:name="Таблица1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7.A2" style:family="table-cell">
      <style:table-cell-properties fo:padding="0.011cm" fo:border-left="1pt solid #000000" fo:border-right="none" fo:border-top="none" fo:border-bottom="1pt solid #000000"/>
    </style:style>
    <style:style style:name="Таблица1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8" style:family="table">
      <style:table-properties style:width="17.013cm" fo:margin-left="0cm" table:align="left" style:shadow="none"/>
    </style:style>
    <style:style style:name="Таблица18.A" style:family="table-column">
      <style:table-column-properties style:column-width="2.699cm"/>
    </style:style>
    <style:style style:name="Таблица18.B" style:family="table-column">
      <style:table-column-properties style:column-width="14.314cm"/>
    </style:style>
    <style:style style:name="Таблица1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8.A2" style:family="table-cell">
      <style:table-cell-properties fo:padding="0.011cm" fo:border-left="1pt solid #000000" fo:border-right="none" fo:border-top="none" fo:border-bottom="1pt solid #000000"/>
    </style:style>
    <style:style style:name="Таблица1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" style:family="table">
      <style:table-properties style:width="17.013cm" fo:margin-left="0cm" table:align="left" style:shadow="none"/>
    </style:style>
    <style:style style:name="Таблица19.A" style:family="table-column">
      <style:table-column-properties style:column-width="2.699cm"/>
    </style:style>
    <style:style style:name="Таблица19.B" style:family="table-column">
      <style:table-column-properties style:column-width="14.314cm"/>
    </style:style>
    <style:style style:name="Таблица1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9.A2" style:family="table-cell">
      <style:table-cell-properties fo:padding="0.011cm" fo:border-left="1pt solid #000000" fo:border-right="none" fo:border-top="none" fo:border-bottom="1pt solid #000000"/>
    </style:style>
    <style:style style:name="Таблица1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.A3" style:family="table-cell">
      <style:table-cell-properties fo:padding="0.011cm" fo:border-left="1pt solid #000000" fo:border-right="none" fo:border-top="none" fo:border-bottom="1pt solid #000000"/>
    </style:style>
    <style:style style:name="Таблица1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" style:family="table">
      <style:table-properties style:width="17.013cm" fo:margin-left="0cm" table:align="left" style:shadow="none"/>
    </style:style>
    <style:style style:name="Таблица20.A" style:family="table-column">
      <style:table-column-properties style:column-width="2.699cm"/>
    </style:style>
    <style:style style:name="Таблица20.B" style:family="table-column">
      <style:table-column-properties style:column-width="14.314cm"/>
    </style:style>
    <style:style style:name="Таблица2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0.A2" style:family="table-cell">
      <style:table-cell-properties fo:padding="0.011cm" fo:border-left="1pt solid #000000" fo:border-right="none" fo:border-top="none" fo:border-bottom="1pt solid #000000"/>
    </style:style>
    <style:style style:name="Таблица2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.A3" style:family="table-cell">
      <style:table-cell-properties fo:padding="0.011cm" fo:border-left="1pt solid #000000" fo:border-right="none" fo:border-top="none" fo:border-bottom="1pt solid #000000"/>
    </style:style>
    <style:style style:name="Таблица2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" style:family="table">
      <style:table-properties style:width="17.013cm" fo:margin-left="0cm" table:align="left" style:shadow="none"/>
    </style:style>
    <style:style style:name="Таблица21.A" style:family="table-column">
      <style:table-column-properties style:column-width="2.699cm"/>
    </style:style>
    <style:style style:name="Таблица21.B" style:family="table-column">
      <style:table-column-properties style:column-width="14.314cm"/>
    </style:style>
    <style:style style:name="Таблица2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1.A2" style:family="table-cell">
      <style:table-cell-properties fo:padding="0.011cm" fo:border-left="1pt solid #000000" fo:border-right="none" fo:border-top="none" fo:border-bottom="1pt solid #000000"/>
    </style:style>
    <style:style style:name="Таблица2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.A3" style:family="table-cell">
      <style:table-cell-properties fo:padding="0.011cm" fo:border-left="1pt solid #000000" fo:border-right="none" fo:border-top="none" fo:border-bottom="1pt solid #000000"/>
    </style:style>
    <style:style style:name="Таблица2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" style:family="table">
      <style:table-properties style:width="17.013cm" fo:margin-left="0cm" table:align="left" style:shadow="none"/>
    </style:style>
    <style:style style:name="Таблица22.A" style:family="table-column">
      <style:table-column-properties style:column-width="2.699cm"/>
    </style:style>
    <style:style style:name="Таблица22.B" style:family="table-column">
      <style:table-column-properties style:column-width="14.314cm"/>
    </style:style>
    <style:style style:name="Таблица2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2.A2" style:family="table-cell">
      <style:table-cell-properties fo:padding="0.011cm" fo:border-left="1pt solid #000000" fo:border-right="none" fo:border-top="none" fo:border-bottom="1pt solid #000000"/>
    </style:style>
    <style:style style:name="Таблица2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.A3" style:family="table-cell">
      <style:table-cell-properties fo:padding="0.011cm" fo:border-left="1pt solid #000000" fo:border-right="none" fo:border-top="none" fo:border-bottom="1pt solid #000000"/>
    </style:style>
    <style:style style:name="Таблица2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" style:family="table">
      <style:table-properties style:width="17.013cm" fo:margin-left="0cm" table:align="left" style:shadow="none"/>
    </style:style>
    <style:style style:name="Таблица23.A" style:family="table-column">
      <style:table-column-properties style:column-width="2.699cm"/>
    </style:style>
    <style:style style:name="Таблица23.B" style:family="table-column">
      <style:table-column-properties style:column-width="14.314cm"/>
    </style:style>
    <style:style style:name="Таблица2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3.A2" style:family="table-cell">
      <style:table-cell-properties fo:padding="0.011cm" fo:border-left="1pt solid #000000" fo:border-right="none" fo:border-top="none" fo:border-bottom="1pt solid #000000"/>
    </style:style>
    <style:style style:name="Таблица2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.A3" style:family="table-cell">
      <style:table-cell-properties fo:padding="0.011cm" fo:border-left="1pt solid #000000" fo:border-right="none" fo:border-top="none" fo:border-bottom="1pt solid #000000"/>
    </style:style>
    <style:style style:name="Таблица2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" style:family="table">
      <style:table-properties style:width="17.013cm" fo:margin-left="0cm" table:align="left" style:shadow="none"/>
    </style:style>
    <style:style style:name="Таблица24.A" style:family="table-column">
      <style:table-column-properties style:column-width="2.699cm"/>
    </style:style>
    <style:style style:name="Таблица24.B" style:family="table-column">
      <style:table-column-properties style:column-width="14.314cm"/>
    </style:style>
    <style:style style:name="Таблица2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4.A2" style:family="table-cell">
      <style:table-cell-properties fo:padding="0.011cm" fo:border-left="1pt solid #000000" fo:border-right="none" fo:border-top="none" fo:border-bottom="1pt solid #000000"/>
    </style:style>
    <style:style style:name="Таблица2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.A3" style:family="table-cell">
      <style:table-cell-properties fo:padding="0.011cm" fo:border-left="1pt solid #000000" fo:border-right="none" fo:border-top="none" fo:border-bottom="1pt solid #000000"/>
    </style:style>
    <style:style style:name="Таблица2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" style:family="table">
      <style:table-properties style:width="17.013cm" fo:margin-left="0cm" table:align="left" style:shadow="none"/>
    </style:style>
    <style:style style:name="Таблица25.A" style:family="table-column">
      <style:table-column-properties style:column-width="2.699cm"/>
    </style:style>
    <style:style style:name="Таблица25.B" style:family="table-column">
      <style:table-column-properties style:column-width="14.314cm"/>
    </style:style>
    <style:style style:name="Таблица2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5.A2" style:family="table-cell">
      <style:table-cell-properties fo:padding="0.011cm" fo:border-left="1pt solid #000000" fo:border-right="none" fo:border-top="none" fo:border-bottom="1pt solid #000000"/>
    </style:style>
    <style:style style:name="Таблица2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.A3" style:family="table-cell">
      <style:table-cell-properties fo:padding="0.011cm" fo:border-left="1pt solid #000000" fo:border-right="none" fo:border-top="none" fo:border-bottom="1pt solid #000000"/>
    </style:style>
    <style:style style:name="Таблица2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" style:family="table">
      <style:table-properties style:width="17.013cm" fo:margin-left="0cm" table:align="left" style:shadow="none"/>
    </style:style>
    <style:style style:name="Таблица26.A" style:family="table-column">
      <style:table-column-properties style:column-width="2.699cm"/>
    </style:style>
    <style:style style:name="Таблица26.B" style:family="table-column">
      <style:table-column-properties style:column-width="14.314cm"/>
    </style:style>
    <style:style style:name="Таблица2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6.A2" style:family="table-cell">
      <style:table-cell-properties fo:padding="0.011cm" fo:border-left="1pt solid #000000" fo:border-right="none" fo:border-top="none" fo:border-bottom="1pt solid #000000"/>
    </style:style>
    <style:style style:name="Таблица2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.A3" style:family="table-cell">
      <style:table-cell-properties fo:padding="0.011cm" fo:border-left="1pt solid #000000" fo:border-right="none" fo:border-top="none" fo:border-bottom="1pt solid #000000"/>
    </style:style>
    <style:style style:name="Таблица2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" style:family="table">
      <style:table-properties style:width="17.013cm" fo:margin-left="0cm" table:align="left" style:shadow="none"/>
    </style:style>
    <style:style style:name="Таблица27.A" style:family="table-column">
      <style:table-column-properties style:column-width="2.699cm"/>
    </style:style>
    <style:style style:name="Таблица27.B" style:family="table-column">
      <style:table-column-properties style:column-width="14.314cm"/>
    </style:style>
    <style:style style:name="Таблица2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7.A2" style:family="table-cell">
      <style:table-cell-properties fo:padding="0.011cm" fo:border-left="1pt solid #000000" fo:border-right="none" fo:border-top="none" fo:border-bottom="1pt solid #000000"/>
    </style:style>
    <style:style style:name="Таблица2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3" style:family="table-cell">
      <style:table-cell-properties fo:padding="0.011cm" fo:border-left="1pt solid #000000" fo:border-right="none" fo:border-top="none" fo:border-bottom="1pt solid #000000"/>
    </style:style>
    <style:style style:name="Таблица2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4" style:family="table-cell">
      <style:table-cell-properties fo:padding="0.011cm" fo:border-left="1pt solid #000000" fo:border-right="none" fo:border-top="none" fo:border-bottom="1pt solid #000000"/>
    </style:style>
    <style:style style:name="Таблица2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5" style:family="table-cell">
      <style:table-cell-properties fo:padding="0.011cm" fo:border-left="1pt solid #000000" fo:border-right="none" fo:border-top="none" fo:border-bottom="1pt solid #000000"/>
    </style:style>
    <style:style style:name="Таблица2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6" style:family="table-cell">
      <style:table-cell-properties fo:padding="0.011cm" fo:border-left="1pt solid #000000" fo:border-right="none" fo:border-top="none" fo:border-bottom="1pt solid #000000"/>
    </style:style>
    <style:style style:name="Таблица2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8" style:family="table">
      <style:table-properties style:width="17.013cm" fo:margin-left="0cm" table:align="left" style:shadow="none"/>
    </style:style>
    <style:style style:name="Таблица28.A" style:family="table-column">
      <style:table-column-properties style:column-width="2.699cm"/>
    </style:style>
    <style:style style:name="Таблица28.B" style:family="table-column">
      <style:table-column-properties style:column-width="14.314cm"/>
    </style:style>
    <style:style style:name="Таблица2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8.A2" style:family="table-cell">
      <style:table-cell-properties fo:padding="0.011cm" fo:border-left="1pt solid #000000" fo:border-right="none" fo:border-top="none" fo:border-bottom="1pt solid #000000"/>
    </style:style>
    <style:style style:name="Таблица2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9" style:family="table">
      <style:table-properties style:width="17.013cm" fo:margin-left="0cm" table:align="left" style:shadow="none"/>
    </style:style>
    <style:style style:name="Таблица29.A" style:family="table-column">
      <style:table-column-properties style:column-width="2.699cm"/>
    </style:style>
    <style:style style:name="Таблица29.B" style:family="table-column">
      <style:table-column-properties style:column-width="14.314cm"/>
    </style:style>
    <style:style style:name="Таблица2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9.A2" style:family="table-cell">
      <style:table-cell-properties fo:padding="0.011cm" fo:border-left="1pt solid #000000" fo:border-right="none" fo:border-top="none" fo:border-bottom="1pt solid #000000"/>
    </style:style>
    <style:style style:name="Таблица2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0" style:family="table">
      <style:table-properties style:width="17.013cm" fo:margin-left="0cm" table:align="left" style:shadow="none"/>
    </style:style>
    <style:style style:name="Таблица30.A" style:family="table-column">
      <style:table-column-properties style:column-width="2.699cm"/>
    </style:style>
    <style:style style:name="Таблица30.B" style:family="table-column">
      <style:table-column-properties style:column-width="14.314cm"/>
    </style:style>
    <style:style style:name="Таблица3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0.A2" style:family="table-cell">
      <style:table-cell-properties fo:padding="0.011cm" fo:border-left="1pt solid #000000" fo:border-right="none" fo:border-top="none" fo:border-bottom="1pt solid #000000"/>
    </style:style>
    <style:style style:name="Таблица3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1" style:family="table">
      <style:table-properties style:width="17.013cm" fo:margin-left="0cm" table:align="left" style:shadow="none"/>
    </style:style>
    <style:style style:name="Таблица31.A" style:family="table-column">
      <style:table-column-properties style:column-width="2.699cm"/>
    </style:style>
    <style:style style:name="Таблица31.B" style:family="table-column">
      <style:table-column-properties style:column-width="14.314cm"/>
    </style:style>
    <style:style style:name="Таблица3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1.A2" style:family="table-cell">
      <style:table-cell-properties fo:padding="0.011cm" fo:border-left="1pt solid #000000" fo:border-right="none" fo:border-top="none" fo:border-bottom="1pt solid #000000"/>
    </style:style>
    <style:style style:name="Таблица3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2" style:family="table">
      <style:table-properties style:width="17.013cm" fo:margin-left="0cm" table:align="left" style:shadow="none"/>
    </style:style>
    <style:style style:name="Таблица32.A" style:family="table-column">
      <style:table-column-properties style:column-width="2.699cm"/>
    </style:style>
    <style:style style:name="Таблица32.B" style:family="table-column">
      <style:table-column-properties style:column-width="14.314cm"/>
    </style:style>
    <style:style style:name="Таблица3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2.A2" style:family="table-cell">
      <style:table-cell-properties fo:padding="0.011cm" fo:border-left="1pt solid #000000" fo:border-right="none" fo:border-top="none" fo:border-bottom="1pt solid #000000"/>
    </style:style>
    <style:style style:name="Таблица3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" style:family="table">
      <style:table-properties style:width="17.013cm" fo:margin-left="0cm" table:align="left" style:shadow="none"/>
    </style:style>
    <style:style style:name="Таблица33.A" style:family="table-column">
      <style:table-column-properties style:column-width="2.699cm"/>
    </style:style>
    <style:style style:name="Таблица33.B" style:family="table-column">
      <style:table-column-properties style:column-width="14.314cm"/>
    </style:style>
    <style:style style:name="Таблица3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3.A2" style:family="table-cell">
      <style:table-cell-properties fo:padding="0.011cm" fo:border-left="1pt solid #000000" fo:border-right="none" fo:border-top="none" fo:border-bottom="1pt solid #000000"/>
    </style:style>
    <style:style style:name="Таблица3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.A3" style:family="table-cell">
      <style:table-cell-properties fo:padding="0.011cm" fo:border-left="1pt solid #000000" fo:border-right="none" fo:border-top="none" fo:border-bottom="1pt solid #000000"/>
    </style:style>
    <style:style style:name="Таблица3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" style:family="table">
      <style:table-properties style:width="17.013cm" fo:margin-left="0cm" table:align="left" style:shadow="none"/>
    </style:style>
    <style:style style:name="Таблица34.A" style:family="table-column">
      <style:table-column-properties style:column-width="2.699cm"/>
    </style:style>
    <style:style style:name="Таблица34.B" style:family="table-column">
      <style:table-column-properties style:column-width="14.314cm"/>
    </style:style>
    <style:style style:name="Таблица3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4.A2" style:family="table-cell">
      <style:table-cell-properties fo:padding="0.011cm" fo:border-left="1pt solid #000000" fo:border-right="none" fo:border-top="none" fo:border-bottom="1pt solid #000000"/>
    </style:style>
    <style:style style:name="Таблица3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3" style:family="table-cell">
      <style:table-cell-properties fo:padding="0.011cm" fo:border-left="1pt solid #000000" fo:border-right="none" fo:border-top="none" fo:border-bottom="1pt solid #000000"/>
    </style:style>
    <style:style style:name="Таблица3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4" style:family="table-cell">
      <style:table-cell-properties fo:padding="0.011cm" fo:border-left="1pt solid #000000" fo:border-right="none" fo:border-top="none" fo:border-bottom="1pt solid #000000"/>
    </style:style>
    <style:style style:name="Таблица3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5" style:family="table-cell">
      <style:table-cell-properties fo:padding="0.011cm" fo:border-left="1pt solid #000000" fo:border-right="none" fo:border-top="none" fo:border-bottom="1pt solid #000000"/>
    </style:style>
    <style:style style:name="Таблица3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6" style:family="table-cell">
      <style:table-cell-properties fo:padding="0.011cm" fo:border-left="1pt solid #000000" fo:border-right="none" fo:border-top="none" fo:border-bottom="1pt solid #000000"/>
    </style:style>
    <style:style style:name="Таблица34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" style:family="table">
      <style:table-properties style:width="17.013cm" fo:margin-left="0cm" table:align="left" style:shadow="none"/>
    </style:style>
    <style:style style:name="Таблица35.A" style:family="table-column">
      <style:table-column-properties style:column-width="2.699cm"/>
    </style:style>
    <style:style style:name="Таблица35.B" style:family="table-column">
      <style:table-column-properties style:column-width="14.314cm"/>
    </style:style>
    <style:style style:name="Таблица3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5.A2" style:family="table-cell">
      <style:table-cell-properties fo:padding="0.011cm" fo:border-left="1pt solid #000000" fo:border-right="none" fo:border-top="none" fo:border-bottom="1pt solid #000000"/>
    </style:style>
    <style:style style:name="Таблица3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3" style:family="table-cell">
      <style:table-cell-properties fo:padding="0.011cm" fo:border-left="1pt solid #000000" fo:border-right="none" fo:border-top="none" fo:border-bottom="1pt solid #000000"/>
    </style:style>
    <style:style style:name="Таблица3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4" style:family="table-cell">
      <style:table-cell-properties fo:padding="0.011cm" fo:border-left="1pt solid #000000" fo:border-right="none" fo:border-top="none" fo:border-bottom="1pt solid #000000"/>
    </style:style>
    <style:style style:name="Таблица3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5" style:family="table-cell">
      <style:table-cell-properties fo:padding="0.011cm" fo:border-left="1pt solid #000000" fo:border-right="none" fo:border-top="none" fo:border-bottom="1pt solid #000000"/>
    </style:style>
    <style:style style:name="Таблица3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6" style:family="table-cell">
      <style:table-cell-properties fo:padding="0.011cm" fo:border-left="1pt solid #000000" fo:border-right="none" fo:border-top="none" fo:border-bottom="1pt solid #000000"/>
    </style:style>
    <style:style style:name="Таблица3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6" style:family="table">
      <style:table-properties style:width="17.013cm" fo:margin-left="0cm" table:align="left" style:shadow="none"/>
    </style:style>
    <style:style style:name="Таблица36.A" style:family="table-column">
      <style:table-column-properties style:column-width="2.699cm"/>
    </style:style>
    <style:style style:name="Таблица36.B" style:family="table-column">
      <style:table-column-properties style:column-width="14.314cm"/>
    </style:style>
    <style:style style:name="Таблица3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6.A2" style:family="table-cell">
      <style:table-cell-properties fo:padding="0.011cm" fo:border-left="1pt solid #000000" fo:border-right="none" fo:border-top="none" fo:border-bottom="1pt solid #000000"/>
    </style:style>
    <style:style style:name="Таблица36.B2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0cd6007" style:font-size-asian="12pt" style:font-size-complex="12pt"/>
    </style:style>
    <style:style style:name="P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0c8711c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a760f" officeooo:paragraph-rsid="00b2cfc8" style:font-size-asian="12pt" style:font-size-complex="12pt"/>
    </style:style>
    <style:style style:name="P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0b2cfc8" style:font-size-asian="12pt" style:font-size-complex="12pt"/>
    </style:style>
    <style:style style:name="P1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1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font-style="italic" officeooo:rsid="00c13b24" officeooo:paragraph-rsid="00c13b24" style:font-size-asian="12pt" style:font-style-asian="italic" style:font-size-complex="12pt" style:font-style-complex="italic"/>
    </style:style>
    <style:style style:name="P17" style:family="paragraph" style:parent-style-name="Text_20_body">
      <style:paragraph-properties fo:margin-left="0.101cm" fo:margin-right="0cm" fo:margin-top="0cm" fo:margin-bottom="0cm" style:contextual-spacing="false" fo:text-indent="0cm" style:auto-text-indent="false"/>
      <style:text-properties officeooo:paragraph-rsid="020d468e"/>
    </style:style>
    <style:style style:name="P18" style:family="paragraph" style:parent-style-name="Title">
      <style:paragraph-properties fo:margin-left="0.101cm" fo:margin-right="0cm" fo:margin-top="0cm" fo:margin-bottom="0cm" style:contextual-spacing="false" fo:text-indent="0cm" style:auto-text-indent="false"/>
      <style:text-properties fo:font-size="18pt" style:font-size-asian="18pt" style:font-size-complex="18pt"/>
    </style:style>
    <style:style style:name="P1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text-properties officeooo:rsid="0314fa7e" officeooo:paragraph-rsid="0314fa7e"/>
    </style:style>
    <style:style style:name="P22" style:family="paragraph" style:parent-style-name="Standard">
      <style:text-properties officeooo:rsid="0314fa7e" officeooo:paragraph-rsid="03169cec"/>
    </style:style>
    <style:style style:name="P23" style:family="paragraph" style:parent-style-name="Standard">
      <style:text-properties fo:language="en" fo:country="US" officeooo:rsid="031723f3" officeooo:paragraph-rsid="031723f3"/>
    </style:style>
    <style:style style:name="P24" style:family="paragraph" style:parent-style-name="Standard">
      <style:text-properties fo:language="en" fo:country="US" officeooo:rsid="031b1e5c" officeooo:paragraph-rsid="031b1e5c"/>
    </style:style>
    <style:style style:name="P25" style:family="paragraph" style:parent-style-name="Standard">
      <style:text-properties fo:language="en" fo:country="US" officeooo:rsid="031b1e5c" officeooo:paragraph-rsid="031c34e1"/>
    </style:style>
    <style:style style:name="P26" style:family="paragraph" style:parent-style-name="Standard">
      <style:text-properties fo:language="en" fo:country="US" officeooo:rsid="031c34e1" officeooo:paragraph-rsid="031c34e1"/>
    </style:style>
    <style:style style:name="P27" style:family="paragraph" style:parent-style-name="Standard">
      <style:text-properties fo:language="en" fo:country="US" officeooo:rsid="0384e004" officeooo:paragraph-rsid="0384e004"/>
    </style:style>
    <style:style style:name="P28" style:family="paragraph" style:parent-style-name="Standard">
      <style:text-properties officeooo:rsid="0384e004" officeooo:paragraph-rsid="0384e004"/>
    </style:style>
    <style:style style:name="P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1b8b6e7" style:font-size-asian="12pt" style:font-size-complex="12pt"/>
    </style:style>
    <style:style style:name="P3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1422477" style:font-size-asian="12pt" style:font-size-complex="12pt"/>
    </style:style>
    <style:style style:name="P31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0b44340" style:font-size-asian="12pt" style:font-size-complex="12pt"/>
    </style:style>
    <style:style style:name="P33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34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7ed8d" officeooo:paragraph-rsid="0257ed8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865df" officeooo:paragraph-rsid="025865df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b2ae2" officeooo:paragraph-rsid="025b2ae2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e119c" officeooo:paragraph-rsid="025e119c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25fd54e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2d58e" officeooo:paragraph-rsid="0262d58e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fd53c" officeooo:paragraph-rsid="026fd53c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2718ace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723aa2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7c96f3" style:font-size-asian="12pt" style:font-weight-asian="bold" style:font-size-complex="12pt" style:font-weight-complex="bold"/>
    </style:style>
    <style:style style:name="P4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346f0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4131c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c96f3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a346f0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5236d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86f84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c96f3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346f0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9e3fd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b103ad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d2a30a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e2c631" style:font-size-asian="12pt" style:font-weight-asian="bold" style:font-size-complex="12pt" style:font-weight-complex="bold"/>
    </style:style>
    <style:style style:name="P5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3d5ed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8907c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310c0d" style:font-size-asian="12pt" style:font-weight-asian="bold" style:font-size-complex="12pt" style:font-weight-complex="bold"/>
    </style:style>
    <style:style style:name="P6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5c248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78a83" style:font-size-asian="12pt" style:font-weight-asian="bold" style:font-size-complex="12pt" style:font-weight-complex="bold"/>
    </style:style>
    <style:style style:name="P6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b3ce6" style:font-size-asian="12pt" style:font-weight-asian="bold" style:font-size-complex="12pt" style:font-weight-complex="bold"/>
    </style:style>
    <style:style style:name="P6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d69c4" style:font-size-asian="12pt" style:font-weight-asian="bold" style:font-size-complex="12pt" style:font-weight-complex="bold"/>
    </style:style>
    <style:style style:name="P6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07405" style:font-size-asian="12pt" style:font-weight-asian="bold" style:font-size-complex="12pt" style:font-weight-complex="bold"/>
    </style:style>
    <style:style style:name="P6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179b8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6b083" style:font-size-asian="12pt" style:font-weight-asian="bold" style:font-size-complex="12pt" style:font-weight-complex="bold"/>
    </style:style>
    <style:style style:name="P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fd11d" style:font-size-asian="12pt" style:font-weight-asian="bold" style:font-size-complex="12pt" style:font-weight-complex="bold"/>
    </style:style>
    <style:style style:name="P6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71723c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7e19ca" style:font-size-asian="12pt" style:font-weight-asian="bold" style:font-size-complex="12pt" style:font-weight-complex="bold"/>
    </style:style>
    <style:style style:name="P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798f50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7c96f3" style:font-size-asian="12pt" style:font-weight-asian="bold" style:font-size-complex="12pt" style:font-weight-complex="bold"/>
    </style:style>
    <style:style style:name="P7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346f0" style:font-size-asian="12pt" style:font-weight-asian="bold" style:font-size-complex="12pt" style:font-weight-complex="bold"/>
    </style:style>
    <style:style style:name="P7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4f7f5" style:font-size-asian="12pt" style:font-weight-asian="bold" style:font-size-complex="12pt" style:font-weight-complex="bold"/>
    </style:style>
    <style:style style:name="P7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9e3fd" style:font-size-asian="12pt" style:font-weight-asian="bold" style:font-size-complex="12pt" style:font-weight-complex="bold"/>
    </style:style>
    <style:style style:name="P7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b103ad" style:font-size-asian="12pt" style:font-weight-asian="bold" style:font-size-complex="12pt" style:font-weight-complex="bold"/>
    </style:style>
    <style:style style:name="P7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d2a30a" style:font-size-asian="12pt" style:font-weight-asian="bold" style:font-size-complex="12pt" style:font-weight-complex="bold"/>
    </style:style>
    <style:style style:name="P7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e2c631" style:font-size-asian="12pt" style:font-weight-asian="bold" style:font-size-complex="12pt" style:font-weight-complex="bold"/>
    </style:style>
    <style:style style:name="P7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f3d5ed" style:font-size-asian="12pt" style:font-weight-asian="bold" style:font-size-complex="12pt" style:font-weight-complex="bold"/>
    </style:style>
    <style:style style:name="P7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f8907c" style:font-size-asian="12pt" style:font-weight-asian="bold" style:font-size-complex="12pt" style:font-weight-complex="bold"/>
    </style:style>
    <style:style style:name="P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310c0d" style:font-size-asian="12pt" style:font-weight-asian="bold" style:font-size-complex="12pt" style:font-weight-complex="bold"/>
    </style:style>
    <style:style style:name="P8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5c248" style:font-size-asian="12pt" style:font-weight-asian="bold" style:font-size-complex="12pt" style:font-weight-complex="bold"/>
    </style:style>
    <style:style style:name="P8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78a83" style:font-size-asian="12pt" style:font-weight-asian="bold" style:font-size-complex="12pt" style:font-weight-complex="bold"/>
    </style:style>
    <style:style style:name="P8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b3ce6" style:font-size-asian="12pt" style:font-weight-asian="bold" style:font-size-complex="12pt" style:font-weight-complex="bold"/>
    </style:style>
    <style:style style:name="P8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d69c4" style:font-size-asian="12pt" style:font-weight-asian="bold" style:font-size-complex="12pt" style:font-weight-complex="bold"/>
    </style:style>
    <style:style style:name="P8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4d17b" style:font-size-asian="12pt" style:font-weight-asian="bold" style:font-size-complex="12pt" style:font-weight-complex="bold"/>
    </style:style>
    <style:style style:name="P8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68b68" style:font-size-asian="12pt" style:font-weight-asian="bold" style:font-size-complex="12pt" style:font-weight-complex="bold"/>
    </style:style>
    <style:style style:name="P8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7ddc6" style:font-size-asian="12pt" style:font-weight-asian="bold" style:font-size-complex="12pt" style:font-weight-complex="bold"/>
    </style:style>
    <style:style style:name="P8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9ac9a" style:font-size-asian="12pt" style:font-weight-asian="bold" style:font-size-complex="12pt" style:font-weight-complex="bold"/>
    </style:style>
    <style:style style:name="P8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df003" style:font-size-asian="12pt" style:font-weight-asian="bold" style:font-size-complex="12pt" style:font-weight-complex="bold"/>
    </style:style>
    <style:style style:name="P9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07405" style:font-size-asian="12pt" style:font-weight-asian="bold" style:font-size-complex="12pt" style:font-weight-complex="bold"/>
    </style:style>
    <style:style style:name="P9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179b8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6b083" style:font-size-asian="12pt" style:font-weight-asian="bold" style:font-size-complex="12pt" style:font-weight-complex="bold"/>
    </style:style>
    <style:style style:name="P9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fd11d" style:font-size-asian="12pt" style:font-weight-asian="bold" style:font-size-complex="12pt" style:font-weight-complex="bold"/>
    </style:style>
    <style:style style:name="P9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71723c" style:font-size-asian="12pt" style:font-weight-asian="bold" style:font-size-complex="12pt" style:font-weight-complex="bold"/>
    </style:style>
    <style:style style:name="P9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7e19ca" style:font-size-asian="12pt" style:font-weight-asian="bold" style:font-size-complex="12pt" style:font-weight-complex="bold"/>
    </style:style>
    <style:style style:name="P9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7e238e" style:font-size-asian="12pt" style:font-weight-asian="bold" style:font-size-complex="12pt" style:font-weight-complex="bold"/>
    </style:style>
    <style:style style:name="P9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8fc739" style:font-size-asian="12pt" style:font-weight-asian="bold" style:font-size-complex="12pt" style:font-weight-complex="bold"/>
    </style:style>
    <style:style style:name="P9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37696" officeooo:paragraph-rsid="02a37696" style:font-size-asian="12pt" style:font-weight-asian="bold" style:font-size-complex="12pt" style:font-weight-complex="bold"/>
    </style:style>
    <style:style style:name="P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37696" officeooo:paragraph-rsid="02a4f7f5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37696" officeooo:paragraph-rsid="02a9e3fd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37696" officeooo:paragraph-rsid="02b103ad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58d80" officeooo:paragraph-rsid="02cbd5ef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b103ad" style:font-size-asian="12pt" style:font-weight-asian="bold" style:font-size-complex="12pt" style:font-weight-complex="bold"/>
    </style:style>
    <style:style style:name="P1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cbd5ef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2f3d5ed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310c0d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5c248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78a83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b3ce6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607405" style:font-size-asian="12pt" style:font-weight-asian="bold" style:font-size-complex="12pt" style:font-weight-complex="bold"/>
    </style:style>
    <style:style style:name="P1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6179b8" style:font-size-asian="12pt" style:font-weight-asian="bold" style:font-size-complex="12pt" style:font-weight-complex="bold"/>
    </style:style>
    <style:style style:name="P1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7e19ca" style:font-size-asian="12pt" style:font-weight-asian="bold" style:font-size-complex="12pt" style:font-weight-complex="bold"/>
    </style:style>
    <style:style style:name="P1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010f3b" officeooo:paragraph-rsid="03010f3b" style:font-size-asian="12pt" style:font-weight-asian="bold" style:font-size-complex="12pt" style:font-weight-complex="bold"/>
    </style:style>
    <style:style style:name="P1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126bca1" officeooo:paragraph-rsid="033c8069" style:font-size-asian="12pt" style:font-weight-asian="bold" style:font-size-complex="12pt" style:font-weight-complex="bold"/>
    </style:style>
    <style:style style:name="P1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33c8069" style:font-size-asian="12pt" style:font-weight-asian="bold" style:font-size-complex="12pt" style:font-weight-complex="bold"/>
    </style:style>
    <style:style style:name="P1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4df76" officeooo:paragraph-rsid="0344df76" style:font-size-asian="12pt" style:font-weight-asian="bold" style:font-size-complex="12pt" style:font-weight-complex="bold"/>
    </style:style>
    <style:style style:name="P1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78a83" officeooo:paragraph-rsid="03478a83" style:font-size-asian="12pt" style:font-weight-asian="bold" style:font-size-complex="12pt" style:font-weight-complex="bold"/>
    </style:style>
    <style:style style:name="P1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4d69c4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4d17b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68b68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7ddc6" style:font-size-asian="12pt" style:font-weight-asian="bold" style:font-size-complex="12pt" style:font-weight-complex="bold"/>
    </style:style>
    <style:style style:name="P1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9ac9a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df003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07405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179b8" style:font-size-asian="12pt" style:font-weight-asian="bold" style:font-size-complex="12pt" style:font-weight-complex="bold"/>
    </style:style>
    <style:style style:name="P1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6b083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fd11d" style:font-size-asian="12pt" style:font-weight-asian="bold" style:font-size-complex="12pt" style:font-weight-complex="bold"/>
    </style:style>
    <style:style style:name="P1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71723c" style:font-size-asian="12pt" style:font-weight-asian="bold" style:font-size-complex="12pt" style:font-weight-complex="bold"/>
    </style:style>
    <style:style style:name="P1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568b68" officeooo:paragraph-rsid="03568b68" style:font-size-asian="12pt" style:font-weight-asian="bold" style:font-size-complex="12pt" style:font-weight-complex="bold"/>
    </style:style>
    <style:style style:name="P1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568b68" officeooo:paragraph-rsid="0357ddc6" style:font-size-asian="12pt" style:font-weight-asian="bold" style:font-size-complex="12pt" style:font-weight-complex="bold"/>
    </style:style>
    <style:style style:name="P1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568b68" officeooo:paragraph-rsid="0359ac9a" style:font-size-asian="12pt" style:font-weight-asian="bold" style:font-size-complex="12pt" style:font-weight-complex="bold"/>
    </style:style>
    <style:style style:name="P1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568b68" officeooo:paragraph-rsid="035df003" style:font-size-asian="12pt" style:font-weight-asian="bold" style:font-size-complex="12pt" style:font-weight-complex="bold"/>
    </style:style>
    <style:style style:name="P1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66b083" officeooo:paragraph-rsid="0366b083" style:font-size-asian="12pt" style:font-weight-asian="bold" style:font-size-complex="12pt" style:font-weight-complex="bold"/>
    </style:style>
    <style:style style:name="P13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6fd11d" officeooo:paragraph-rsid="036fd11d" style:font-size-asian="12pt" style:font-weight-asian="bold" style:font-size-complex="12pt" style:font-weight-complex="bold"/>
    </style:style>
    <style:style style:name="P1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71723c" officeooo:paragraph-rsid="0371723c" style:font-size-asian="12pt" style:font-weight-asian="bold" style:font-size-complex="12pt" style:font-weight-complex="bold"/>
    </style:style>
    <style:style style:name="P1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258c261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b2ae2" officeooo:paragraph-rsid="025b2ae2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e119c" officeooo:paragraph-rsid="025e119c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c96f3" officeooo:paragraph-rsid="027c96f3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d6c23" officeooo:paragraph-rsid="027d6c23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7e238e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c739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f6aa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4d69c4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68b68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7ddc6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9ac9a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6179b8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607405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7e30be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8ff6aa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f812a" officeooo:paragraph-rsid="027f812a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0a658" officeooo:paragraph-rsid="0280a658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81dee3" style:font-size-asian="12pt" style:font-weight-asian="normal" style:font-size-complex="12pt" style:font-weight-complex="normal"/>
    </style:style>
    <style:style style:name="P15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903d41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4ad79" officeooo:paragraph-rsid="0284ad79" style:font-size-asian="12pt" style:font-weight-asian="normal" style:font-size-complex="12pt" style:font-weight-complex="normal"/>
    </style:style>
    <style:style style:name="P15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4ad79" officeooo:paragraph-rsid="028ff6aa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659c2" officeooo:paragraph-rsid="028659c2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659c2" officeooo:paragraph-rsid="02903d41" style:font-size-asian="12pt" style:font-weight-asian="normal" style:font-size-complex="12pt" style:font-weight-complex="normal"/>
    </style:style>
    <style:style style:name="P16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846be" officeooo:paragraph-rsid="028846be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c345b" officeooo:paragraph-rsid="028c345b" style:font-size-asian="12pt" style:font-weight-asian="normal" style:font-size-complex="12pt" style:font-weight-complex="normal"/>
    </style:style>
    <style:style style:name="P16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c80ab" officeooo:paragraph-rsid="028c80ab" style:font-size-asian="12pt" style:font-weight-asian="normal" style:font-size-complex="12pt" style:font-weight-complex="normal"/>
    </style:style>
    <style:style style:name="P16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e7e51" officeooo:paragraph-rsid="028e7e51" style:font-size-asian="12pt" style:font-weight-asian="normal" style:font-size-complex="12pt" style:font-weight-complex="normal"/>
    </style:style>
    <style:style style:name="P16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11fe3" officeooo:paragraph-rsid="02911fe3" style:font-size-asian="12pt" style:font-weight-asian="normal" style:font-size-complex="12pt" style:font-weight-complex="normal"/>
    </style:style>
    <style:style style:name="P16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b0d0e" officeooo:paragraph-rsid="029b0d0e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29e41c9" style:font-size-asian="12pt" style:font-weight-asian="normal" style:font-size-complex="12pt" style:font-weight-complex="normal"/>
    </style:style>
    <style:style style:name="P1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5db6" officeooo:paragraph-rsid="02a45db6" style:font-size-asian="12pt" style:font-weight-asian="normal" style:font-size-complex="12pt" style:font-weight-complex="normal"/>
    </style:style>
    <style:style style:name="P16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c32e" officeooo:paragraph-rsid="02a4c32e" style:font-size-asian="12pt" style:font-weight-asian="normal" style:font-size-complex="12pt" style:font-weight-complex="normal"/>
    </style:style>
    <style:style style:name="P1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4f7f5" style:font-size-asian="12pt" style:font-weight-asian="normal" style:font-size-complex="12pt" style:font-weight-complex="normal"/>
    </style:style>
    <style:style style:name="P1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9e3fd" style:font-size-asian="12pt" style:font-weight-asian="normal" style:font-size-complex="12pt" style:font-weight-complex="normal"/>
    </style:style>
    <style:style style:name="P1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b103ad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d2a30a" style:font-size-asian="12pt" style:font-weight-asian="normal" style:font-size-complex="12pt" style:font-weight-complex="normal"/>
    </style:style>
    <style:style style:name="P17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a4f7f5" style:font-size-asian="12pt" style:font-weight-asian="normal" style:font-size-complex="12pt" style:font-weight-complex="normal"/>
    </style:style>
    <style:style style:name="P17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a9e3fd" style:font-size-asian="12pt" style:font-weight-asian="normal" style:font-size-complex="12pt" style:font-weight-complex="normal"/>
    </style:style>
    <style:style style:name="P17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b103ad" style:font-size-asian="12pt" style:font-weight-asian="normal" style:font-size-complex="12pt" style:font-weight-complex="normal"/>
    </style:style>
    <style:style style:name="P17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d2a30a" style:font-size-asian="12pt" style:font-weight-asian="normal" style:font-size-complex="12pt" style:font-weight-complex="normal"/>
    </style:style>
    <style:style style:name="P17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58d80" style:font-size-asian="12pt" style:font-weight-asian="normal" style:font-size-complex="12pt" style:font-weight-complex="normal"/>
    </style:style>
    <style:style style:name="P17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6d125" style:font-size-asian="12pt" style:font-weight-asian="normal" style:font-size-complex="12pt" style:font-weight-complex="normal"/>
    </style:style>
    <style:style style:name="P17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79c55" style:font-size-asian="12pt" style:font-weight-asian="normal" style:font-size-complex="12pt" style:font-weight-complex="normal"/>
    </style:style>
    <style:style style:name="P1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5e63a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80c3e" style:font-size-asian="12pt" style:font-weight-asian="normal" style:font-size-complex="12pt" style:font-weight-complex="normal"/>
    </style:style>
    <style:style style:name="P18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5dc9" officeooo:paragraph-rsid="02a65dc9" style:font-size-asian="12pt" style:font-weight-asian="normal" style:font-size-complex="12pt" style:font-weight-complex="normal"/>
    </style:style>
    <style:style style:name="P18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66fdd" style:font-size-asian="12pt" style:font-weight-asian="normal" style:font-size-complex="12pt" style:font-weight-complex="normal"/>
    </style:style>
    <style:style style:name="P18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80c3e" style:font-size-asian="12pt" style:font-weight-asian="normal" style:font-size-complex="12pt" style:font-weight-complex="normal"/>
    </style:style>
    <style:style style:name="P18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a9e3fd" style:font-size-asian="12pt" style:font-weight-asian="normal" style:font-size-complex="12pt" style:font-weight-complex="normal"/>
    </style:style>
    <style:style style:name="P18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103ad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2cde5" style:font-size-asian="12pt" style:font-weight-asian="normal" style:font-size-complex="12pt" style:font-weight-complex="normal"/>
    </style:style>
    <style:style style:name="P18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cc5c0a" style:font-size-asian="12pt" style:font-weight-asian="normal" style:font-size-complex="12pt" style:font-weight-complex="normal"/>
    </style:style>
    <style:style style:name="P18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d2a30a" style:font-size-asian="12pt" style:font-weight-asian="normal" style:font-size-complex="12pt" style:font-weight-complex="normal"/>
    </style:style>
    <style:style style:name="P19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6377" officeooo:paragraph-rsid="02ad6377" style:font-size-asian="12pt" style:font-weight-asian="normal" style:font-size-complex="12pt" style:font-weight-complex="normal"/>
    </style:style>
    <style:style style:name="P19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addd08" style:font-size-asian="12pt" style:font-weight-asian="normal" style:font-size-complex="12pt" style:font-weight-complex="normal"/>
    </style:style>
    <style:style style:name="P19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b2cde5" style:font-size-asian="12pt" style:font-weight-asian="normal" style:font-size-complex="12pt" style:font-weight-complex="normal"/>
    </style:style>
    <style:style style:name="P19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bbf79c" style:font-size-asian="12pt" style:font-weight-asian="normal" style:font-size-complex="12pt" style:font-weight-complex="normal"/>
    </style:style>
    <style:style style:name="P19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cceab7" style:font-size-asian="12pt" style:font-weight-asian="normal" style:font-size-complex="12pt" style:font-weight-complex="normal"/>
    </style:style>
    <style:style style:name="P19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bf2595" style:font-size-asian="12pt" style:font-weight-asian="normal" style:font-size-complex="12pt" style:font-weight-complex="normal"/>
    </style:style>
    <style:style style:name="P19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cdeb0b" style:font-size-asian="12pt" style:font-weight-asian="normal" style:font-size-complex="12pt" style:font-weight-complex="normal"/>
    </style:style>
    <style:style style:name="P19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7ca1" officeooo:paragraph-rsid="02bf7ca1" style:font-size-asian="12pt" style:font-weight-asian="normal" style:font-size-complex="12pt" style:font-weight-complex="normal"/>
    </style:style>
    <style:style style:name="P19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bfedb6" style:font-size-asian="12pt" style:font-weight-asian="normal" style:font-size-complex="12pt" style:font-weight-complex="normal"/>
    </style:style>
    <style:style style:name="P1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d21b0d" style:font-size-asian="12pt" style:font-weight-asian="normal" style:font-size-complex="12pt" style:font-weight-complex="normal"/>
    </style:style>
    <style:style style:name="P20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c3ae0a" style:font-size-asian="12pt" style:font-weight-asian="normal" style:font-size-complex="12pt" style:font-weight-complex="normal"/>
    </style:style>
    <style:style style:name="P2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d21b0d" style:font-size-asian="12pt" style:font-weight-asian="normal" style:font-size-complex="12pt" style:font-weight-complex="normal"/>
    </style:style>
    <style:style style:name="P20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da7a" officeooo:paragraph-rsid="02d21b0d" style:font-size-asian="12pt" style:font-weight-asian="normal" style:font-size-complex="12pt" style:font-weight-complex="normal"/>
    </style:style>
    <style:style style:name="P20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98a7" officeooo:paragraph-rsid="02c798a7" style:font-size-asian="12pt" style:font-weight-asian="normal" style:font-size-complex="12pt" style:font-weight-complex="normal"/>
    </style:style>
    <style:style style:name="P2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c7e336" style:font-size-asian="12pt" style:font-weight-asian="normal" style:font-size-complex="12pt" style:font-weight-complex="normal"/>
    </style:style>
    <style:style style:name="P2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d21b0d" style:font-size-asian="12pt" style:font-weight-asian="normal" style:font-size-complex="12pt" style:font-weight-complex="normal"/>
    </style:style>
    <style:style style:name="P20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2d21b0d" style:font-size-asian="12pt" style:font-weight-asian="normal" style:font-size-complex="12pt" style:font-weight-complex="normal"/>
    </style:style>
    <style:style style:name="P20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a4a60" officeooo:paragraph-rsid="02ca4a60" style:font-size-asian="12pt" style:font-weight-asian="normal" style:font-size-complex="12pt" style:font-weight-complex="normal"/>
    </style:style>
    <style:style style:name="P20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bb8ad" officeooo:paragraph-rsid="02cbb8ad" style:font-size-asian="12pt" style:font-weight-asian="normal" style:font-size-complex="12pt" style:font-weight-complex="normal"/>
    </style:style>
    <style:style style:name="P2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2da13" style:font-size-asian="12pt" style:font-weight-asian="normal" style:font-size-complex="12pt" style:font-weight-complex="normal"/>
    </style:style>
    <style:style style:name="P2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d4b87" style:font-size-asian="12pt" style:font-weight-asian="normal" style:font-size-complex="12pt" style:font-weight-complex="normal"/>
    </style:style>
    <style:style style:name="P2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f1837" style:font-size-asian="12pt" style:font-weight-asian="normal" style:font-size-complex="12pt" style:font-weight-complex="normal"/>
    </style:style>
    <style:style style:name="P2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319515e" style:font-size-asian="12pt" style:font-weight-asian="normal" style:font-size-complex="12pt" style:font-weight-complex="normal"/>
    </style:style>
    <style:style style:name="P2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2df4237" style:font-size-asian="12pt" style:font-weight-asian="normal" style:font-size-complex="12pt" style:font-weight-complex="normal"/>
    </style:style>
    <style:style style:name="P2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521b6" officeooo:paragraph-rsid="02e1016d" style:font-size-asian="12pt" style:font-weight-asian="normal" style:font-size-complex="12pt" style:font-weight-complex="normal"/>
    </style:style>
    <style:style style:name="P2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6a03d" officeooo:paragraph-rsid="02e1016d" style:font-size-asian="12pt" style:font-weight-asian="normal" style:font-size-complex="12pt" style:font-weight-complex="normal"/>
    </style:style>
    <style:style style:name="P2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2e59e" officeooo:paragraph-rsid="02e2e59e" style:font-size-asian="12pt" style:font-weight-asian="normal" style:font-size-complex="12pt" style:font-weight-complex="normal"/>
    </style:style>
    <style:style style:name="P2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e3b246" style:font-size-asian="12pt" style:font-weight-asian="normal" style:font-size-complex="12pt" style:font-weight-complex="normal"/>
    </style:style>
    <style:style style:name="P2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937ed" style:font-size-asian="12pt" style:font-weight-asian="normal" style:font-size-complex="12pt" style:font-weight-complex="normal"/>
    </style:style>
    <style:style style:name="P2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ba269" style:font-size-asian="12pt" style:font-weight-asian="normal" style:font-size-complex="12pt" style:font-weight-complex="normal"/>
    </style:style>
    <style:style style:name="P2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c09b3" style:font-size-asian="12pt" style:font-weight-asian="normal" style:font-size-complex="12pt" style:font-weight-complex="normal"/>
    </style:style>
    <style:style style:name="P2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e3c794" style:font-size-asian="12pt" style:font-weight-asian="normal" style:font-size-complex="12pt" style:font-weight-complex="normal"/>
    </style:style>
    <style:style style:name="P2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fc300a" style:font-size-asian="12pt" style:font-weight-asian="normal" style:font-size-complex="12pt" style:font-weight-complex="normal"/>
    </style:style>
    <style:style style:name="P2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44270" officeooo:paragraph-rsid="02e44270" style:font-size-asian="12pt" style:font-weight-asian="normal" style:font-size-complex="12pt" style:font-weight-complex="normal"/>
    </style:style>
    <style:style style:name="P2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50a1b" officeooo:paragraph-rsid="02e50a1b" style:font-size-asian="12pt" style:font-weight-asian="normal" style:font-size-complex="12pt" style:font-weight-complex="normal"/>
    </style:style>
    <style:style style:name="P2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670a0" officeooo:paragraph-rsid="02e670a0" style:font-size-asian="12pt" style:font-weight-asian="normal" style:font-size-complex="12pt" style:font-weight-complex="normal"/>
    </style:style>
    <style:style style:name="P2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e823a6" style:font-size-asian="12pt" style:font-weight-asian="normal" style:font-size-complex="12pt" style:font-weight-complex="normal"/>
    </style:style>
    <style:style style:name="P2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ff1b68" style:font-size-asian="12pt" style:font-weight-asian="normal" style:font-size-complex="12pt" style:font-weight-complex="normal"/>
    </style:style>
    <style:style style:name="P2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ea2049" style:font-size-asian="12pt" style:font-weight-asian="normal" style:font-size-complex="12pt" style:font-weight-complex="normal"/>
    </style:style>
    <style:style style:name="P2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ff1b68" style:font-size-asian="12pt" style:font-weight-asian="normal" style:font-size-complex="12pt" style:font-weight-complex="normal"/>
    </style:style>
    <style:style style:name="P2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eb21c5" style:font-size-asian="12pt" style:font-weight-asian="normal" style:font-size-complex="12pt" style:font-weight-complex="normal"/>
    </style:style>
    <style:style style:name="P2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ff1b68" style:font-size-asian="12pt" style:font-weight-asian="normal" style:font-size-complex="12pt" style:font-weight-complex="normal"/>
    </style:style>
    <style:style style:name="P2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2ec4e2b" style:font-size-asian="12pt" style:font-weight-asian="normal" style:font-size-complex="12pt" style:font-weight-complex="normal"/>
    </style:style>
    <style:style style:name="P2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edfdd3" style:font-size-asian="12pt" style:font-weight-asian="normal" style:font-size-complex="12pt" style:font-weight-complex="normal"/>
    </style:style>
    <style:style style:name="P23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ff1b68" style:font-size-asian="12pt" style:font-weight-asian="normal" style:font-size-complex="12pt" style:font-weight-complex="normal"/>
    </style:style>
    <style:style style:name="P2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ef2c0f" style:font-size-asian="12pt" style:font-weight-asian="normal" style:font-size-complex="12pt" style:font-weight-complex="normal"/>
    </style:style>
    <style:style style:name="P2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ff1b68" style:font-size-asian="12pt" style:font-weight-asian="normal" style:font-size-complex="12pt" style:font-weight-complex="normal"/>
    </style:style>
    <style:style style:name="P2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0bf1a" style:font-size-asian="12pt" style:font-weight-asian="normal" style:font-size-complex="12pt" style:font-weight-complex="normal"/>
    </style:style>
    <style:style style:name="P2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937ed" style:font-size-asian="12pt" style:font-weight-asian="normal" style:font-size-complex="12pt" style:font-weight-complex="normal"/>
    </style:style>
    <style:style style:name="P2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eb71" officeooo:paragraph-rsid="02f0eb71" style:font-size-asian="12pt" style:font-weight-asian="normal" style:font-size-complex="12pt" style:font-weight-complex="normal"/>
    </style:style>
    <style:style style:name="P24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eb71" officeooo:paragraph-rsid="02f949b8" style:font-size-asian="12pt" style:font-weight-asian="normal" style:font-size-complex="12pt" style:font-weight-complex="normal"/>
    </style:style>
    <style:style style:name="P2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2f20729" style:font-size-asian="12pt" style:font-weight-asian="normal" style:font-size-complex="12pt" style:font-weight-complex="normal"/>
    </style:style>
    <style:style style:name="P2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2f937ed" style:font-size-asian="12pt" style:font-weight-asian="normal" style:font-size-complex="12pt" style:font-weight-complex="normal"/>
    </style:style>
    <style:style style:name="P24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2f56dae" style:font-size-asian="12pt" style:font-weight-asian="normal" style:font-size-complex="12pt" style:font-weight-complex="normal"/>
    </style:style>
    <style:style style:name="P24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3010daf" style:font-size-asian="12pt" style:font-weight-asian="normal" style:font-size-complex="12pt" style:font-weight-complex="normal"/>
    </style:style>
    <style:style style:name="P24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10f3b" style:font-size-asian="12pt" style:font-weight-asian="normal" style:font-size-complex="12pt" style:font-weight-complex="normal"/>
    </style:style>
    <style:style style:name="P24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fc090" style:font-size-asian="12pt" style:font-weight-asian="normal" style:font-size-complex="12pt" style:font-weight-complex="normal"/>
    </style:style>
    <style:style style:name="P24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176d2" style:font-size-asian="12pt" style:font-weight-asian="normal" style:font-size-complex="12pt" style:font-weight-complex="normal"/>
    </style:style>
    <style:style style:name="P2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fc090" style:font-size-asian="12pt" style:font-weight-asian="normal" style:font-size-complex="12pt" style:font-weight-complex="normal"/>
    </style:style>
    <style:style style:name="P2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265d1" officeooo:paragraph-rsid="030265d1" style:font-size-asian="12pt" style:font-weight-asian="normal" style:font-size-complex="12pt" style:font-weight-complex="normal"/>
    </style:style>
    <style:style style:name="P2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37035" style:font-size-asian="12pt" style:font-weight-asian="normal" style:font-size-complex="12pt" style:font-weight-complex="normal"/>
    </style:style>
    <style:style style:name="P2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4d2e0" style:font-size-asian="12pt" style:font-weight-asian="normal" style:font-size-complex="12pt" style:font-weight-complex="normal"/>
    </style:style>
    <style:style style:name="P2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62b86" style:font-size-asian="12pt" style:font-weight-asian="normal" style:font-size-complex="12pt" style:font-weight-complex="normal"/>
    </style:style>
    <style:style style:name="P25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4d2e0" officeooo:paragraph-rsid="0304d2e0" style:font-size-asian="12pt" style:font-weight-asian="normal" style:font-size-complex="12pt" style:font-weight-complex="normal"/>
    </style:style>
    <style:style style:name="P25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07e13c" style:font-size-asian="12pt" style:font-weight-asian="normal" style:font-size-complex="12pt" style:font-weight-complex="normal"/>
    </style:style>
    <style:style style:name="P25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10551b" style:font-size-asian="12pt" style:font-weight-asian="normal" style:font-size-complex="12pt" style:font-weight-complex="normal"/>
    </style:style>
    <style:style style:name="P25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81674" officeooo:paragraph-rsid="03081674" style:font-size-asian="12pt" style:font-weight-asian="normal" style:font-size-complex="12pt" style:font-weight-complex="normal"/>
    </style:style>
    <style:style style:name="P25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932bd" officeooo:paragraph-rsid="030932bd" style:font-size-asian="12pt" style:font-weight-asian="normal" style:font-size-complex="12pt" style:font-weight-complex="normal"/>
    </style:style>
    <style:style style:name="P25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0b13b7" style:font-size-asian="12pt" style:font-weight-asian="normal" style:font-size-complex="12pt" style:font-weight-complex="normal"/>
    </style:style>
    <style:style style:name="P25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11f0fc" style:font-size-asian="12pt" style:font-weight-asian="normal" style:font-size-complex="12pt" style:font-weight-complex="normal"/>
    </style:style>
    <style:style style:name="P26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cd482" officeooo:paragraph-rsid="030cd482" style:font-size-asian="12pt" style:font-weight-asian="normal" style:font-size-complex="12pt" style:font-weight-complex="normal"/>
    </style:style>
    <style:style style:name="P26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25753" officeooo:paragraph-rsid="03325753" style:font-size-asian="12pt" style:font-weight-asian="normal" style:font-size-complex="12pt" style:font-weight-complex="normal"/>
    </style:style>
    <style:style style:name="P26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280a9" officeooo:paragraph-rsid="033aa2d6" style:font-size-asian="12pt" style:font-weight-asian="normal" style:font-size-complex="12pt" style:font-weight-complex="normal"/>
    </style:style>
    <style:style style:name="P26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637fc" officeooo:paragraph-rsid="033c8069" style:font-size-asian="12pt" style:font-weight-asian="normal" style:font-size-complex="12pt" style:font-weight-complex="normal"/>
    </style:style>
    <style:style style:name="P26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3e2925" style:font-size-asian="12pt" style:font-weight-asian="normal" style:font-size-complex="12pt" style:font-weight-complex="normal"/>
    </style:style>
    <style:style style:name="P26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4df76" officeooo:paragraph-rsid="0344df76" style:font-size-asian="12pt" style:font-weight-asian="normal" style:font-size-complex="12pt" style:font-weight-complex="normal"/>
    </style:style>
    <style:style style:name="P26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4df76" officeooo:paragraph-rsid="034b3ce6" style:font-size-asian="12pt" style:font-weight-asian="normal" style:font-size-complex="12pt" style:font-weight-complex="normal"/>
    </style:style>
    <style:style style:name="P2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4d69c4" style:font-size-asian="12pt" style:font-weight-asian="normal" style:font-size-complex="12pt" style:font-weight-complex="normal"/>
    </style:style>
    <style:style style:name="P26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4d17b" style:font-size-asian="12pt" style:font-weight-asian="normal" style:font-size-complex="12pt" style:font-weight-complex="normal"/>
    </style:style>
    <style:style style:name="P2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68b68" style:font-size-asian="12pt" style:font-weight-asian="normal" style:font-size-complex="12pt" style:font-weight-complex="normal"/>
    </style:style>
    <style:style style:name="P2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7ddc6" style:font-size-asian="12pt" style:font-weight-asian="normal" style:font-size-complex="12pt" style:font-weight-complex="normal"/>
    </style:style>
    <style:style style:name="P2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9ac9a" style:font-size-asian="12pt" style:font-weight-asian="normal" style:font-size-complex="12pt" style:font-weight-complex="normal"/>
    </style:style>
    <style:style style:name="P27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df003" style:font-size-asian="12pt" style:font-weight-asian="normal" style:font-size-complex="12pt" style:font-weight-complex="normal"/>
    </style:style>
    <style:style style:name="P27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f6aea" style:font-size-asian="12pt" style:font-weight-asian="normal" style:font-size-complex="12pt" style:font-weight-complex="normal"/>
    </style:style>
    <style:style style:name="P27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6b083" style:font-size-asian="12pt" style:font-weight-asian="normal" style:font-size-complex="12pt" style:font-weight-complex="normal"/>
    </style:style>
    <style:style style:name="P27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fd11d" style:font-size-asian="12pt" style:font-weight-asian="normal" style:font-size-complex="12pt" style:font-weight-complex="normal"/>
    </style:style>
    <style:style style:name="P27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728949" style:font-size-asian="12pt" style:font-weight-asian="normal" style:font-size-complex="12pt" style:font-weight-complex="normal"/>
    </style:style>
    <style:style style:name="P27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68b68" style:font-size-asian="12pt" style:font-weight-asian="normal" style:font-size-complex="12pt" style:font-weight-complex="normal"/>
    </style:style>
    <style:style style:name="P27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7ddc6" style:font-size-asian="12pt" style:font-weight-asian="normal" style:font-size-complex="12pt" style:font-weight-complex="normal"/>
    </style:style>
    <style:style style:name="P27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9ac9a" officeooo:paragraph-rsid="0359ac9a" style:font-size-asian="12pt" style:font-weight-asian="normal" style:font-size-complex="12pt" style:font-weight-complex="normal"/>
    </style:style>
    <style:style style:name="P2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f6aea" officeooo:paragraph-rsid="035f6aea" style:font-size-asian="12pt" style:font-weight-asian="normal" style:font-size-complex="12pt" style:font-weight-complex="normal"/>
    </style:style>
    <style:style style:name="P28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23aa2" officeooo:paragraph-rsid="0354d17b" style:font-size-asian="12pt" style:font-weight-asian="normal" style:font-size-complex="12pt" style:font-weight-complex="normal"/>
    </style:style>
    <style:style style:name="P28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6b083" officeooo:paragraph-rsid="0366b083" style:font-size-asian="12pt" style:font-weight-asian="normal" style:font-size-complex="12pt" style:font-weight-complex="normal"/>
    </style:style>
    <style:style style:name="P28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96096" officeooo:paragraph-rsid="03696096" style:font-size-asian="12pt" style:font-weight-asian="normal" style:font-size-complex="12pt" style:font-weight-complex="normal"/>
    </style:style>
    <style:style style:name="P28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aa682" officeooo:paragraph-rsid="036aa682" style:font-size-asian="12pt" style:font-weight-asian="normal" style:font-size-complex="12pt" style:font-weight-complex="normal"/>
    </style:style>
    <style:style style:name="P28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0507a" officeooo:paragraph-rsid="0370507a" style:font-size-asian="12pt" style:font-weight-asian="normal" style:font-size-complex="12pt" style:font-weight-complex="normal"/>
    </style:style>
    <style:style style:name="P28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0507a" officeooo:paragraph-rsid="0371723c" style:font-size-asian="12pt" style:font-weight-asian="normal" style:font-size-complex="12pt" style:font-weight-complex="normal"/>
    </style:style>
    <style:style style:name="P28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28949" officeooo:paragraph-rsid="03728949" style:font-size-asian="12pt" style:font-weight-asian="normal" style:font-size-complex="12pt" style:font-weight-complex="normal"/>
    </style:style>
    <style:style style:name="P28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bold" officeooo:rsid="0257ed8d" officeooo:paragraph-rsid="0257ed8d" style:font-size-asian="12pt" style:font-style-asian="italic" style:font-weight-asian="bold" style:font-size-complex="12pt" style:font-style-complex="italic" style:font-weight-complex="bold"/>
    </style:style>
    <style:style style:name="P28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269033e" style:font-size-asian="12pt" style:font-size-complex="12pt"/>
    </style:style>
    <style:style style:name="P29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3357d67" style:font-size-asian="12pt" style:font-size-complex="12pt"/>
    </style:style>
    <style:style style:name="P29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2686ed5" officeooo:paragraph-rsid="026eb9dc" style:font-size-asian="12pt" style:font-size-complex="12pt"/>
    </style:style>
    <style:style style:name="P292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293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/>
      <style:text-properties fo:language="en" fo:country="US" officeooo:rsid="00377161" officeooo:paragraph-rsid="00b44340"/>
    </style:style>
    <style:style style:name="P294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295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language="en" fo:country="US" officeooo:rsid="00e8f985" officeooo:paragraph-rsid="0148ff9d"/>
    </style:style>
    <style:style style:name="P29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58c261"/>
    </style:style>
    <style:style style:name="P29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6eb9dc"/>
    </style:style>
    <style:style style:name="P29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8c80ab"/>
    </style:style>
    <style:style style:name="P2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style:font-name="Courier New" fo:font-size="12pt" fo:language="en" fo:country="US" fo:font-weight="bold" officeooo:rsid="026fd53c" officeooo:paragraph-rsid="026fd53c" style:font-size-asian="12pt" style:font-weight-asian="bold" style:font-size-complex="12pt" style:font-weight-complex="bold"/>
    </style:style>
    <style:style style:name="P300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4f7f5" style:font-size-asian="12pt" style:font-weight-asian="bold" style:font-size-complex="12pt" style:font-weight-complex="bold"/>
    </style:style>
    <style:style style:name="P301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25fd54e" style:font-size-asian="12pt" style:font-weight-asian="bold" style:font-size-complex="12pt" style:font-weight-complex="bold"/>
    </style:style>
    <style:style style:name="P302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normal" officeooo:rsid="00f0d8fa" officeooo:paragraph-rsid="033aa2d6" style:font-size-asian="12pt" style:font-weight-asian="normal" style:font-size-complex="12pt" style:font-weight-complex="normal"/>
    </style:style>
    <style:style style:name="P303" style:family="paragraph" style:parent-style-name="Standard" style:list-style-name="L1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officeooo:rsid="0258ffb1" officeooo:paragraph-rsid="03393749" style:font-size-asian="12pt" style:font-size-complex="12pt"/>
    </style:style>
    <style:style style:name="P304" style:family="paragraph" style:parent-style-name="Standard" style:list-style-name="L1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officeooo:paragraph-rsid="03393749" style:font-size-asian="12pt" style:font-size-complex="12pt"/>
    </style:style>
    <style:style style:name="P305" style:family="paragraph" style:parent-style-name="Standard" style:list-style-name="L1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officeooo:rsid="0123c30b" officeooo:paragraph-rsid="03393749" style:font-size-asian="12pt" style:font-size-complex="12pt"/>
    </style:style>
    <style:style style:name="P30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9e3fd" style:font-size-asian="12pt" style:font-weight-asian="bold" style:font-size-complex="12pt" style:font-weight-complex="bold"/>
    </style:style>
    <style:style style:name="P30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b103ad" style:font-size-asian="12pt" style:font-weight-asian="bold" style:font-size-complex="12pt" style:font-weight-complex="bold"/>
    </style:style>
    <style:style style:name="P30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d2a30a" style:font-size-asian="12pt" style:font-weight-asian="bold" style:font-size-complex="12pt" style:font-weight-complex="bold"/>
    </style:style>
    <style:style style:name="P30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e2c631" style:font-size-asian="12pt" style:font-weight-asian="bold" style:font-size-complex="12pt" style:font-weight-complex="bold"/>
    </style:style>
    <style:style style:name="P31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f3d5ed" style:font-size-asian="12pt" style:font-weight-asian="bold" style:font-size-complex="12pt" style:font-weight-complex="bold"/>
    </style:style>
    <style:style style:name="P31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310c0d" style:font-size-asian="12pt" style:font-weight-asian="bold" style:font-size-complex="12pt" style:font-weight-complex="bold"/>
    </style:style>
    <style:style style:name="P31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5c248" style:font-size-asian="12pt" style:font-weight-asian="bold" style:font-size-complex="12pt" style:font-weight-complex="bold"/>
    </style:style>
    <style:style style:name="P31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78a83" style:font-size-asian="12pt" style:font-weight-asian="bold" style:font-size-complex="12pt" style:font-weight-complex="bold"/>
    </style:style>
    <style:style style:name="P31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b3ce6" style:font-size-asian="12pt" style:font-weight-asian="bold" style:font-size-complex="12pt" style:font-weight-complex="bold"/>
    </style:style>
    <style:style style:name="P31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d69c4" style:font-size-asian="12pt" style:font-weight-asian="bold" style:font-size-complex="12pt" style:font-weight-complex="bold"/>
    </style:style>
    <style:style style:name="P31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4d17b" style:font-size-asian="12pt" style:font-weight-asian="bold" style:font-size-complex="12pt" style:font-weight-complex="bold"/>
    </style:style>
    <style:style style:name="P31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68b68" style:font-size-asian="12pt" style:font-weight-asian="bold" style:font-size-complex="12pt" style:font-weight-complex="bold"/>
    </style:style>
    <style:style style:name="P31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7ddc6" style:font-size-asian="12pt" style:font-weight-asian="bold" style:font-size-complex="12pt" style:font-weight-complex="bold"/>
    </style:style>
    <style:style style:name="P31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9ac9a" style:font-size-asian="12pt" style:font-weight-asian="bold" style:font-size-complex="12pt" style:font-weight-complex="bold"/>
    </style:style>
    <style:style style:name="P32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df003" style:font-size-asian="12pt" style:font-weight-asian="bold" style:font-size-complex="12pt" style:font-weight-complex="bold"/>
    </style:style>
    <style:style style:name="P32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07405" style:font-size-asian="12pt" style:font-weight-asian="bold" style:font-size-complex="12pt" style:font-weight-complex="bold"/>
    </style:style>
    <style:style style:name="P32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179b8" style:font-size-asian="12pt" style:font-weight-asian="bold" style:font-size-complex="12pt" style:font-weight-complex="bold"/>
    </style:style>
    <style:style style:name="P32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6b083" style:font-size-asian="12pt" style:font-weight-asian="bold" style:font-size-complex="12pt" style:font-weight-complex="bold"/>
    </style:style>
    <style:style style:name="P32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fd11d" style:font-size-asian="12pt" style:font-weight-asian="bold" style:font-size-complex="12pt" style:font-weight-complex="bold"/>
    </style:style>
    <style:style style:name="P32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71723c" style:font-size-asian="12pt" style:font-weight-asian="bold" style:font-size-complex="12pt" style:font-weight-complex="bold"/>
    </style:style>
    <style:style style:name="P32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7e19ca" style:font-size-asian="12pt" style:font-weight-asian="bold" style:font-size-complex="12pt" style:font-weight-complex="bold"/>
    </style:style>
    <style:style style:name="P32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310c0d" officeooo:paragraph-rsid="03310c0d" style:font-size-asian="12pt" style:font-weight-asian="bold" style:font-size-complex="12pt" style:font-weight-complex="bold"/>
    </style:style>
    <style:style style:name="P32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295bc7" officeooo:paragraph-rsid="033aa2d6" style:font-size-asian="12pt" style:font-weight-asian="normal" style:font-size-complex="12pt" style:font-weight-complex="normal"/>
    </style:style>
    <style:style style:name="P32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weight="bold" officeooo:paragraph-rsid="02718ace" style:font-weight-asian="bold" style:font-weight-complex="bold"/>
    </style:style>
    <style:style style:name="P33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1e1591" officeooo:paragraph-rsid="031e1591" style:font-weight-asian="bold" style:font-weight-complex="bold"/>
    </style:style>
    <style:style style:name="P33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285652" officeooo:paragraph-rsid="03285652" style:font-weight-asian="bold" style:font-weight-complex="bold"/>
    </style:style>
    <style:style style:name="P33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285652" officeooo:paragraph-rsid="03285652" style:font-weight-asian="normal" style:font-weight-complex="normal"/>
    </style:style>
    <style:style style:name="P333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f8907c" style:font-size-asian="12pt" style:font-weight-asian="bold" style:font-size-complex="12pt" style:font-weight-complex="bold"/>
    </style:style>
    <style:style style:name="P334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weight="bold" officeooo:paragraph-rsid="02718ace" style:font-weight-asian="bold" style:font-weight-complex="bold"/>
    </style:style>
    <style:style style:name="P335" style:family="paragraph" style:parent-style-name="Table_20_Contents">
      <style:text-properties fo:language="en" fo:country="US" officeooo:rsid="03221e34" officeooo:paragraph-rsid="03221e34"/>
    </style:style>
    <style:style style:name="P336" style:family="paragraph" style:parent-style-name="Table_20_Contents">
      <style:text-properties fo:language="en" fo:country="US" officeooo:rsid="03258b71" officeooo:paragraph-rsid="03258b71"/>
    </style:style>
    <style:style style:name="P337" style:family="paragraph" style:parent-style-name="Table_20_Contents">
      <style:text-properties fo:language="en" fo:country="US" officeooo:rsid="03267f1e" officeooo:paragraph-rsid="03267f1e"/>
    </style:style>
    <style:style style:name="P338" style:family="paragraph" style:parent-style-name="Table_20_Contents">
      <style:text-properties fo:language="en" fo:country="US" officeooo:rsid="0328b9f2" officeooo:paragraph-rsid="0328b9f2"/>
    </style:style>
    <style:style style:name="P339" style:family="paragraph" style:parent-style-name="Table_20_Contents">
      <style:text-properties fo:language="en" fo:country="US" officeooo:rsid="03291325" officeooo:paragraph-rsid="03291325"/>
    </style:style>
    <style:style style:name="P340" style:family="paragraph" style:parent-style-name="Table_20_Contents">
      <style:text-properties fo:language="en" fo:country="US" officeooo:rsid="032e3bf4" officeooo:paragraph-rsid="032e3bf4"/>
    </style:style>
    <style:style style:name="P341" style:family="paragraph" style:parent-style-name="Table_20_Contents">
      <style:text-properties fo:language="en" fo:country="US" officeooo:rsid="032ec2be" officeooo:paragraph-rsid="032ec2be"/>
    </style:style>
    <style:style style:name="P342" style:family="paragraph" style:parent-style-name="Table_20_Contents">
      <style:text-properties fo:language="en" fo:country="US" officeooo:rsid="034341d1" officeooo:paragraph-rsid="034341d1"/>
    </style:style>
    <style:style style:name="P343" style:family="paragraph" style:parent-style-name="Table_20_Contents">
      <style:text-properties fo:color="#000000" fo:language="en" fo:country="US" officeooo:rsid="03221e34" officeooo:paragraph-rsid="03221e34"/>
    </style:style>
    <style:style style:name="P344" style:family="paragraph" style:parent-style-name="Table_20_Contents">
      <style:text-properties fo:color="#000000" fo:language="en" fo:country="US" officeooo:rsid="032c9cec" officeooo:paragraph-rsid="032c9cec"/>
    </style:style>
    <style:style style:name="P345" style:family="paragraph" style:parent-style-name="Table_20_Contents">
      <style:text-properties fo:color="#000000" fo:language="en" fo:country="US" officeooo:rsid="032e3bf4" officeooo:paragraph-rsid="032e3bf4"/>
    </style:style>
    <style:style style:name="P346" style:family="paragraph" style:parent-style-name="Table_20_Contents">
      <style:text-properties fo:color="#000000" fo:language="en" fo:country="US" officeooo:rsid="032ec2be" officeooo:paragraph-rsid="032ec2be"/>
    </style:style>
    <style:style style:name="P347" style:family="paragraph" style:parent-style-name="Table_20_Contents">
      <style:text-properties fo:color="#000000" fo:language="en" fo:country="US" officeooo:rsid="034341d1" officeooo:paragraph-rsid="034341d1"/>
    </style:style>
    <style:style style:name="P348" style:family="paragraph" style:parent-style-name="Text_20_body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US" fo:font-style="italic" officeooo:rsid="0387b74b" officeooo:paragraph-rsid="0387b74b" style:font-size-asian="12pt" style:font-style-asian="italic" style:font-size-complex="12pt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3aeb6"/>
    </style:style>
    <style:style style:name="T9" style:family="text">
      <style:text-properties fo:language="en" fo:country="US" officeooo:rsid="00c8711c"/>
    </style:style>
    <style:style style:name="T10" style:family="text">
      <style:text-properties fo:language="en" fo:country="US" officeooo:rsid="00f3e3f1"/>
    </style:style>
    <style:style style:name="T11" style:family="text">
      <style:text-properties fo:language="en" fo:country="US" officeooo:rsid="00e07902"/>
    </style:style>
    <style:style style:name="T12" style:family="text">
      <style:text-properties fo:language="en" fo:country="US" officeooo:rsid="00e22f60"/>
    </style:style>
    <style:style style:name="T13" style:family="text">
      <style:text-properties fo:language="en" fo:country="US" officeooo:rsid="00f4a888"/>
    </style:style>
    <style:style style:name="T14" style:family="text">
      <style:text-properties fo:language="en" fo:country="US" officeooo:rsid="011d5a72"/>
    </style:style>
    <style:style style:name="T15" style:family="text">
      <style:text-properties fo:language="en" fo:country="US" officeooo:rsid="011dc76d"/>
    </style:style>
    <style:style style:name="T16" style:family="text">
      <style:text-properties fo:language="en" fo:country="US" officeooo:rsid="011fc23e"/>
    </style:style>
    <style:style style:name="T17" style:family="text">
      <style:text-properties fo:language="en" fo:country="US" officeooo:rsid="01241f92"/>
    </style:style>
    <style:style style:name="T18" style:family="text">
      <style:text-properties fo:language="en" fo:country="US" officeooo:rsid="01bb9a53"/>
    </style:style>
    <style:style style:name="T19" style:family="text">
      <style:text-properties fo:language="en" fo:country="US" officeooo:rsid="023b9ba6"/>
    </style:style>
    <style:style style:name="T20" style:family="text">
      <style:text-properties fo:language="en" fo:country="US" officeooo:rsid="023b9fe5"/>
    </style:style>
    <style:style style:name="T21" style:family="text">
      <style:text-properties fo:language="en" fo:country="US" officeooo:rsid="025557e8"/>
    </style:style>
    <style:style style:name="T22" style:family="text">
      <style:text-properties fo:language="en" fo:country="US" fo:font-weight="normal" officeooo:rsid="037e19ca" style:font-weight-asian="normal" style:font-weight-complex="normal"/>
    </style:style>
    <style:style style:name="T23" style:family="text">
      <style:text-properties fo:language="en" fo:country="US" fo:font-weight="normal" officeooo:rsid="037f3724" style:font-weight-asian="normal" style:font-weight-complex="normal"/>
    </style:style>
    <style:style style:name="T24" style:family="text">
      <style:text-properties fo:language="en" fo:country="US" officeooo:rsid="02668769"/>
    </style:style>
    <style:style style:name="T25" style:family="text">
      <style:text-properties fo:language="en" fo:country="US" officeooo:rsid="00172148"/>
    </style:style>
    <style:style style:name="T26" style:family="text">
      <style:text-properties fo:language="en" fo:country="US" officeooo:rsid="0269033e"/>
    </style:style>
    <style:style style:name="T27" style:family="text">
      <style:text-properties fo:language="en" fo:country="US" officeooo:rsid="02699aa7"/>
    </style:style>
    <style:style style:name="T28" style:family="text">
      <style:text-properties fo:language="en" fo:country="US" officeooo:rsid="026badbc"/>
    </style:style>
    <style:style style:name="T29" style:family="text">
      <style:text-properties fo:language="en" fo:country="US" officeooo:rsid="026d55ef"/>
    </style:style>
    <style:style style:name="T30" style:family="text">
      <style:text-properties fo:language="en" fo:country="US" officeooo:rsid="026e9e9e"/>
    </style:style>
    <style:style style:name="T31" style:family="text">
      <style:text-properties fo:language="en" fo:country="US" officeooo:rsid="03133d6c"/>
    </style:style>
    <style:style style:name="T32" style:family="text">
      <style:text-properties fo:language="en" fo:country="US" officeooo:rsid="03143396"/>
    </style:style>
    <style:style style:name="T33" style:family="text">
      <style:text-properties fo:language="en" fo:country="US" officeooo:rsid="0333a95e"/>
    </style:style>
    <style:style style:name="T34" style:family="text">
      <style:text-properties fo:language="ru" fo:country="RU"/>
    </style:style>
    <style:style style:name="T35" style:family="text">
      <style:text-properties fo:language="ru" fo:country="RU" officeooo:rsid="001b765e"/>
    </style:style>
    <style:style style:name="T36" style:family="text">
      <style:text-properties fo:language="ru" fo:country="RU" fo:font-weight="bold" style:font-weight-asian="bold" style:font-weight-complex="bold"/>
    </style:style>
    <style:style style:name="T37" style:family="text">
      <style:text-properties fo:language="ru" fo:country="RU" officeooo:rsid="00e22f60"/>
    </style:style>
    <style:style style:name="T38" style:family="text">
      <style:text-properties fo:language="ru" fo:country="RU" officeooo:rsid="00e07902"/>
    </style:style>
    <style:style style:name="T39" style:family="text">
      <style:text-properties fo:language="ru" fo:country="RU" officeooo:rsid="00f99873"/>
    </style:style>
    <style:style style:name="T40" style:family="text">
      <style:text-properties fo:language="ru" fo:country="RU" officeooo:rsid="014851b9"/>
    </style:style>
    <style:style style:name="T41" style:family="text">
      <style:text-properties fo:language="ru" fo:country="RU" fo:font-weight="normal" style:font-weight-asian="normal" style:font-weight-complex="normal"/>
    </style:style>
    <style:style style:name="T42" style:family="text">
      <style:text-properties fo:language="ru" fo:country="RU" fo:font-weight="normal" officeooo:rsid="01273d1c" style:font-weight-asian="normal" style:font-weight-complex="normal"/>
    </style:style>
    <style:style style:name="T43" style:family="text">
      <style:text-properties fo:language="ru" fo:country="RU" fo:font-weight="normal" officeooo:rsid="01276c86" style:font-weight-asian="normal" style:font-weight-complex="normal"/>
    </style:style>
    <style:style style:name="T44" style:family="text">
      <style:text-properties fo:language="ru" fo:country="RU" fo:font-weight="normal" officeooo:rsid="002eac18" style:font-weight-asian="normal" style:font-weight-complex="normal"/>
    </style:style>
    <style:style style:name="T45" style:family="text">
      <style:text-properties fo:language="ru" fo:country="RU" fo:font-weight="normal" officeooo:rsid="037e19ca" style:font-weight-asian="normal" style:font-weight-complex="normal"/>
    </style:style>
    <style:style style:name="T46" style:family="text">
      <style:text-properties fo:language="ru" fo:country="RU" officeooo:rsid="002eac18"/>
    </style:style>
    <style:style style:name="T47" style:family="text">
      <style:text-properties fo:language="ru" fo:country="RU" officeooo:rsid="014552d2"/>
    </style:style>
    <style:style style:name="T48" style:family="text">
      <style:text-properties fo:language="ru" fo:country="RU" officeooo:rsid="00daa8b5"/>
    </style:style>
    <style:style style:name="T49" style:family="text">
      <style:text-properties fo:language="ru" fo:country="RU" officeooo:rsid="01273d1c"/>
    </style:style>
    <style:style style:name="T50" style:family="text">
      <style:text-properties fo:language="ru" fo:country="RU" officeooo:rsid="00f7ad68"/>
    </style:style>
    <style:style style:name="T51" style:family="text">
      <style:text-properties officeooo:rsid="00172148"/>
    </style:style>
    <style:style style:name="T52" style:family="text">
      <style:text-properties officeooo:rsid="001a760f"/>
    </style:style>
    <style:style style:name="T53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54" style:family="text">
      <style:text-properties fo:color="#00cc00" fo:font-size="12pt" officeooo:rsid="003d3901" style:font-size-asian="12pt" style:font-size-complex="12pt"/>
    </style:style>
    <style:style style:name="T55" style:family="text">
      <style:text-properties officeooo:rsid="0066550c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66550c" style:font-weight-asian="bold" style:font-weight-complex="bold"/>
    </style:style>
    <style:style style:name="T58" style:family="text">
      <style:text-properties fo:font-weight="bold" officeooo:rsid="00878411" style:font-weight-asian="bold" style:font-weight-complex="bold"/>
    </style:style>
    <style:style style:name="T59" style:family="text">
      <style:text-properties fo:font-weight="bold" officeooo:rsid="00ac5342" style:font-weight-asian="bold" style:font-weight-complex="bold"/>
    </style:style>
    <style:style style:name="T60" style:family="text">
      <style:text-properties fo:font-weight="bold" officeooo:rsid="00ad85bf" style:font-weight-asian="bold" style:font-weight-complex="bold"/>
    </style:style>
    <style:style style:name="T61" style:family="text">
      <style:text-properties fo:font-weight="bold" officeooo:rsid="00ae74d4" style:font-weight-asian="bold" style:font-weight-complex="bold"/>
    </style:style>
    <style:style style:name="T62" style:family="text">
      <style:text-properties officeooo:rsid="00cc73d3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260a9fd" style:font-weight-asian="normal" style:font-weight-complex="normal"/>
    </style:style>
    <style:style style:name="T65" style:family="text">
      <style:text-properties fo:font-weight="normal" officeooo:rsid="02610941" style:font-weight-asian="normal" style:font-weight-complex="normal"/>
    </style:style>
    <style:style style:name="T66" style:family="text">
      <style:text-properties fo:font-weight="normal" officeooo:rsid="02636432" style:font-weight-asian="normal" style:font-weight-complex="normal"/>
    </style:style>
    <style:style style:name="T67" style:family="text">
      <style:text-properties fo:font-weight="normal" officeooo:rsid="0265540d" style:font-weight-asian="normal" style:font-weight-complex="normal"/>
    </style:style>
    <style:style style:name="T68" style:family="text">
      <style:text-properties fo:font-weight="normal" officeooo:rsid="02a11817" style:font-weight-asian="normal" style:font-weight-complex="normal"/>
    </style:style>
    <style:style style:name="T69" style:family="text">
      <style:text-properties fo:font-weight="normal" officeooo:rsid="0349443c" style:font-weight-asian="normal" style:font-weight-complex="normal"/>
    </style:style>
    <style:style style:name="T70" style:family="text">
      <style:text-properties fo:font-weight="normal" officeooo:rsid="037e19ca" style:font-weight-asian="normal" style:font-weight-complex="normal"/>
    </style:style>
    <style:style style:name="T71" style:family="text">
      <style:text-properties fo:font-size="12pt" style:font-size-asian="12pt" style:font-size-complex="12pt"/>
    </style:style>
    <style:style style:name="T72" style:family="text">
      <style:text-properties fo:font-size="12pt" officeooo:rsid="01c9a5e1" style:font-size-asian="12pt" style:font-size-complex="12pt"/>
    </style:style>
    <style:style style:name="T73" style:family="text">
      <style:text-properties fo:font-size="12pt" fo:language="en" fo:country="US" officeooo:rsid="0061f44e" style:font-size-asian="12pt" style:font-size-complex="12pt"/>
    </style:style>
    <style:style style:name="T74" style:family="text">
      <style:text-properties fo:font-size="12pt" fo:language="en" fo:country="US" officeooo:rsid="006329b4" style:font-size-asian="12pt" style:font-size-complex="12pt"/>
    </style:style>
    <style:style style:name="T75" style:family="text">
      <style:text-properties fo:font-size="12pt" fo:language="en" fo:country="US" officeooo:rsid="0211072c" style:font-size-asian="12pt" style:font-size-complex="12pt"/>
    </style:style>
    <style:style style:name="T76" style:family="text">
      <style:text-properties fo:font-size="12pt" fo:language="en" fo:country="US" officeooo:rsid="0212f843" style:font-size-asian="12pt" style:font-size-complex="12pt"/>
    </style:style>
    <style:style style:name="T77" style:family="text">
      <style:text-properties fo:font-size="12pt" fo:language="en" fo:country="US" officeooo:rsid="025557e8" style:font-size-asian="12pt" style:font-size-complex="12pt"/>
    </style:style>
    <style:style style:name="T78" style:family="text">
      <style:text-properties fo:font-size="12pt" fo:language="en" fo:country="US" officeooo:rsid="011dc76d" style:font-size-asian="12pt" style:font-size-complex="12pt"/>
    </style:style>
    <style:style style:name="T79" style:family="text">
      <style:text-properties fo:font-size="12pt" fo:language="en" fo:country="US" officeooo:rsid="02686ed5" style:font-size-asian="12pt" style:font-size-complex="12pt"/>
    </style:style>
    <style:style style:name="T80" style:family="text">
      <style:text-properties fo:font-size="12pt" fo:language="en" fo:country="US" officeooo:rsid="0269033e" style:font-size-asian="12pt" style:font-size-complex="12pt"/>
    </style:style>
    <style:style style:name="T81" style:family="text">
      <style:text-properties fo:font-size="12pt" fo:language="en" fo:country="US" officeooo:rsid="026eb9dc" style:font-size-asian="12pt" style:font-size-complex="12pt"/>
    </style:style>
    <style:style style:name="T82" style:family="text">
      <style:text-properties fo:font-size="12pt" fo:language="en" fo:country="US" officeooo:rsid="02b8a696" style:font-size-asian="12pt" style:font-size-complex="12pt"/>
    </style:style>
    <style:style style:name="T83" style:family="text">
      <style:text-properties fo:font-size="12pt" fo:language="en" fo:country="US" officeooo:rsid="02b9c835" style:font-size-asian="12pt" style:font-size-complex="12pt"/>
    </style:style>
    <style:style style:name="T84" style:family="text">
      <style:text-properties fo:font-size="12pt" fo:language="en" fo:country="US" officeooo:rsid="02718ace" style:font-size-asian="12pt" style:font-size-complex="12pt"/>
    </style:style>
    <style:style style:name="T85" style:family="text">
      <style:text-properties fo:font-size="12pt" fo:language="ru" fo:country="RU" officeooo:rsid="00172148" style:font-size-asian="12pt" style:font-size-complex="12pt"/>
    </style:style>
    <style:style style:name="T86" style:family="text">
      <style:text-properties fo:font-size="12pt" fo:font-weight="bold" style:font-size-asian="12pt" style:font-weight-asian="bold" style:font-size-complex="12pt" style:font-weight-complex="bold"/>
    </style:style>
    <style:style style:name="T87" style:family="text">
      <style:text-properties fo:font-size="12pt" fo:background-color="#e6e6ff" loext:char-shading-value="0" style:font-size-asian="12pt" style:font-size-complex="12pt"/>
    </style:style>
    <style:style style:name="T88" style:family="text">
      <style:text-properties fo:font-size="12pt" fo:font-weight="normal" style:font-size-asian="12pt" style:font-weight-asian="normal" style:font-size-complex="12pt" style:font-weight-complex="normal"/>
    </style:style>
    <style:style style:name="T89" style:family="text">
      <style:text-properties officeooo:rsid="0148ff9d"/>
    </style:style>
    <style:style style:name="T90" style:family="text">
      <style:text-properties fo:color="#000000"/>
    </style:style>
    <style:style style:name="T91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92" style:family="text">
      <style:text-properties officeooo:rsid="02172e32"/>
    </style:style>
    <style:style style:name="T93" style:family="text">
      <style:text-properties fo:font-style="italic" officeooo:rsid="0029d2f2" style:font-style-asian="italic" style:font-style-complex="italic"/>
    </style:style>
    <style:style style:name="T94" style:family="text">
      <style:text-properties officeooo:rsid="0029d2f2"/>
    </style:style>
    <style:style style:name="T95" style:family="text">
      <style:text-properties fo:color="#cccccc"/>
    </style:style>
    <style:style style:name="T96" style:family="text">
      <style:text-properties officeooo:rsid="0265540d"/>
    </style:style>
    <style:style style:name="T97" style:family="text">
      <style:text-properties officeooo:rsid="011dc76d"/>
    </style:style>
    <style:style style:name="T98" style:family="text">
      <style:text-properties officeooo:rsid="027c96f3"/>
    </style:style>
    <style:style style:name="T99" style:family="text">
      <style:text-properties officeooo:rsid="028c345b"/>
    </style:style>
    <style:style style:name="T100" style:family="text">
      <style:text-properties officeooo:rsid="02a346f0"/>
    </style:style>
    <style:style style:name="T101" style:family="text">
      <style:text-properties officeooo:rsid="02a4f7f5"/>
    </style:style>
    <style:style style:name="T102" style:family="text">
      <style:text-properties officeooo:rsid="02a9e3fd"/>
    </style:style>
    <style:style style:name="T103" style:family="text">
      <style:text-properties officeooo:rsid="02aed804"/>
    </style:style>
    <style:style style:name="T104" style:family="text">
      <style:text-properties officeooo:rsid="02b103ad"/>
    </style:style>
    <style:style style:name="T105" style:family="text">
      <style:text-properties officeooo:rsid="02d2a30a"/>
    </style:style>
    <style:style style:name="T106" style:family="text">
      <style:text-properties officeooo:rsid="02e2c631"/>
    </style:style>
    <style:style style:name="T107" style:family="text">
      <style:text-properties officeooo:rsid="02f20729"/>
    </style:style>
    <style:style style:name="T108" style:family="text">
      <style:text-properties officeooo:rsid="02f3d5ed"/>
    </style:style>
    <style:style style:name="T109" style:family="text">
      <style:text-properties officeooo:rsid="02f8907c"/>
    </style:style>
    <style:style style:name="T110" style:family="text">
      <style:text-properties officeooo:rsid="03037035"/>
    </style:style>
    <style:style style:name="T111" style:family="text">
      <style:text-properties officeooo:rsid="0327aca7"/>
    </style:style>
    <style:style style:name="T112" style:family="text">
      <style:text-properties officeooo:rsid="032b51b7"/>
    </style:style>
    <style:style style:name="T113" style:family="text">
      <style:text-properties fo:font-style="normal" style:font-style-asian="normal" style:font-style-complex="normal"/>
    </style:style>
    <style:style style:name="T114" style:family="text">
      <style:text-properties fo:font-style="normal" officeooo:rsid="0032a574" style:font-style-asian="normal" style:font-style-complex="normal"/>
    </style:style>
    <style:style style:name="T115" style:family="text">
      <style:text-properties officeooo:rsid="002eac18"/>
    </style:style>
    <style:style style:name="T116" style:family="text">
      <style:text-properties officeooo:rsid="03438605"/>
    </style:style>
    <style:style style:name="T117" style:family="text">
      <style:text-properties officeooo:rsid="03478a83"/>
    </style:style>
    <style:style style:name="T118" style:family="text">
      <style:text-properties officeooo:rsid="034b3ce6"/>
    </style:style>
    <style:style style:name="T119" style:family="text">
      <style:text-properties officeooo:rsid="034bbea7"/>
    </style:style>
    <style:style style:name="T120" style:family="text">
      <style:text-properties officeooo:rsid="034d69c4"/>
    </style:style>
    <style:style style:name="T121" style:family="text">
      <style:text-properties officeooo:rsid="034e7fc1"/>
    </style:style>
    <style:style style:name="T122" style:family="text">
      <style:text-properties officeooo:rsid="034fe0a4"/>
    </style:style>
    <style:style style:name="T123" style:family="text">
      <style:text-properties officeooo:rsid="0353d91e"/>
    </style:style>
    <style:style style:name="T124" style:family="text">
      <style:text-properties officeooo:rsid="03548135"/>
    </style:style>
    <style:style style:name="T125" style:family="text">
      <style:text-properties officeooo:rsid="03568b68"/>
    </style:style>
    <style:style style:name="T126" style:family="text">
      <style:text-properties officeooo:rsid="0359ac9a"/>
    </style:style>
    <style:style style:name="T127" style:family="text">
      <style:text-properties officeooo:rsid="03607405"/>
    </style:style>
    <style:style style:name="T128" style:family="text">
      <style:text-properties officeooo:rsid="0366b083"/>
    </style:style>
    <style:style style:name="T129" style:family="text">
      <style:text-properties officeooo:rsid="0371723c"/>
    </style:style>
    <style:style style:name="T130" style:family="text">
      <style:text-properties officeooo:rsid="037e19ca"/>
    </style:style>
    <style:style style:name="T131" style:family="text">
      <style:text-properties officeooo:rsid="0380e54c"/>
    </style:style>
    <style:style style:name="T132" style:family="text">
      <style:text-properties officeooo:rsid="0385e935"/>
    </style:style>
    <style:style style:name="T133" style:family="text">
      <style:text-properties officeooo:rsid="03879f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Segoe UI'" style:font-style-name="Обычный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Segoe UI'" style:font-style-name="Обычный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Segoe UI'" style:font-style-name="Обычный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Segoe UI'" style:font-style-name="Обычный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5">The </text:span><text:span text:style-name="T21">PGE</text:span><text:span text:style-name="T4"> *.LVL</text:span><text:span text:style-name="T21">X</text:span><text:span text:style-name="T1"> </text:span><text:span text:style-name="T5">file </text:span><text:span text:style-name="T2">file description</text:span></text:p>
      <text:p text:style-name="P348">Created by Wohlstand (July, 17, 2014)</text:p>
      <text:p text:style-name="P16"><text:span text:style-name="T8"/></text:p>
      <text:p text:style-name="P17"><text:span text:style-name="T73"><text:tab/>This is a level </text:span><text:span text:style-name="T75">map</text:span><text:span text:style-name="T73"> </text:span><text:span text:style-name="T76">TEXT file</text:span><text:span text:style-name="T74">. All parameters </text:span><text:span text:style-name="T77">have each markers and </text:span><text:span text:style-name="T82">separated by </text:span><text:span text:style-name="T77">sections </text:span><text:span text:style-name="T82">which contains only items of </text:span><text:span text:style-name="T83">defined </text:span><text:span text:style-name="T82">type</text:span><text:span text:style-name="T74">.</text:span></text:p>
      <text:p text:style-name="P1"/>
      <text:p text:style-name="P9"><text:span text:style-name="Descr_5f_ttl2">Introduction</text:span></text:p>
      <text:p text:style-name="P2"><text:span text:style-name="T56">Standart parameters</text:span><text:span text:style-name="T36">:</text:span></text:p>
      <text:p text:style-name="P3">Standart size of one block<text:tab/>3<text:span text:style-name="T62">2</text:span>x3<text:span text:style-name="T62">2 pixels</text:span></text:p>
      <text:p text:style-name="P5">On screen can showing height<text:tab/>19 blocks</text:p>
      <text:p text:style-name="P6"><text:span text:style-name="T52">On screen can showing </text:span><text:span text:style-name="T3">width<text:tab/></text:span><text:span text:style-name="T35">25</text:span><text:span text:style-name="T52"> blocks</text:span></text:p>
      <text:p text:style-name="P290"><text:span text:style-name="T33">Big</text:span><text:span text:style-name="T24"> h</text:span><text:span text:style-name="T51">eight of screen<text:tab/></text:span><text:span text:style-name="T14">60</text:span><text:span text:style-name="T27">0</text:span><text:span text:style-name="T14"> pixels </text:span><text:span text:style-name="T16">(</text:span><text:span text:style-name="T28">19 blocks without 8 pixels</text:span><text:span text:style-name="T16">)</text:span></text:p>
      <text:p text:style-name="P289"><text:span text:style-name="T33">Big</text:span><text:span text:style-name="T24"> </text:span><text:span text:style-name="T33">wi</text:span><text:span text:style-name="T51">dth of screen<text:tab/></text:span><text:span text:style-name="T9">8</text:span><text:span text:style-name="T51">00 </text:span><text:span text:style-name="T15">pixels </text:span><text:span text:style-name="T29">(28 blocks)</text:span></text:p>
      <text:p text:style-name="P291"><text:span text:style-name="T15">Small </text:span><text:span text:style-name="T1">width </text:span><text:span text:style-name="T97">of</text:span><text:span text:style-name="T15"> screen<text:tab/></text:span><text:span text:style-name="T26">512</text:span><text:span text:style-name="T25"> </text:span><text:span text:style-name="T15">pixels </text:span><text:span text:style-name="T30">(16 blocks)</text:span></text:p>
      <text:p text:style-name="P297"><text:span text:style-name="T78">S</text:span><text:span text:style-name="T79">mall height of screen<text:tab/></text:span><text:span text:style-name="T80">480</text:span><text:span text:style-name="T85"> </text:span><text:span text:style-name="T78">pixels </text:span><text:span text:style-name="T81">(15 blocks)</text:span></text:p>
      <text:p text:style-name="P29"/>
      <text:p text:style-name="P30"><text:span text:style-name="Descr_5f_ttl2"><text:span text:style-name="T92">Default section </text:span></text:span><text:span text:style-name="Descr_5f_ttl2"><text:span text:style-name="T19">positions</text:span></text:span></text:p>
      <text:p text:style-name="P14"><text:span text:style-name="Descr_5f_ttl2"/></text:p>
      <text:p text:style-name="P6"><text:span text:style-name="T58">(</text:span><text:span text:style-name="T7">Section Center</text:span><text:span text:style-name="T58">)<text:tab/></text:span><text:span text:style-name="T61">Section <text:s/></text:span><text:span text:style-name="T59">(X </text:span><text:span text:style-name="T6">and</text:span><text:span text:style-name="T59"> Y axis </text:span><text:span text:style-name="T60">ranges</text:span><text:span text:style-name="T59">) </text:span></text:p>
      <text:p text:style-name="P13"><text:span text:style-name="T55">-200000<text:tab/></text:span><text:span text:style-name="T57">01</text:span><text:span text:style-name="T55"> (-190000 : -219999)</text:span></text:p>
      <text:p text:style-name="P13"><text:span text:style-name="T55">-180000<text:tab/></text:span><text:span text:style-name="T57">02</text:span><text:span text:style-name="T55"> (-170000 : -189999)</text:span></text:p>
      <text:p text:style-name="P13"><text:span text:style-name="T55">-160000<text:tab/></text:span><text:span text:style-name="T57">03</text:span><text:span text:style-name="T55"> (-150000 : -189999)</text:span></text:p>
      <text:p text:style-name="P13"><text:span text:style-name="T55">-140000<text:tab/></text:span><text:span text:style-name="T57">04</text:span><text:span text:style-name="T55"> (-130000 : -149999)</text:span></text:p>
      <text:p text:style-name="P13"><text:span text:style-name="T55">-120000<text:tab/></text:span><text:span text:style-name="T57">05</text:span><text:span text:style-name="T55"> (-110000 : -129999)</text:span></text:p>
      <text:p text:style-name="P13"><text:span text:style-name="T55">-100000<text:tab/></text:span><text:span text:style-name="T57">06</text:span><text:span text:style-name="T55"> (-90000 : -109999)</text:span></text:p>
      <text:p text:style-name="P13"><text:span text:style-name="T55">-80000<text:tab/></text:span><text:span text:style-name="T57">07</text:span><text:span text:style-name="T55"> (-70000 : -89999)</text:span></text:p>
      <text:p text:style-name="P13"><text:span text:style-name="T55">-60000<text:tab/></text:span><text:span text:style-name="T57">08</text:span><text:span text:style-name="T55"> (-50000 : -69999)</text:span></text:p>
      <text:p text:style-name="P13"><text:span text:style-name="T55">-40000<text:tab/></text:span><text:span text:style-name="T57">09</text:span><text:span text:style-name="T55"> (-30000 : -49999)</text:span></text:p>
      <text:p text:style-name="P13"><text:span text:style-name="T55">-20000<text:tab/></text:span><text:span text:style-name="T57">10</text:span><text:span text:style-name="T55"> (-10000 : -29999)</text:span></text:p>
      <text:p text:style-name="P13"><text:span text:style-name="T55">0000<text:tab/></text:span><text:span text:style-name="T57">11</text:span><text:span text:style-name="T55"> (9999 : -9999)</text:span></text:p>
      <text:p text:style-name="P13"><text:span text:style-name="T55">20000<text:tab/></text:span><text:span text:style-name="T57">12</text:span><text:span text:style-name="T55"> (10000 : 29999)</text:span></text:p>
      <text:p text:style-name="P13"><text:span text:style-name="T55">40000<text:tab/></text:span><text:span text:style-name="T57">13</text:span><text:span text:style-name="T55"> (30000 : 49999)</text:span></text:p>
      <text:p text:style-name="P13"><text:span text:style-name="T55">-60000<text:tab/></text:span><text:span text:style-name="T57">14</text:span><text:span text:style-name="T55"> (50000 : 69999)</text:span></text:p>
      <text:p text:style-name="P13"><text:span text:style-name="T55">80000<text:tab/></text:span><text:span text:style-name="T57">15</text:span><text:span text:style-name="T55"> (70000 : 89999)</text:span></text:p>
      <text:p text:style-name="P13"><text:span text:style-name="T55">100000<text:tab/></text:span><text:span text:style-name="T57">16</text:span><text:span text:style-name="T55"> (90000 : 109999)</text:span></text:p>
      <text:p text:style-name="P13"><text:span text:style-name="T55">120000<text:tab/></text:span><text:span text:style-name="T57">17</text:span><text:span text:style-name="T55"> (100000 : 129999)</text:span></text:p>
      <text:p text:style-name="P13"><text:span text:style-name="T55">140000<text:tab/></text:span><text:span text:style-name="T57">18</text:span><text:span text:style-name="T55"> (130000 : 149999)</text:span></text:p>
      <text:p text:style-name="P13"><text:span text:style-name="T55">160000<text:tab/></text:span><text:span text:style-name="T57">19</text:span><text:span text:style-name="T55"> (150000 : 169999)</text:span></text:p>
      <text:p text:style-name="P13"><text:span text:style-name="T55">180000<text:tab/></text:span><text:span text:style-name="T57">20</text:span><text:span text:style-name="T55"> (170000 : 189999)</text:span></text:p>
      <text:p text:style-name="P13"><text:span text:style-name="T55">200000<text:tab/></text:span><text:span text:style-name="T57">21</text:span><text:span text:style-name="T55"> (190000 : 209999)</text:span></text:p>
      <text:p text:style-name="P8"/>
      <text:list xml:id="list3913656216966446382" text:style-name="L1">
        <text:list-item>
          <text:p text:style-name="P303"><text:span text:style-name="T1">The standard</text:span><text:span text:style-name="T18"> s</text:span><text:span text:style-name="T11">ize of one section</text:span><text:span text:style-name="T38"> </text:span><text:span text:style-name="T20">zone </text:span><text:span text:style-name="T10">is </text:span><text:span text:style-name="T37">29999×29999</text:span><text:span text:style-name="T12"> pixels</text:span></text:p>
        </text:list-item>
        <text:list-item>
          <text:p text:style-name="P304"><text:span text:style-name="T10">Y is always equal to X </text:span><text:span text:style-name="T13">as Section center coordinates</text:span></text:p>
        </text:list-item>
        <text:list-item>
          <text:p text:style-name="P305"><text:span text:style-name="T13">w</text:span><text:span text:style-name="T12">here x=0 and y=0 – is</text:span><text:span text:style-name="T17"> a</text:span><text:span text:style-name="T12"> center of 11'th section.</text:span></text:p>
        </text:list-item>
      </text:list>
      <text:p text:style-name="P7"/>
      <text:p text:style-name="P302"><text:span text:style-name="T34">For convert</text:span><text:span text:style-name="T46">ing</text:span><text:span text:style-name="T34"> from absolute coordinates to the relative of center </text:span><text:span text:style-name="T47">by</text:span><text:span text:style-name="T34"> one section:</text:span></text:p>
      <text:p text:style-name="P262"><draw:frame draw:style-name="fr3" draw:name="Объект1" text:anchor-type="as-char" svg:y="-0.586cm" svg:width="6.274cm" svg:height="1.085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262"/>
      <text:p text:style-name="P328"><text:span text:style-name="T113">The section size and position </text:span><text:span text:style-name="T114">are defined by the position of each side of the section.<text:line-break/>height and width are calculated with a formula:</text:span><text:span text:style-name="T94"><text:line-break/></text:span><text:span text:style-name="T93">W = |L-R| <text:s text:c="7"/>H = |T-B|</text:span></text:p>
      <text:p text:style-name="P19"/>
      <text:p text:style-name="P19"><draw:frame draw:style-name="fr1" draw:name="Изображение2" text:anchor-type="paragraph" svg:x="0.272cm" svg:y="0.037cm" svg:width="8.454cm" svg:height="7.13cm" draw:z-index="2"><draw:image xlink:href="Pictures/2000000900002536000021CD73D9BFEA.svm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15"><text:span text:style-name="T115">The c</text:span><text:span text:style-name="T50">oordinates of </text:span><text:span text:style-name="T115">an object's placement is set </text:span><text:span text:style-name="T50">concerning its upper left corner</text:span><text:span text:style-name="T48">:</text:span></text:p>
      <text:p text:style-name="P263"><text:span text:style-name="T39">In this example,</text:span><text:span text:style-name="T48"> </text:span><text:span text:style-name="T46">the </text:span><text:span text:style-name="T48">mushroom</text:span><text:span text:style-name="T46">'s </text:span><text:span text:style-name="T48">coordinates on </text:span><text:span text:style-name="T46">the </text:span><text:span text:style-name="T48">current section is: </text:span><text:span text:style-name="T40">X</text:span><text:span text:style-name="T48">=2150; <text:s/></text:span><text:span text:style-name="T40">Y</text:span><text:span text:style-name="T48">=2600<text:line-break/></text:span><text:span text:style-name="T39">and the block coordinates are: </text:span><text:span text:style-name="T40">X</text:span><text:span text:style-name="T39">=2150; <text:s/>Y=2632</text:span></text:p>
      <text:p text:style-name="P114"><text:span text:style-name="T49">Remember!</text:span><text:span text:style-name="T42"><text:line-break/>As the </text:span><text:span text:style-name="T43">Y</text:span><text:span text:style-name="T42"> axis is turned to move </text:span><text:span text:style-name="T44">an</text:span><text:span text:style-name="T42"> object down, it is necessary to add to </text:span><text:span text:style-name="T44">the </text:span><text:span text:style-name="T42">Y offset and to move up, it is necessary to subtract.</text:span></text:p>
      <text:p text:style-name="P4"><draw:frame draw:style-name="fr2" draw:name="Графический объект1" text:anchor-type="paragraph" svg:x="0.325cm" svg:y="0.669cm" svg:width="6.031cm" svg:height="5.56cm" draw:z-index="0"><draw:image xlink:href="Pictures/2000000900001792000015B5E016BB78.svm" xlink:type="simple" xlink:show="embed" xlink:actuate="onLoad"/></draw:frame><draw:frame draw:style-name="fr2" draw:name="Графический объект2" text:anchor-type="paragraph" svg:x="8.433cm" svg:y="0.697cm" svg:width="5.847cm" svg:height="5.373cm" draw:z-index="1"><draw:image xlink:href="Pictures/20000009000016D8000014FCA4A329F0.svm" xlink:type="simple" xlink:show="embed" xlink:actuate="onLoad"/></draw:frame><text:line-break/></text:p>
      <text:p text:style-name="P15"><text:span text:style-name="Descr_5f_ttl2"><text:span text:style-name="T89">File Format Specification</text:span></text:span></text:p>
      <text:p text:style-name="P295"><text:span text:style-name="T86">The reference designations:</text:span></text:p>
      <text:list xml:id="list8949431450209644793" text:style-name="L4">
        <text:list-item>
          <text:p text:style-name="P31">standart parameter</text:p>
        </text:list-item>
        <text:list-item>
          <text:p text:style-name="P292">Comment title</text:p>
        </text:list-item>
        <text:list-item>
          <text:p text:style-name="P293"><text:span text:style-name="Descr"><text:span text:style-name="T71">Comment description</text:span></text:span></text:p>
        </text:list-item>
        <text:list-item>
          <text:p text:style-name="P293"><text:span text:style-name="Descr"><text:span text:style-name="T53">loop</text:span></text:span></text:p>
        </text:list-item>
        <text:list-item>
          <text:p text:style-name="P293"><text:span text:style-name="Descr"><text:span text:style-name="T54">variable</text:span></text:span></text:p>
        </text:list-item>
        <text:list-item>
          <text:p text:style-name="P294"><text:span text:style-name="Descr_5f_special"><text:span text:style-name="T87">Special option, using only under special conditions, differently is absent</text:span></text:span></text:p>
        </text:list-item>
        <text:list-item>
          <text:p text:style-name="P33">File format version limit</text:p>
        </text:list-item>
        <text:list-item>
          <text:p text:style-name="P34"><text:span text:style-name="Descr_5f_dtype">Data type</text:span></text:p>
        </text:list-item>
      </text:list>
      <text:p text:style-name="P10"><text:span text:style-name="Descr_5f_special"><text:span text:style-name="T71"/></text:span></text:p>
      <text:p text:style-name="P11"><text:span text:style-name="Descr_5f_special"><text:span text:style-name="T91">File format version:</text:span></text:span></text:p>
      <text:p text:style-name="P12"><text:span text:style-name="Descr_5f_special"><text:span text:style-name="T72">The version number of the file format defines data present or absent in the file.</text:span></text:span></text:p>
      <text:p text:style-name="P32"/>
      <text:p text:style-name="P32"/>
      <text:p text:style-name="P35">Sections</text:p>
      <text:p text:style-name="P35"><text:span text:style-name="T63">Each data type separated by markers:</text:span></text:p>
      <text:p text:style-name="P35"><text:span text:style-name="T63">started from line </text:span>DATA1<text:span text:style-name="T63"> and closed with line </text:span>DATA1_END</text:p>
      <text:p text:style-name="P35"/>
      <text:p text:style-name="P38">for example:</text:p>
      <text:p text:style-name="P138">SECTION<text:line-break/><text:span text:style-name="T95">SC:1;L:-32445;R:-32436;T:-43623;B:-32677;MZ:43;MF:"test.ogg";BG:34; </text:span><text:span text:style-name="T90">← some data</text:span><text:line-break/>SECTION_END</text:p>
      <text:p text:style-name="P35"/>
      <text:p text:style-name="P288"><text:span text:style-name="T63">List of available sections: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7">Marker</text:p>
          </table:table-cell>
          <table:table-cell table:style-name="Таблица1.B1" office:value-type="string">
            <text:p text:style-name="P137">Description</text:p>
          </table:table-cell>
        </table:table-row>
        <table:table-row>
          <table:table-cell table:style-name="Таблица1.A2" office:value-type="string">
            <text:p text:style-name="P36"><text:span text:style-name="T63">HEAD</text:span></text:p>
          </table:table-cell>
          <table:table-cell table:style-name="Таблица1.B2" office:value-type="string">
            <text:p text:style-name="P136"><text:span text:style-name="Descr">File header</text:span></text:p>
          </table:table-cell>
        </table:table-row>
        <table:table-row>
          <table:table-cell table:style-name="Таблица1.A4" office:value-type="string">
            <text:p text:style-name="P36"><text:span text:style-name="T63">SECTION</text:span></text:p>
          </table:table-cell>
          <table:table-cell table:style-name="Таблица1.B4" office:value-type="string">
            <text:p text:style-name="P136"><text:span text:style-name="Descr">Level sections</text:span></text:p>
          </table:table-cell>
        </table:table-row>
        <table:table-row>
          <table:table-cell table:style-name="Таблица1.A4" office:value-type="string">
            <text:p text:style-name="P167">STARTPOINT</text:p>
          </table:table-cell>
          <table:table-cell table:style-name="Таблица1.B4" office:value-type="string">
            <text:p text:style-name="P167"><text:span text:style-name="Descr">Player's start points</text:span></text:p>
          </table:table-cell>
        </table:table-row>
        <table:table-row>
          <table:table-cell table:style-name="Таблица1.A5" office:value-type="string">
            <text:p text:style-name="P36"><text:span text:style-name="T63">BLOCK</text:span></text:p>
          </table:table-cell>
          <table:table-cell table:style-name="Таблица1.B5" office:value-type="string">
            <text:p text:style-name="P296"><text:span text:style-name="Descr"><text:span text:style-name="T88">Blocks </text:span></text:span><text:span text:style-name="Descr">present </text:span><text:span text:style-name="Descr"><text:span text:style-name="T88">on the map</text:span></text:span></text:p>
          </table:table-cell>
        </table:table-row>
        <table:table-row>
          <table:table-cell table:style-name="Таблица1.A6" office:value-type="string">
            <text:p text:style-name="P36"><text:span text:style-name="T63">BGO</text:span></text:p>
          </table:table-cell>
          <table:table-cell table:style-name="Таблица1.B6" office:value-type="string">
            <text:p text:style-name="P296"><text:span text:style-name="Descr"><text:span text:style-name="T88">BGO </text:span></text:span><text:span text:style-name="Descr">present </text:span><text:span text:style-name="Descr"><text:span text:style-name="T88">on the map</text:span></text:span></text:p>
          </table:table-cell>
        </table:table-row>
        <table:table-row>
          <table:table-cell table:style-name="Таблица1.A7" office:value-type="string">
            <text:p text:style-name="P36"><text:span text:style-name="T63">NPC</text:span></text:p>
          </table:table-cell>
          <table:table-cell table:style-name="Таблица1.B7" office:value-type="string">
            <text:p text:style-name="P136"><text:span text:style-name="Descr">NPC present on the map</text:span></text:p>
          </table:table-cell>
        </table:table-row>
        <table:table-row>
          <table:table-cell table:style-name="Таблица1.A8" office:value-type="string">
            <text:p text:style-name="P36"><text:span text:style-name="T63">PHYSICS</text:span></text:p>
          </table:table-cell>
          <table:table-cell table:style-name="Таблица1.B8" office:value-type="string">
            <text:p text:style-name="P136"><text:span text:style-name="Descr">Physical environment zones on the map</text:span></text:p>
          </table:table-cell>
        </table:table-row>
        <table:table-row>
          <table:table-cell table:style-name="Таблица1.A9" office:value-type="string">
            <text:p text:style-name="P36"><text:span text:style-name="T63">DOORS</text:span></text:p>
          </table:table-cell>
          <table:table-cell table:style-name="Таблица1.B9" office:value-type="string">
            <text:p text:style-name="P136"><text:span text:style-name="Descr">Warps and doors available on the map</text:span></text:p>
          </table:table-cell>
        </table:table-row>
        <table:table-row>
          <table:table-cell table:style-name="Таблица1.A10" office:value-type="string">
            <text:p text:style-name="P36"><text:span text:style-name="T63">LAYERS</text:span></text:p>
          </table:table-cell>
          <table:table-cell table:style-name="Таблица1.B10" office:value-type="string">
            <text:p text:style-name="P136"><text:span text:style-name="Descr">Layers</text:span></text:p>
          </table:table-cell>
        </table:table-row>
        <table:table-row>
          <table:table-cell table:style-name="Таблица1.A12" office:value-type="string">
            <text:p text:style-name="P36"><text:span text:style-name="T63">EVENTS</text:span></text:p>
          </table:table-cell>
          <table:table-cell table:style-name="Таблица1.B12" office:value-type="string">
            <text:p text:style-name="P136"><text:span text:style-name="Descr">Action-styled events</text:span></text:p>
          </table:table-cell>
        </table:table-row>
        <table:table-row>
          <table:table-cell table:style-name="Таблица1.A12" office:value-type="string">
            <text:p text:style-name="P168">EVENT</text:p>
          </table:table-cell>
          <table:table-cell table:style-name="Таблица1.B12" office:value-type="string">
            <text:p text:style-name="P168"><text:span text:style-name="Descr">Sub-section of action-styled events, contains list of actions</text:span></text:p>
          </table:table-cell>
        </table:table-row>
        <table:table-row>
          <table:table-cell table:style-name="Таблица1.A13" office:value-type="string">
            <text:p text:style-name="P36"><text:span text:style-name="T63">EVENTS_CLASSIC</text:span></text:p>
          </table:table-cell>
          <table:table-cell table:style-name="Таблица1.B13" office:value-type="string">
            <text:p text:style-name="P136"><text:span text:style-name="Descr">SMBX64-compatible classic events</text:span></text:p>
          </table:table-cell>
        </table:table-row>
      </table:table>
      <text:p text:style-name="P36"/>
      <text:p text:style-name="P39"/>
      <text:p text:style-name="P301">Data<text:span text:style-name="T63"><text:line-break/><text:tab/>Each data entry have each line. Parameters separated with a semicolon “;”. All parameters must have a markers. Marker and value separated by </text:span><text:span text:style-name="T64">colon </text:span><text:span text:style-name="T63">“:”. </text:span><text:span text:style-name="T65">Non-exist markers will be skipped.</text:span></text:p>
      <text:p text:style-name="P40"><text:span text:style-name="T63">Not allowing to use parameters without markers. </text:span><text:span text:style-name="T66">Data-type for each parameter defining by </text:span><text:span text:style-name="T67">its internal. Data-types closed by its markers. </text:span><text:span text:style-name="T68">Always possible add new marker with possible to save compatible with old versions.</text:span></text:p>
      <text:p text:style-name="P40"><text:span text:style-name="T67"/></text:p>
      <text:p text:style-name="P41"><text:span text:style-name="T96">E</text:span>xample of data entry:</text:p>
      <text:p text:style-name="P299"><text:span text:style-name="T63">ID:24;X:-4146;Y:23566;V:-1;ZO:0;SP:-1;L:"Default"</text:span></text:p>
      <text:p text:style-name="Standard"/>
      <text:p text:style-name="Standard"/>
      <text:p text:style-name="P20">Data type<text:span text:style-name="T31">s </text:span><text:span text:style-name="T32">syntax</text:span><text:span text:style-name="T31">:</text:span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1"><text:span text:style-name="Descr_5f_dtype"><text:span text:style-name="T63">12345</text:span></text:span></text:p>
          </table:table-cell>
          <table:table-cell table:style-name="Таблица12.B1" office:value-type="string">
            <text:p text:style-name="P21"><text:span text:style-name="Descr"><text:span text:style-name="T63">unsigned int/long</text:span></text:span></text:p>
          </table:table-cell>
        </table:table-row>
        <table:table-row>
          <table:table-cell table:style-name="Таблица12.A2" office:value-type="string">
            <text:p text:style-name="P21"><text:span text:style-name="Descr_5f_dtype"><text:span text:style-name="T63">-31414</text:span></text:span></text:p>
          </table:table-cell>
          <table:table-cell table:style-name="Таблица12.B2" office:value-type="string">
            <text:p text:style-name="P22"><text:span text:style-name="Descr"><text:span text:style-name="T63">signed int/long</text:span></text:span></text:p>
          </table:table-cell>
        </table:table-row>
        <table:table-row>
          <table:table-cell table:style-name="Таблица12.A2" office:value-type="string">
            <text:p text:style-name="P26"><text:span text:style-name="Descr_5f_dtype">13.45</text:span></text:p>
          </table:table-cell>
          <table:table-cell table:style-name="Таблица12.B2" office:value-type="string">
            <text:p text:style-name="P24"><text:span text:style-name="Descr">unsigned float/double</text:span></text:p>
          </table:table-cell>
        </table:table-row>
        <table:table-row>
          <table:table-cell table:style-name="Таблица12.A2" office:value-type="string">
            <text:p text:style-name="P26"><text:span text:style-name="Descr_5f_dtype">-34.772</text:span></text:p>
          </table:table-cell>
          <table:table-cell table:style-name="Таблица12.B2" office:value-type="string">
            <text:p text:style-name="P25"><text:span text:style-name="Descr">nsigned float/double</text:span></text:p>
          </table:table-cell>
        </table:table-row>
        <table:table-row>
          <table:table-cell table:style-name="Таблица12.A2" office:value-type="string">
            <text:p text:style-name="P21"><text:span text:style-name="Descr_5f_dtype">"Hello world"</text:span></text:p>
          </table:table-cell>
          <table:table-cell table:style-name="Таблица12.B2" office:value-type="string">
            <text:p text:style-name="P23"><text:span text:style-name="Descr">string</text:span></text:p>
          </table:table-cell>
        </table:table-row>
        <table:table-row>
          <table:table-cell table:style-name="Таблица12.A2" office:value-type="string">
            <text:p text:style-name="P28"><text:span text:style-name="Descr_5f_dtype">H48656c6c6f20776f726c64</text:span></text:p>
          </table:table-cell>
          <table:table-cell table:style-name="Таблица12.B2" office:value-type="string">
            <text:p text:style-name="P27"><text:span text:style-name="Descr"><text:span text:style-name="T133">hex </text:span></text:span><text:span text:style-name="Descr">encoded string</text:span></text:p>
          </table:table-cell>
        </table:table-row>
        <table:table-row>
          <table:table-cell table:style-name="Таблица12.A2" office:value-type="string">
            <text:p text:style-name="P23"><text:span text:style-name="Descr_5f_dtype">[123,54,243,33]</text:span></text:p>
          </table:table-cell>
          <table:table-cell table:style-name="Таблица12.B2" office:value-type="string">
            <text:p text:style-name="P23"><text:span text:style-name="Descr">int/long array</text:span></text:p>
          </table:table-cell>
        </table:table-row>
        <table:table-row>
          <table:table-cell table:style-name="Таблица12.A2" office:value-type="string">
            <text:p text:style-name="P23"><text:span text:style-name="Descr_5f_dtype">["test", "cat", "dog"]</text:span></text:p>
          </table:table-cell>
          <table:table-cell table:style-name="Таблица12.B2" office:value-type="string">
            <text:p text:style-name="P23"><text:span text:style-name="Descr">string array</text:span></text:p>
          </table:table-cell>
        </table:table-row>
        <table:table-row>
          <table:table-cell table:style-name="Таблица12.A2" office:value-type="string">
            <text:p text:style-name="P23"><text:span text:style-name="Descr_5f_dtype">0/1</text:span></text:p>
          </table:table-cell>
          <table:table-cell table:style-name="Таблица12.B2" office:value-type="string">
            <text:p text:style-name="P23"><text:span text:style-name="Descr">bool</text:span></text:p>
          </table:table-cell>
        </table:table-row>
        <table:table-row>
          <table:table-cell table:style-name="Таблица12.A2" office:value-type="string">
            <text:p text:style-name="P23"><text:span text:style-name="Descr_5f_dtype">011011010</text:span></text:p>
          </table:table-cell>
          <table:table-cell table:style-name="Таблица12.B2" office:value-type="string">
            <text:p text:style-name="P23"><text:span text:style-name="Descr">bool array</text:span></text:p>
          </table:table-cell>
        </table:table-row>
      </table:table>
      <text:p text:style-name="P20"/>
      <text:p text:style-name="P329"/>
      <text:p text:style-name="P330">Also inside strings can be used sprcial <text:span text:style-name="T112">safe constants</text:span>:</text:p>
      <text:p text:style-name="P330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343">\n</text:p>
          </table:table-cell>
          <table:table-cell table:style-name="Таблица13.B1" office:value-type="string">
            <text:p text:style-name="P335"><text:span text:style-name="Descr">New line</text:span></text:p>
          </table:table-cell>
        </table:table-row>
        <table:table-row>
          <table:table-cell table:style-name="Таблица13.A2" office:value-type="string">
            <text:p text:style-name="P344">\”</text:p>
          </table:table-cell>
          <table:table-cell table:style-name="Таблица13.B2" office:value-type="string">
            <text:p text:style-name="P338"><text:span text:style-name="Descr">Safe Quotes</text:span></text:p>
          </table:table-cell>
        </table:table-row>
        <table:table-row>
          <table:table-cell table:style-name="Таблица13.A2" office:value-type="string">
            <text:p text:style-name="P344">\\</text:p>
          </table:table-cell>
          <table:table-cell table:style-name="Таблица13.B2" office:value-type="string">
            <text:p text:style-name="P339"><text:span text:style-name="Descr">Safe slash</text:span></text:p>
          </table:table-cell>
        </table:table-row>
        <table:table-row>
          <table:table-cell table:style-name="Таблица13.A2" office:value-type="string">
            <text:p text:style-name="P344">\;</text:p>
          </table:table-cell>
          <table:table-cell table:style-name="Таблица13.B2" office:value-type="string">
            <text:p text:style-name="P339"><text:span text:style-name="Descr">Semicolon</text:span></text:p>
          </table:table-cell>
        </table:table-row>
        <table:table-row>
          <table:table-cell table:style-name="Таблица13.A2" office:value-type="string">
            <text:p text:style-name="P344">\:</text:p>
          </table:table-cell>
          <table:table-cell table:style-name="Таблица13.B2" office:value-type="string">
            <text:p text:style-name="P339"><text:span text:style-name="Descr">colon</text:span></text:p>
          </table:table-cell>
        </table:table-row>
        <table:table-row>
          <table:table-cell table:style-name="Таблица13.A2" office:value-type="string">
            <text:p text:style-name="P345">\[</text:p>
          </table:table-cell>
          <table:table-cell table:style-name="Таблица13.B2" office:value-type="string">
            <text:p text:style-name="P340"><text:span text:style-name="Descr">[</text:span></text:p>
          </table:table-cell>
        </table:table-row>
        <table:table-row>
          <table:table-cell table:style-name="Таблица13.A2" office:value-type="string">
            <text:p text:style-name="P345">\]</text:p>
          </table:table-cell>
          <table:table-cell table:style-name="Таблица13.B2" office:value-type="string">
            <text:p text:style-name="P340"><text:span text:style-name="Descr">]</text:span></text:p>
          </table:table-cell>
        </table:table-row>
        <table:table-row>
          <table:table-cell table:style-name="Таблица13.A2" office:value-type="string">
            <text:p text:style-name="P346">\,</text:p>
          </table:table-cell>
          <table:table-cell table:style-name="Таблица13.B2" office:value-type="string">
            <text:p text:style-name="P341"><text:span text:style-name="Descr">Comma</text:span></text:p>
          </table:table-cell>
        </table:table-row>
        <table:table-row>
          <table:table-cell table:style-name="Таблица13.A2" office:value-type="string">
            <text:p text:style-name="P347">\%</text:p>
          </table:table-cell>
          <table:table-cell table:style-name="Таблица13.B2" office:value-type="string">
            <text:p text:style-name="P342"><text:span text:style-name="Descr">Percent</text:span></text:p>
          </table:table-cell>
        </table:table-row>
      </table:table>
      <text:p text:style-name="P330"/>
      <text:p text:style-name="P330"><text:span text:style-name="T63"/></text:p>
      <text:p text:style-name="P329"/>
      <text:p text:style-name="P331">User's variables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37"><text:span text:style-name="T111">@</text:span>p<text:span text:style-name="T111">@</text:span></text:p>
          </table:table-cell>
          <table:table-cell table:style-name="Таблица14.B1" office:value-type="string">
            <text:p text:style-name="P336">Current character's name</text:p>
          </table:table-cell>
        </table:table-row>
        <table:table-row>
          <table:table-cell table:style-name="Таблица14.A2" office:value-type="string">
            <text:p text:style-name="Table_20_Contents"/>
          </table:table-cell>
          <table:table-cell table:style-name="Таблица14.B2" office:value-type="string">
            <text:p text:style-name="Table_20_Contents"/>
          </table:table-cell>
        </table:table-row>
      </table:table>
      <text:p text:style-name="P332"/>
      <text:p text:style-name="P329"/>
      <text:p text:style-name="P329"/>
      <text:p text:style-name="P334"><text:span text:style-name="T84">Data markers</text:span></text:p>
      <text:p text:style-name="P42"/>
      <text:p text:style-name="P43">File header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70">Marker</text:p>
          </table:table-cell>
          <table:table-cell table:style-name="Таблица2.B1" office:value-type="string">
            <text:p text:style-name="P70">Description</text:p>
          </table:table-cell>
        </table:table-row>
        <table:table-row>
          <table:table-cell table:style-name="Таблица2.A2" office:value-type="string">
            <text:p text:style-name="P46"><text:span text:style-name="T63">TL</text:span></text:p>
          </table:table-cell>
          <table:table-cell table:style-name="Таблица2.B2" office:value-type="string">
            <text:p text:style-name="P46"><text:span text:style-name="Descr_5f_dtype"><text:span text:style-name="T63">(string)</text:span></text:span><text:span text:style-name="Descr"><text:span text:style-name="T63"> Level title</text:span></text:span></text:p>
          </table:table-cell>
        </table:table-row>
        <table:table-row>
          <table:table-cell table:style-name="Таблица2.A3" office:value-type="string">
            <text:p text:style-name="P46"><text:span text:style-name="T63">SZ</text:span></text:p>
          </table:table-cell>
          <table:table-cell table:style-name="Таблица2.B3" office:value-type="string">
            <text:p text:style-name="P46"><text:span text:style-name="Descr_5f_dtype"><text:span text:style-name="T63">(unsigned int)</text:span></text:span><text:span text:style-name="Descr"><text:span text:style-name="T63"> Number of stars</text:span></text:span></text:p>
          </table:table-cell>
        </table:table-row>
        <table:table-row>
          <table:table-cell table:style-name="Таблица2.A7" office:value-type="string">
            <text:p text:style-name="P50"><text:span text:style-name="T63">CN</text:span></text:p>
          </table:table-cell>
          <table:table-cell table:style-name="Таблица2.B7" office:value-type="string">
            <text:p text:style-name="P50"><text:span text:style-name="Descr_5f_dtype"><text:span text:style-name="T63">(string)</text:span></text:span><text:span text:style-name="Descr"><text:span text:style-name="T63"> Game config key.</text:span></text:span></text:p>
          </table:table-cell>
        </table:table-row>
        <table:table-row>
          <table:table-cell table:style-name="Таблица2.A7" office:value-type="string">
            <text:p text:style-name="P160">GS</text:p>
          </table:table-cell>
          <table:table-cell table:style-name="Таблица2.B7" office:value-type="string">
            <text:p text:style-name="P160"><text:span text:style-name="Descr_5f_dtype">(bool)</text:span><text:span text:style-name="Descr"> Use episode global switches (switch states will be saved)</text:span></text:p>
          </table:table-cell>
        </table:table-row>
        <table:table-row>
          <table:table-cell table:style-name="Таблица2.A7" office:value-type="string">
            <text:p text:style-name="P164">PS</text:p>
          </table:table-cell>
          <table:table-cell table:style-name="Таблица2.B7" office:value-type="string">
            <text:p text:style-name="P164"><text:span text:style-name="Descr_5f_dtype">(int)</text:span><text:span text:style-name="Descr"> Physics type (Internal physics configuration ID)</text:span></text:p>
          </table:table-cell>
        </table:table-row>
        <table:table-row>
          <table:table-cell table:style-name="Таблица2.A7" office:value-type="string">
            <text:p text:style-name="P165">CC</text:p>
          </table:table-cell>
          <table:table-cell table:style-name="Таблица2.B7" office:value-type="string">
            <text:p text:style-name="P165"><text:span text:style-name="Descr_5f_dtype">(bool array)</text:span><text:span text:style-name="Descr"> Controls flags (allow/deny control features for whole level)</text:span></text:p>
          </table:table-cell>
        </table:table-row>
        <table:table-row>
          <table:table-cell table:style-name="Таблица2.A9" office:value-type="string">
            <text:p text:style-name="P166">CT</text:p>
          </table:table-cell>
          <table:table-cell table:style-name="Таблица2.B9" office:value-type="string">
            <text:p text:style-name="P166"><text:span text:style-name="Descr_5f_dtype">(int)</text:span><text:span text:style-name="Descr"> Start level with character ID ([-1] – last used character)</text:span></text:p>
          </table:table-cell>
        </table:table-row>
        <table:table-row>
          <table:table-cell table:style-name="Таблица2.A9" office:value-type="string">
            <text:p text:style-name="P283">TL</text:p>
          </table:table-cell>
          <table:table-cell table:style-name="Таблица2.B9" office:value-type="string">
            <text:p text:style-name="P283"><text:span text:style-name="Descr_5f_dtype">(long)</text:span><text:span text:style-name="Descr"> Time limit in seconds (0 - disabled)</text:span></text:p>
          </table:table-cell>
        </table:table-row>
        <table:table-row>
          <table:table-cell table:style-name="Таблица2.A10" office:value-type="string">
            <text:p text:style-name="P284">TA</text:p>
          </table:table-cell>
          <table:table-cell table:style-name="Таблица2.B10" office:value-type="string">
            <text:p text:style-name="P284"><text:span text:style-name="Descr_5f_dtype">(int)</text:span><text:span text:style-name="Descr"> Time limit type (Kill player, Trigger event)</text:span></text:p>
          </table:table-cell>
        </table:table-row>
      </table:table>
      <text:p text:style-name="P50"/>
      <text:p text:style-name="P50"/>
      <text:p text:style-name="P44"><text:span text:style-name="T98">Level Section</text:span>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71">Marker</text:p>
          </table:table-cell>
          <table:table-cell table:style-name="Таблица3.B1" office:value-type="string">
            <text:p text:style-name="P71">Description</text:p>
          </table:table-cell>
        </table:table-row>
        <table:table-row>
          <table:table-cell table:style-name="Таблица3.A2" office:value-type="string">
            <text:p text:style-name="P139">SC</text:p>
          </table:table-cell>
          <table:table-cell table:style-name="Таблица3.B2" office:value-type="string">
            <text:p text:style-name="P47"><text:span text:style-name="Descr_5f_dtype"><text:span text:style-name="T63">(unsigned int)</text:span></text:span><text:span text:style-name="Descr"><text:span text:style-name="T63"> Number of section</text:span></text:span></text:p>
          </table:table-cell>
        </table:table-row>
        <table:table-row>
          <table:table-cell table:style-name="Таблица3.A18" office:value-type="string">
            <text:p text:style-name="P140">L</text:p>
          </table:table-cell>
          <table:table-cell table:style-name="Таблица3.B18" office:value-type="string">
            <text:p text:style-name="P96"><text:span text:style-name="Descr_5f_dtype"><text:span text:style-name="T63">(long)</text:span></text:span><text:span text:style-name="Descr"><text:span text:style-name="T63"> Left side position X</text:span></text:span></text:p>
          </table:table-cell>
        </table:table-row>
        <table:table-row>
          <table:table-cell table:style-name="Таблица3.A18" office:value-type="string">
            <text:p text:style-name="P141">T</text:p>
          </table:table-cell>
          <table:table-cell table:style-name="Таблица3.B18" office:value-type="string">
            <text:p text:style-name="P142"><text:span text:style-name="Descr_5f_dtype">(long)</text:span><text:span text:style-name="Descr"> Top side <text:s/>position Y</text:span></text:p>
          </table:table-cell>
        </table:table-row>
        <table:table-row>
          <table:table-cell table:style-name="Таблица3.A18" office:value-type="string">
            <text:p text:style-name="P141">B</text:p>
          </table:table-cell>
          <table:table-cell table:style-name="Таблица3.B18" office:value-type="string">
            <text:p text:style-name="P142"><text:span text:style-name="Descr_5f_dtype">(long)</text:span><text:span text:style-name="Descr"> Bottom side <text:s/>position Y</text:span></text:p>
          </table:table-cell>
        </table:table-row>
        <table:table-row>
          <table:table-cell table:style-name="Таблица3.A18" office:value-type="string">
            <text:p text:style-name="P141">R</text:p>
          </table:table-cell>
          <table:table-cell table:style-name="Таблица3.B18" office:value-type="string">
            <text:p text:style-name="P97"><text:span text:style-name="Descr_5f_dtype"><text:span text:style-name="T63">(long)</text:span></text:span><text:span text:style-name="Descr"><text:span text:style-name="T63"> Right side position X</text:span></text:span></text:p>
          </table:table-cell>
        </table:table-row>
        <table:table-row>
          <table:table-cell table:style-name="Таблица3.A18" office:value-type="string">
            <text:p text:style-name="P141">MZ</text:p>
          </table:table-cell>
          <table:table-cell table:style-name="Таблица3.B18" office:value-type="string">
            <text:p text:style-name="P143"><text:span text:style-name="Descr_5f_dtype">(unsigned int)</text:span><text:span text:style-name="Descr"> Internal music ID</text:span></text:p>
          </table:table-cell>
        </table:table-row>
        <table:table-row>
          <table:table-cell table:style-name="Таблица3.A18" office:value-type="string">
            <text:p text:style-name="P141">MF</text:p>
          </table:table-cell>
          <table:table-cell table:style-name="Таблица3.B18" office:value-type="string">
            <text:p text:style-name="P141"><text:span text:style-name="Descr_5f_dtype">(string)</text:span><text:span text:style-name="Descr"> Custom music relative file path</text:span></text:p>
          </table:table-cell>
        </table:table-row>
        <table:table-row>
          <table:table-cell table:style-name="Таблица3.A18" office:value-type="string">
            <text:p text:style-name="P150">BG</text:p>
          </table:table-cell>
          <table:table-cell table:style-name="Таблица3.B18" office:value-type="string">
            <text:p text:style-name="P151"><text:span text:style-name="Descr_5f_dtype">(unsigned int)</text:span><text:span text:style-name="Descr"> Internal background ID</text:span></text:p>
          </table:table-cell>
        </table:table-row>
        <table:table-row>
          <table:table-cell table:style-name="Таблица3.A18" office:value-type="string">
            <text:p text:style-name="P150">BF</text:p>
          </table:table-cell>
          <table:table-cell table:style-name="Таблица3.B18" office:value-type="string">
            <text:p text:style-name="P150"><text:span text:style-name="Descr_5f_dtype">(string)</text:span><text:span text:style-name="Descr"> Custom background relative file path</text:span></text:p>
          </table:table-cell>
        </table:table-row>
        <table:table-row>
          <table:table-cell table:style-name="Таблица3.A18" office:value-type="string">
            <text:p text:style-name="P152">CS</text:p>
          </table:table-cell>
          <table:table-cell table:style-name="Таблица3.B18" office:value-type="string">
            <text:p text:style-name="P152"><text:span text:style-name="Descr_5f_dtype">(bool)</text:span><text:span text:style-name="Descr"> Connect sides flag</text:span></text:p>
          </table:table-cell>
        </table:table-row>
        <table:table-row>
          <table:table-cell table:style-name="Таблица3.A18" office:value-type="string">
            <text:p text:style-name="P153">OE</text:p>
          </table:table-cell>
          <table:table-cell table:style-name="Таблица3.B18" office:value-type="string">
            <text:p text:style-name="P153"><text:span text:style-name="Descr_5f_dtype">(bool)</text:span><text:span text:style-name="Descr"> Offscreen exit flag</text:span></text:p>
          </table:table-cell>
        </table:table-row>
        <table:table-row>
          <table:table-cell table:style-name="Таблица3.A18" office:value-type="string">
            <text:p text:style-name="P154">SR</text:p>
          </table:table-cell>
          <table:table-cell table:style-name="Таблица3.B18" office:value-type="string">
            <text:p text:style-name="P155"><text:span text:style-name="Descr_5f_dtype">(bool)</text:span><text:span text:style-name="Descr"> Right-way scroll only (No Turn-back)</text:span></text:p>
          </table:table-cell>
        </table:table-row>
        <table:table-row>
          <table:table-cell table:style-name="Таблица3.A18" office:value-type="string">
            <text:p text:style-name="P154">SL</text:p>
          </table:table-cell>
          <table:table-cell table:style-name="Таблица3.B18" office:value-type="string">
            <text:p text:style-name="P155"><text:span text:style-name="Descr_5f_dtype">(bool)</text:span><text:span text:style-name="Descr"> Left-way scroll only</text:span></text:p>
          </table:table-cell>
        </table:table-row>
        <table:table-row>
          <table:table-cell table:style-name="Таблица3.A18" office:value-type="string">
            <text:p text:style-name="P156">GR</text:p>
          </table:table-cell>
          <table:table-cell table:style-name="Таблица3.B18" office:value-type="string">
            <text:p text:style-name="P157"><text:span text:style-name="Descr_5f_dtype">(int)</text:span><text:span text:style-name="Descr"> Gravity Value</text:span></text:p>
          </table:table-cell>
        </table:table-row>
        <table:table-row>
          <table:table-cell table:style-name="Таблица3.A18" office:value-type="string">
            <text:p text:style-name="P158">W<text:span text:style-name="T99">E</text:span></text:p>
          </table:table-cell>
          <table:table-cell table:style-name="Таблица3.B18" office:value-type="string">
            <text:p text:style-name="P159"><text:span text:style-name="Descr_5f_dtype">(bool)</text:span><text:span text:style-name="Descr"> Section wind flag</text:span></text:p>
          </table:table-cell>
        </table:table-row>
        <table:table-row>
          <table:table-cell table:style-name="Таблица3.A18" office:value-type="string">
            <text:p text:style-name="P161">WD</text:p>
          </table:table-cell>
          <table:table-cell table:style-name="Таблица3.B18" office:value-type="string">
            <text:p text:style-name="P161"><text:span text:style-name="Descr_5f_dtype">(int)</text:span><text:span text:style-name="Descr"> Section wind direction</text:span></text:p>
          </table:table-cell>
        </table:table-row>
        <table:table-row>
          <table:table-cell table:style-name="Таблица3.A18" office:value-type="string">
            <text:p text:style-name="P162">WF</text:p>
          </table:table-cell>
          <table:table-cell table:style-name="Таблица3.B18" office:value-type="string">
            <text:p text:style-name="P298"><text:span text:style-name="Descr_5f_dtype"><text:span text:style-name="T63">(int)</text:span></text:span><text:span text:style-name="Descr"><text:span text:style-name="T88"> Wind </text:span></text:span><text:span text:style-name="Descr">strength value</text:span><text:span text:style-name="Descr"><text:span text:style-name="T88"> </text:span></text:span></text:p>
          </table:table-cell>
        </table:table-row>
        <table:table-row>
          <table:table-cell table:style-name="Таблица3.A19" office:value-type="string">
            <text:p text:style-name="P163">WT</text:p>
          </table:table-cell>
          <table:table-cell table:style-name="Таблица3.B19" office:value-type="string">
            <text:p text:style-name="P163"><text:span text:style-name="Descr_5f_dtype">(int)</text:span><text:span text:style-name="Descr"> Weather effects</text:span></text:p>
          </table:table-cell>
        </table:table-row>
        <table:table-row>
          <table:table-cell table:style-name="Таблица3.A20" office:value-type="string">
            <text:p text:style-name="P165">CC</text:p>
          </table:table-cell>
          <table:table-cell table:style-name="Таблица3.B20" office:value-type="string">
            <text:p text:style-name="P165"><text:span text:style-name="Descr_5f_dtype">(bool array)</text:span><text:span text:style-name="Descr"> Controls flags (allow/deny control features for this section only)</text:span></text:p>
          </table:table-cell>
        </table:table-row>
      </table:table>
      <text:p text:style-name="P51"/>
      <text:p text:style-name="P51"/>
      <text:p text:style-name="P45"><text:span text:style-name="T100">Players start points</text:span>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72">Marker</text:p>
          </table:table-cell>
          <table:table-cell table:style-name="Таблица4.B1" office:value-type="string">
            <text:p text:style-name="P72">Description</text:p>
          </table:table-cell>
        </table:table-row>
        <table:table-row>
          <table:table-cell table:style-name="Таблица4.A2" office:value-type="string">
            <text:p text:style-name="P98"><text:span text:style-name="T63">ID</text:span></text:p>
          </table:table-cell>
          <table:table-cell table:style-name="Таблица4.B2" office:value-type="string">
            <text:p text:style-name="P48"><text:span text:style-name="Descr_5f_dtype"><text:span text:style-name="T63">(unsigned int)</text:span></text:span><text:span text:style-name="Descr"><text:span text:style-name="T63"> Player ID</text:span></text:span></text:p>
          </table:table-cell>
        </table:table-row>
        <table:table-row>
          <table:table-cell table:style-name="Таблица4.A3" office:value-type="string">
            <text:p text:style-name="P98"><text:span text:style-name="T63">X</text:span></text:p>
          </table:table-cell>
          <table:table-cell table:style-name="Таблица4.B3" office:value-type="string">
            <text:p text:style-name="P48"><text:span text:style-name="Descr_5f_dtype"><text:span text:style-name="T63">(long)</text:span></text:span><text:span text:style-name="Descr"><text:span text:style-name="T63"> Position X</text:span></text:span></text:p>
          </table:table-cell>
        </table:table-row>
        <table:table-row>
          <table:table-cell table:style-name="Таблица4.A4" office:value-type="string">
            <text:p text:style-name="P98"><text:span text:style-name="T63">Y</text:span></text:p>
          </table:table-cell>
          <table:table-cell table:style-name="Таблица4.B4" office:value-type="string">
            <text:p text:style-name="P52"><text:span text:style-name="Descr_5f_dtype"><text:span text:style-name="T63">(long)</text:span></text:span><text:span text:style-name="Descr"><text:span text:style-name="T63"> Position Y</text:span></text:span></text:p>
          </table:table-cell>
        </table:table-row>
        <table:table-row>
          <table:table-cell table:style-name="Таблица4.A5" office:value-type="string">
            <text:p text:style-name="P208">D</text:p>
          </table:table-cell>
          <table:table-cell table:style-name="Таблица4.B5" office:value-type="string">
            <text:p text:style-name="P208"><text:span text:style-name="Descr_5f_dtype">(int)</text:span><text:span text:style-name="Descr"> Start direction</text:span></text:p>
          </table:table-cell>
        </table:table-row>
      </table:table>
      <text:p text:style-name="P52"><text:span text:style-name="T63"/></text:p>
      <text:p text:style-name="P49"/>
      <text:p text:style-name="P49"/>
      <text:p text:style-name="P300"><text:span text:style-name="T101">Blocks</text:span>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73">Marker</text:p>
          </table:table-cell>
          <table:table-cell table:style-name="Таблица5.B1" office:value-type="string">
            <text:p text:style-name="P73">Description</text:p>
          </table:table-cell>
        </table:table-row>
        <table:table-row>
          <table:table-cell table:style-name="Таблица5.A2" office:value-type="string">
            <text:p text:style-name="P99"><text:span text:style-name="T63">ID</text:span></text:p>
          </table:table-cell>
          <table:table-cell table:style-name="Таблица5.B2" office:value-type="string">
            <text:p text:style-name="P102"><text:span text:style-name="Descr_5f_dtype"><text:span text:style-name="T63">(unsigned long)</text:span></text:span><text:span text:style-name="Descr"><text:span text:style-name="T63"> Block ID</text:span></text:span></text:p>
          </table:table-cell>
        </table:table-row>
        <table:table-row>
          <table:table-cell table:style-name="Таблица5.A12" office:value-type="string">
            <text:p text:style-name="P169">X</text:p>
          </table:table-cell>
          <table:table-cell table:style-name="Таблица5.B12" office:value-type="string">
            <text:p text:style-name="P177"><text:span text:style-name="Descr_5f_dtype">(long)</text:span><text:span text:style-name="Descr"> Position X</text:span></text:p>
          </table:table-cell>
        </table:table-row>
        <table:table-row>
          <table:table-cell table:style-name="Таблица5.A12" office:value-type="string">
            <text:p text:style-name="P173">Y</text:p>
          </table:table-cell>
          <table:table-cell table:style-name="Таблица5.B12" office:value-type="string">
            <text:p text:style-name="P178"><text:span text:style-name="Descr_5f_dtype">(long)</text:span><text:span text:style-name="Descr"> Position Y</text:span></text:p>
          </table:table-cell>
        </table:table-row>
        <table:table-row>
          <table:table-cell table:style-name="Таблица5.A12" office:value-type="string">
            <text:p text:style-name="P173">W</text:p>
          </table:table-cell>
          <table:table-cell table:style-name="Таблица5.B12" office:value-type="string">
            <text:p text:style-name="P178"><text:span text:style-name="Descr_5f_dtype">(unsigned int)</text:span><text:span text:style-name="Descr"> Width</text:span></text:p>
          </table:table-cell>
        </table:table-row>
        <table:table-row>
          <table:table-cell table:style-name="Таблица5.A12" office:value-type="string">
            <text:p text:style-name="P173">H</text:p>
          </table:table-cell>
          <table:table-cell table:style-name="Таблица5.B12" office:value-type="string">
            <text:p text:style-name="P178"><text:span text:style-name="Descr_5f_dtype">(unsigned int)</text:span><text:span text:style-name="Descr"> Height</text:span></text:p>
          </table:table-cell>
        </table:table-row>
        <table:table-row>
          <table:table-cell table:style-name="Таблица5.A12" office:value-type="string">
            <text:p text:style-name="P177">CN</text:p>
          </table:table-cell>
          <table:table-cell table:style-name="Таблица5.B12" office:value-type="string">
            <text:p text:style-name="P179"><text:span text:style-name="Descr_5f_dtype">(unsigned int)</text:span><text:span text:style-name="Descr"> NPC Content</text:span></text:p>
          </table:table-cell>
        </table:table-row>
        <table:table-row>
          <table:table-cell table:style-name="Таблица5.A12" office:value-type="string">
            <text:p text:style-name="P180">IV</text:p>
          </table:table-cell>
          <table:table-cell table:style-name="Таблица5.B12" office:value-type="string">
            <text:p text:style-name="P180"><text:span text:style-name="Descr_5f_dtype">(bool)</text:span><text:span text:style-name="Descr"> Invisible flag</text:span></text:p>
          </table:table-cell>
        </table:table-row>
        <table:table-row>
          <table:table-cell table:style-name="Таблица5.A12" office:value-type="string">
            <text:p text:style-name="P180">SL</text:p>
          </table:table-cell>
          <table:table-cell table:style-name="Таблица5.B12" office:value-type="string">
            <text:p text:style-name="P181"><text:span text:style-name="Descr_5f_dtype">(bool)</text:span><text:span text:style-name="Descr"> Slippery flag</text:span></text:p>
          </table:table-cell>
        </table:table-row>
        <table:table-row>
          <table:table-cell table:style-name="Таблица5.A12" office:value-type="string">
            <text:p text:style-name="P182">LR</text:p>
          </table:table-cell>
          <table:table-cell table:style-name="Таблица5.B12" office:value-type="string">
            <text:p text:style-name="P182"><text:span text:style-name="Descr_5f_dtype">(string)</text:span><text:span text:style-name="Descr"> Layer</text:span></text:p>
          </table:table-cell>
        </table:table-row>
        <table:table-row>
          <table:table-cell table:style-name="Таблица5.A12" office:value-type="string">
            <text:p text:style-name="P183">ED</text:p>
          </table:table-cell>
          <table:table-cell table:style-name="Таблица5.B12" office:value-type="string">
            <text:p text:style-name="P184"><text:span text:style-name="Descr_5f_dtype">(string)</text:span><text:span text:style-name="Descr"> Event slot “Destroyed”</text:span></text:p>
          </table:table-cell>
        </table:table-row>
        <table:table-row>
          <table:table-cell table:style-name="Таблица5.A12" office:value-type="string">
            <text:p text:style-name="P183">EH</text:p>
          </table:table-cell>
          <table:table-cell table:style-name="Таблица5.B12" office:value-type="string">
            <text:p text:style-name="P184"><text:span text:style-name="Descr_5f_dtype">(string)</text:span><text:span text:style-name="Descr"> Event slot “Hit”</text:span></text:p>
          </table:table-cell>
        </table:table-row>
        <table:table-row>
          <table:table-cell table:style-name="Таблица5.A13" office:value-type="string">
            <text:p text:style-name="P183">EE</text:p>
          </table:table-cell>
          <table:table-cell table:style-name="Таблица5.B13" office:value-type="string">
            <text:p text:style-name="P184"><text:span text:style-name="Descr_5f_dtype">(string)</text:span><text:span text:style-name="Descr"> Event slot “Layer is empry”</text:span></text:p>
          </table:table-cell>
        </table:table-row>
      </table:table>
      <text:p text:style-name="P306"/>
      <text:p text:style-name="P306"><text:span text:style-name="T102">Background object</text:span>: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74">Marker</text:p>
          </table:table-cell>
          <table:table-cell table:style-name="Таблица6.B1" office:value-type="string">
            <text:p text:style-name="P74">Description</text:p>
          </table:table-cell>
        </table:table-row>
        <table:table-row>
          <table:table-cell table:style-name="Таблица6.A2" office:value-type="string">
            <text:p text:style-name="P100"><text:span text:style-name="T63">ID</text:span></text:p>
          </table:table-cell>
          <table:table-cell table:style-name="Таблица6.B2" office:value-type="string">
            <text:p text:style-name="P104"><text:span text:style-name="Descr_5f_dtype"><text:span text:style-name="T63">(unsigned long)</text:span></text:span><text:span text:style-name="Descr"><text:span text:style-name="T63"> Background object ID</text:span></text:span></text:p>
          </table:table-cell>
        </table:table-row>
        <table:table-row>
          <table:table-cell table:style-name="Таблица6.A7" office:value-type="string">
            <text:p text:style-name="P170">X</text:p>
          </table:table-cell>
          <table:table-cell table:style-name="Таблица6.B7" office:value-type="string">
            <text:p text:style-name="P185"><text:span text:style-name="Descr_5f_dtype">(long)</text:span><text:span text:style-name="Descr"> Position X</text:span></text:p>
          </table:table-cell>
        </table:table-row>
        <table:table-row>
          <table:table-cell table:style-name="Таблица6.A7" office:value-type="string">
            <text:p text:style-name="P174">Y</text:p>
          </table:table-cell>
          <table:table-cell table:style-name="Таблица6.B7" office:value-type="string">
            <text:p text:style-name="P187"><text:span text:style-name="Descr_5f_dtype">(long)</text:span><text:span text:style-name="Descr"> Position Y</text:span></text:p>
          </table:table-cell>
        </table:table-row>
        <table:table-row>
          <table:table-cell table:style-name="Таблица6.A7" office:value-type="string">
            <text:p text:style-name="P185">ZO</text:p>
          </table:table-cell>
          <table:table-cell table:style-name="Таблица6.B7" office:value-type="string">
            <text:p text:style-name="P185"><text:span text:style-name="Descr_5f_dtype">(double)</text:span><text:span text:style-name="Descr"> Z-Offset</text:span></text:p>
          </table:table-cell>
        </table:table-row>
        <table:table-row>
          <table:table-cell table:style-name="Таблица6.A7" office:value-type="string">
            <text:p text:style-name="P191">Z<text:span text:style-name="T103">P</text:span></text:p>
          </table:table-cell>
          <table:table-cell table:style-name="Таблица6.B7" office:value-type="string">
            <text:p text:style-name="P192"><text:span text:style-name="Descr_5f_dtype">(int)</text:span><text:span text:style-name="Descr"> Z-Position (Frg-2 / Frg / Default / Backgrnd / Backgrnd-2)</text:span></text:p>
          </table:table-cell>
        </table:table-row>
        <table:table-row>
          <table:table-cell table:style-name="Таблица6.A7" office:value-type="string">
            <text:p text:style-name="P185">SP</text:p>
          </table:table-cell>
          <table:table-cell table:style-name="Таблица6.B7" office:value-type="string">
            <text:p text:style-name="P185"><text:span text:style-name="Descr_5f_dtype">(int)</text:span><text:span text:style-name="Descr"> SMBX64 array sort priority (will used only on save into SMBX LVL file)</text:span></text:p>
          </table:table-cell>
        </table:table-row>
        <table:table-row>
          <table:table-cell table:style-name="Таблица6.A8" office:value-type="string">
            <text:p text:style-name="P190">LR</text:p>
          </table:table-cell>
          <table:table-cell table:style-name="Таблица6.B8" office:value-type="string">
            <text:p text:style-name="P190"><text:span text:style-name="Descr_5f_dtype">(string)</text:span><text:span text:style-name="Descr"> Layer</text:span></text:p>
          </table:table-cell>
        </table:table-row>
      </table:table>
      <text:p text:style-name="P53"/>
      <text:p text:style-name="P307"><text:span text:style-name="T104">Non-Playable Characters</text:span>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75">Marker</text:p>
          </table:table-cell>
          <table:table-cell table:style-name="Таблица7.B1" office:value-type="string">
            <text:p text:style-name="P75">Description</text:p>
          </table:table-cell>
        </table:table-row>
        <table:table-row>
          <table:table-cell table:style-name="Таблица7.A2" office:value-type="string">
            <text:p text:style-name="P101"><text:span text:style-name="T63">ID</text:span></text:p>
          </table:table-cell>
          <table:table-cell table:style-name="Таблица7.B2" office:value-type="string">
            <text:p text:style-name="P103"><text:span text:style-name="Descr_5f_dtype"><text:span text:style-name="T63">(unsigned long)</text:span></text:span><text:span text:style-name="Descr"><text:span text:style-name="T63"> Background object ID</text:span></text:span></text:p>
          </table:table-cell>
        </table:table-row>
        <table:table-row>
          <table:table-cell table:style-name="Таблица7.A8" office:value-type="string">
            <text:p text:style-name="P171">X</text:p>
          </table:table-cell>
          <table:table-cell table:style-name="Таблица7.B8" office:value-type="string">
            <text:p text:style-name="P186"><text:span text:style-name="Descr_5f_dtype">(long)</text:span><text:span text:style-name="Descr"> Position X</text:span></text:p>
          </table:table-cell>
        </table:table-row>
        <table:table-row>
          <table:table-cell table:style-name="Таблица7.A8" office:value-type="string">
            <text:p text:style-name="P175">Y</text:p>
          </table:table-cell>
          <table:table-cell table:style-name="Таблица7.B8" office:value-type="string">
            <text:p text:style-name="P188"><text:span text:style-name="Descr_5f_dtype">(long)</text:span><text:span text:style-name="Descr"> Position Y</text:span></text:p>
          </table:table-cell>
        </table:table-row>
        <table:table-row>
          <table:table-cell table:style-name="Таблица7.A8" office:value-type="string">
            <text:p text:style-name="P193">D</text:p>
          </table:table-cell>
          <table:table-cell table:style-name="Таблица7.B8" office:value-type="string">
            <text:p text:style-name="P207"><text:span text:style-name="Descr_5f_dtype">(int)</text:span><text:span text:style-name="Descr"> Direction</text:span></text:p>
          </table:table-cell>
        </table:table-row>
        <table:table-row>
          <table:table-cell table:style-name="Таблица7.A8" office:value-type="string">
            <text:p text:style-name="P193">S1</text:p>
          </table:table-cell>
          <table:table-cell table:style-name="Таблица7.B8" office:value-type="string">
            <text:p text:style-name="P193"><text:span text:style-name="Descr_5f_dtype">(long)</text:span><text:span text:style-name="Descr"> Special option 1</text:span></text:p>
          </table:table-cell>
        </table:table-row>
        <table:table-row>
          <table:table-cell table:style-name="Таблица7.A8" office:value-type="string">
            <text:p text:style-name="P191">Z<text:span text:style-name="T103">P</text:span></text:p>
          </table:table-cell>
          <table:table-cell table:style-name="Таблица7.B8" office:value-type="string">
            <text:p text:style-name="P192"><text:span text:style-name="Descr_5f_dtype">(int)</text:span><text:span text:style-name="Descr"> Z-Position (Frg-2 / Frg / Default / Backgrnd / Backgrnd-2)</text:span></text:p>
          </table:table-cell>
        </table:table-row>
        <table:table-row>
          <table:table-cell table:style-name="Таблица7.A8" office:value-type="string">
            <text:p text:style-name="P193">S2</text:p>
          </table:table-cell>
          <table:table-cell table:style-name="Таблица7.B8" office:value-type="string">
            <text:p text:style-name="P194"><text:span text:style-name="Descr_5f_dtype">(long)</text:span><text:span text:style-name="Descr"> Special option 2</text:span></text:p>
          </table:table-cell>
        </table:table-row>
        <table:table-row>
          <table:table-cell table:style-name="Таблица7.A21" office:value-type="string">
            <text:p text:style-name="P195">GE</text:p>
          </table:table-cell>
          <table:table-cell table:style-name="Таблица7.B21" office:value-type="string">
            <text:p text:style-name="P195"><text:span text:style-name="Descr_5f_dtype">(bool)</text:span><text:span text:style-name="Descr"> Generator flag</text:span></text:p>
          </table:table-cell>
        </table:table-row>
        <table:table-row>
          <table:table-cell table:style-name="Таблица7.A21" office:value-type="string">
            <text:p text:style-name="P195">GT</text:p>
          </table:table-cell>
          <table:table-cell table:style-name="Таблица7.B21" office:value-type="string">
            <text:p text:style-name="P195"><text:span text:style-name="Descr_5f_dtype">(int)</text:span><text:span text:style-name="Descr"> Generator type</text:span></text:p>
          </table:table-cell>
        </table:table-row>
        <table:table-row>
          <table:table-cell table:style-name="Таблица7.A21" office:value-type="string">
            <text:p text:style-name="P195">GD</text:p>
          </table:table-cell>
          <table:table-cell table:style-name="Таблица7.B21" office:value-type="string">
            <text:p text:style-name="P196"><text:span text:style-name="Descr_5f_dtype">(int)</text:span><text:span text:style-name="Descr"> Generator direction</text:span></text:p>
          </table:table-cell>
        </table:table-row>
        <table:table-row>
          <table:table-cell table:style-name="Таблица7.A21" office:value-type="string">
            <text:p text:style-name="P195">GM</text:p>
          </table:table-cell>
          <table:table-cell table:style-name="Таблица7.B21" office:value-type="string">
            <text:p text:style-name="P196"><text:span text:style-name="Descr_5f_dtype">(unsigned int)</text:span><text:span text:style-name="Descr"> Generator delay</text:span></text:p>
          </table:table-cell>
        </table:table-row>
        <table:table-row>
          <table:table-cell table:style-name="Таблица7.A21" office:value-type="string">
            <text:p text:style-name="P197">MG</text:p>
          </table:table-cell>
          <table:table-cell table:style-name="Таблица7.B21" office:value-type="string">
            <text:p text:style-name="P197"><text:span text:style-name="Descr_5f_dtype">(string)</text:span><text:span text:style-name="Descr"> NPC message</text:span></text:p>
          </table:table-cell>
        </table:table-row>
        <table:table-row>
          <table:table-cell table:style-name="Таблица7.A21" office:value-type="string">
            <text:p text:style-name="P198">FD</text:p>
          </table:table-cell>
          <table:table-cell table:style-name="Таблица7.B21" office:value-type="string">
            <text:p text:style-name="P198"><text:span text:style-name="Descr_5f_dtype">(bool)</text:span><text:span text:style-name="Descr"> Friendly flag</text:span></text:p>
          </table:table-cell>
        </table:table-row>
        <table:table-row>
          <table:table-cell table:style-name="Таблица7.A21" office:value-type="string">
            <text:p text:style-name="P198">NM</text:p>
          </table:table-cell>
          <table:table-cell table:style-name="Таблица7.B21" office:value-type="string">
            <text:p text:style-name="P199"><text:span text:style-name="Descr_5f_dtype">(bool)</text:span><text:span text:style-name="Descr"> Idle flag</text:span></text:p>
          </table:table-cell>
        </table:table-row>
        <table:table-row>
          <table:table-cell table:style-name="Таблица7.A21" office:value-type="string">
            <text:p text:style-name="P198">BS</text:p>
          </table:table-cell>
          <table:table-cell table:style-name="Таблица7.B21" office:value-type="string">
            <text:p text:style-name="P199"><text:span text:style-name="Descr_5f_dtype">(bool)</text:span><text:span text:style-name="Descr"> Boss algorithms</text:span></text:p>
          </table:table-cell>
        </table:table-row>
        <table:table-row>
          <table:table-cell table:style-name="Таблица7.A21" office:value-type="string">
            <text:p text:style-name="P200">LR</text:p>
          </table:table-cell>
          <table:table-cell table:style-name="Таблица7.B21" office:value-type="string">
            <text:p text:style-name="P201"><text:span text:style-name="Descr_5f_dtype">(string)</text:span><text:span text:style-name="Descr"> Layer</text:span></text:p>
          </table:table-cell>
        </table:table-row>
        <table:table-row>
          <table:table-cell table:style-name="Таблица7.A21" office:value-type="string">
            <text:p text:style-name="P203">LA</text:p>
          </table:table-cell>
          <table:table-cell table:style-name="Таблица7.B21" office:value-type="string">
            <text:p text:style-name="P202"><text:span text:style-name="Descr_5f_dtype">(string)</text:span><text:span text:style-name="Descr"> Attach layer</text:span></text:p>
          </table:table-cell>
        </table:table-row>
        <table:table-row>
          <table:table-cell table:style-name="Таблица7.A21" office:value-type="string">
            <text:p text:style-name="P204">EA</text:p>
          </table:table-cell>
          <table:table-cell table:style-name="Таблица7.B21" office:value-type="string">
            <text:p text:style-name="P205"><text:span text:style-name="Descr_5f_dtype">(string)</text:span><text:span text:style-name="Descr"> Event slot “Activate”</text:span></text:p>
          </table:table-cell>
        </table:table-row>
        <table:table-row>
          <table:table-cell table:style-name="Таблица7.A21" office:value-type="string">
            <text:p text:style-name="P204">ED</text:p>
          </table:table-cell>
          <table:table-cell table:style-name="Таблица7.B21" office:value-type="string">
            <text:p text:style-name="P205"><text:span text:style-name="Descr_5f_dtype">(string)</text:span><text:span text:style-name="Descr"> Event slot “Death/Take/Destroy”</text:span></text:p>
          </table:table-cell>
        </table:table-row>
        <table:table-row>
          <table:table-cell table:style-name="Таблица7.A21" office:value-type="string">
            <text:p text:style-name="P204">ET</text:p>
          </table:table-cell>
          <table:table-cell table:style-name="Таблица7.B21" office:value-type="string">
            <text:p text:style-name="P206"><text:span text:style-name="Descr_5f_dtype">(string)</text:span><text:span text:style-name="Descr"> Event slot “Talk”</text:span></text:p>
          </table:table-cell>
        </table:table-row>
        <table:table-row>
          <table:table-cell table:style-name="Таблица7.A22" office:value-type="string">
            <text:p text:style-name="P204">EE</text:p>
          </table:table-cell>
          <table:table-cell table:style-name="Таблица7.B22" office:value-type="string">
            <text:p text:style-name="P206"><text:span text:style-name="Descr_5f_dtype">(string)</text:span><text:span text:style-name="Descr"> Event slot “Layer is empty”</text:span></text:p>
          </table:table-cell>
        </table:table-row>
      </table:table>
      <text:p text:style-name="P54"/>
      <text:p text:style-name="P54"/>
      <text:p text:style-name="P308"><text:soft-page-break/><text:span text:style-name="T105">Physical environment zones</text:span>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76">Marker</text:p>
          </table:table-cell>
          <table:table-cell table:style-name="Таблица8.B1" office:value-type="string">
            <text:p text:style-name="P76">Description</text:p>
          </table:table-cell>
        </table:table-row>
        <table:table-row>
          <table:table-cell table:style-name="Таблица8.A9" office:value-type="string">
            <text:p text:style-name="P209">ET</text:p>
          </table:table-cell>
          <table:table-cell table:style-name="Таблица8.B9" office:value-type="string">
            <text:p text:style-name="P211"><text:span text:style-name="Descr_5f_dtype">(unsigned int)</text:span><text:span text:style-name="Descr"> Environment type</text:span></text:p>
          </table:table-cell>
        </table:table-row>
        <table:table-row>
          <table:table-cell table:style-name="Таблица8.A9" office:value-type="string">
            <text:p text:style-name="P172">X</text:p>
          </table:table-cell>
          <table:table-cell table:style-name="Таблица8.B9" office:value-type="string">
            <text:p text:style-name="P189"><text:span text:style-name="Descr_5f_dtype">(long)</text:span><text:span text:style-name="Descr"> Position X</text:span></text:p>
          </table:table-cell>
        </table:table-row>
        <table:table-row>
          <table:table-cell table:style-name="Таблица8.A9" office:value-type="string">
            <text:p text:style-name="P176">Y</text:p>
          </table:table-cell>
          <table:table-cell table:style-name="Таблица8.B9" office:value-type="string">
            <text:p text:style-name="P189"><text:span text:style-name="Descr_5f_dtype">(long)</text:span><text:span text:style-name="Descr"> Position Y</text:span></text:p>
          </table:table-cell>
        </table:table-row>
        <table:table-row>
          <table:table-cell table:style-name="Таблица8.A9" office:value-type="string">
            <text:p text:style-name="P209">W</text:p>
          </table:table-cell>
          <table:table-cell table:style-name="Таблица8.B9" office:value-type="string">
            <text:p text:style-name="P212"><text:span text:style-name="Descr_5f_dtype">(unsigned int)</text:span><text:span text:style-name="Descr"> Width</text:span></text:p>
          </table:table-cell>
        </table:table-row>
        <table:table-row>
          <table:table-cell table:style-name="Таблица8.A9" office:value-type="string">
            <text:p text:style-name="P209">H</text:p>
          </table:table-cell>
          <table:table-cell table:style-name="Таблица8.B9" office:value-type="string">
            <text:p text:style-name="P210"><text:span text:style-name="Descr_5f_dtype">(unsigned int)</text:span><text:span text:style-name="Descr"> Height</text:span></text:p>
          </table:table-cell>
        </table:table-row>
        <table:table-row>
          <table:table-cell table:style-name="Таблица8.A9" office:value-type="string">
            <text:p text:style-name="P209">GV</text:p>
          </table:table-cell>
          <table:table-cell table:style-name="Таблица8.B9" office:value-type="string">
            <text:p text:style-name="P213"><text:span text:style-name="Descr_5f_dtype">(int)</text:span><text:span text:style-name="Descr"> Overwrite gravity value</text:span></text:p>
          </table:table-cell>
        </table:table-row>
        <table:table-row>
          <table:table-cell table:style-name="Таблица8.A9" office:value-type="string">
            <text:p text:style-name="P209">HN</text:p>
          </table:table-cell>
          <table:table-cell table:style-name="Таблица8.B9" office:value-type="string">
            <text:p text:style-name="P214"><text:span text:style-name="Descr_5f_dtype">(bool)</text:span><text:span text:style-name="Descr"> Enable hurtful for NPC</text:span></text:p>
          </table:table-cell>
        </table:table-row>
        <table:table-row>
          <table:table-cell table:style-name="Таблица8.A9" office:value-type="string">
            <text:p text:style-name="P209">HP</text:p>
          </table:table-cell>
          <table:table-cell table:style-name="Таблица8.B9" office:value-type="string">
            <text:p text:style-name="P214"><text:span text:style-name="Descr_5f_dtype">(bool)</text:span><text:span text:style-name="Descr"> Enable hurtful for Player</text:span></text:p>
          </table:table-cell>
        </table:table-row>
        <table:table-row>
          <table:table-cell table:style-name="Таблица8.A11" office:value-type="string">
            <text:p text:style-name="P209">HV</text:p>
          </table:table-cell>
          <table:table-cell table:style-name="Таблица8.B11" office:value-type="string">
            <text:p text:style-name="P215"><text:span text:style-name="Descr_5f_dtype">(int)</text:span><text:span text:style-name="Descr"> Hurtful strength (&lt;0 – health up, 0 – safe, 1 – damage, 2, fast damage, 10 – fataly [as lava])</text:span></text:p>
          </table:table-cell>
        </table:table-row>
        <table:table-row>
          <table:table-cell table:style-name="Таблица8.A11" office:value-type="string">
            <text:p text:style-name="P264">ST</text:p>
          </table:table-cell>
          <table:table-cell table:style-name="Таблица8.B11" office:value-type="string">
            <text:p text:style-name="P264"><text:span text:style-name="Descr_5f_dtype">(bool)</text:span><text:span text:style-name="Descr"> Stream (for example, wind or water stream)</text:span></text:p>
          </table:table-cell>
        </table:table-row>
        <table:table-row>
          <table:table-cell table:style-name="Таблица8.A12" office:value-type="string">
            <text:p text:style-name="P264">SD</text:p>
          </table:table-cell>
          <table:table-cell table:style-name="Таблица8.B12" office:value-type="string">
            <text:p text:style-name="P264"><text:span text:style-name="Descr_5f_dtype">(int)</text:span><text:span text:style-name="Descr"> Stream direction</text:span></text:p>
          </table:table-cell>
        </table:table-row>
        <table:table-row>
          <table:table-cell table:style-name="Таблица8.A13" office:value-type="string">
            <text:p text:style-name="P264">SS</text:p>
          </table:table-cell>
          <table:table-cell table:style-name="Таблица8.B13" office:value-type="string">
            <text:p text:style-name="P264"><text:span text:style-name="Descr_5f_dtype">(int)</text:span><text:span text:style-name="Descr"> Stream strenght</text:span></text:p>
          </table:table-cell>
        </table:table-row>
      </table:table>
      <text:p text:style-name="P55"/>
      <text:p text:style-name="P309"><text:span text:style-name="T106">Doors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77">Marker</text:p>
          </table:table-cell>
          <table:table-cell table:style-name="Таблица9.B1" office:value-type="string">
            <text:p text:style-name="P77">Description</text:p>
          </table:table-cell>
        </table:table-row>
        <table:table-row>
          <table:table-cell table:style-name="Таблица9.A22" office:value-type="string">
            <text:p text:style-name="P216">IX</text:p>
          </table:table-cell>
          <table:table-cell table:style-name="Таблица9.B22" office:value-type="string">
            <text:p text:style-name="P217"><text:span text:style-name="Descr_5f_dtype">(long)</text:span><text:span text:style-name="Descr"> Entrance position X</text:span></text:p>
          </table:table-cell>
        </table:table-row>
        <table:table-row>
          <table:table-cell table:style-name="Таблица9.A22" office:value-type="string">
            <text:p text:style-name="P216">IY</text:p>
          </table:table-cell>
          <table:table-cell table:style-name="Таблица9.B22" office:value-type="string">
            <text:p text:style-name="P218"><text:span text:style-name="Descr_5f_dtype">(long)</text:span><text:span text:style-name="Descr"> Entrance position Y</text:span></text:p>
          </table:table-cell>
        </table:table-row>
        <table:table-row>
          <table:table-cell table:style-name="Таблица9.A22" office:value-type="string">
            <text:p text:style-name="P216">OX</text:p>
          </table:table-cell>
          <table:table-cell table:style-name="Таблица9.B22" office:value-type="string">
            <text:p text:style-name="P218"><text:span text:style-name="Descr_5f_dtype">(long)</text:span><text:span text:style-name="Descr"> Exit position X</text:span></text:p>
          </table:table-cell>
        </table:table-row>
        <table:table-row>
          <table:table-cell table:style-name="Таблица9.A22" office:value-type="string">
            <text:p text:style-name="P216">OY</text:p>
          </table:table-cell>
          <table:table-cell table:style-name="Таблица9.B22" office:value-type="string">
            <text:p text:style-name="P218"><text:span text:style-name="Descr_5f_dtype">(long)</text:span><text:span text:style-name="Descr"> Exit position Y</text:span></text:p>
          </table:table-cell>
        </table:table-row>
        <table:table-row>
          <table:table-cell table:style-name="Таблица9.A22" office:value-type="string">
            <text:p text:style-name="P237"><text:span text:style-name="T107">I</text:span>L</text:p>
          </table:table-cell>
          <table:table-cell table:style-name="Таблица9.B22" office:value-type="string">
            <text:p text:style-name="P238"><text:span text:style-name="Descr_5f_dtype">(unsigned int)</text:span><text:span text:style-name="Descr"> Entrance lenght</text:span></text:p>
          </table:table-cell>
        </table:table-row>
        <table:table-row>
          <table:table-cell table:style-name="Таблица9.A22" office:value-type="string">
            <text:p text:style-name="P241">OL</text:p>
          </table:table-cell>
          <table:table-cell table:style-name="Таблица9.B22" office:value-type="string">
            <text:p text:style-name="P242"><text:span text:style-name="Descr_5f_dtype">(unsigned int)</text:span><text:span text:style-name="Descr"> Exit lenght</text:span></text:p>
          </table:table-cell>
        </table:table-row>
        <table:table-row>
          <table:table-cell table:style-name="Таблица9.A22" office:value-type="string">
            <text:p text:style-name="P239"><text:span text:style-name="T107">I</text:span>V</text:p>
          </table:table-cell>
          <table:table-cell table:style-name="Таблица9.B22" office:value-type="string">
            <text:p text:style-name="P239"><text:span text:style-name="Descr_5f_dtype">(bool)</text:span><text:span text:style-name="Descr"> Vertical entrance flag</text:span></text:p>
          </table:table-cell>
        </table:table-row>
        <table:table-row>
          <table:table-cell table:style-name="Таблица9.A22" office:value-type="string">
            <text:p text:style-name="P241">OV</text:p>
          </table:table-cell>
          <table:table-cell table:style-name="Таблица9.B22" office:value-type="string">
            <text:p text:style-name="P240"><text:span text:style-name="Descr_5f_dtype">(bool)</text:span><text:span text:style-name="Descr"> Vertical Exit flag</text:span></text:p>
          </table:table-cell>
        </table:table-row>
        <table:table-row>
          <table:table-cell table:style-name="Таблица9.A22" office:value-type="string">
            <text:p text:style-name="P217">DT</text:p>
          </table:table-cell>
          <table:table-cell table:style-name="Таблица9.B22" office:value-type="string">
            <text:p text:style-name="P217"><text:span text:style-name="Descr_5f_dtype">(unsigned int)</text:span><text:span text:style-name="Descr"> Door type</text:span></text:p>
          </table:table-cell>
        </table:table-row>
        <table:table-row>
          <table:table-cell table:style-name="Таблица9.A22" office:value-type="string">
            <text:p text:style-name="P217">ID</text:p>
          </table:table-cell>
          <table:table-cell table:style-name="Таблица9.B22" office:value-type="string">
            <text:p text:style-name="P219"><text:span text:style-name="Descr_5f_dtype">(unsigned int)</text:span><text:span text:style-name="Descr"> Entrance direction</text:span></text:p>
          </table:table-cell>
        </table:table-row>
        <table:table-row>
          <table:table-cell table:style-name="Таблица9.A22" office:value-type="string">
            <text:p text:style-name="P217">OD</text:p>
          </table:table-cell>
          <table:table-cell table:style-name="Таблица9.B22" office:value-type="string">
            <text:p text:style-name="P220"><text:span text:style-name="Descr_5f_dtype">(unsigned int)</text:span><text:span text:style-name="Descr"> Exit direction</text:span></text:p>
          </table:table-cell>
        </table:table-row>
        <table:table-row>
          <table:table-cell table:style-name="Таблица9.A22" office:value-type="string">
            <text:p text:style-name="P221">WX</text:p>
          </table:table-cell>
          <table:table-cell table:style-name="Таблица9.B22" office:value-type="string">
            <text:p text:style-name="P221"><text:span text:style-name="Descr_5f_dtype">(long)</text:span><text:span text:style-name="Descr"> World map exit X</text:span></text:p>
          </table:table-cell>
        </table:table-row>
        <table:table-row>
          <table:table-cell table:style-name="Таблица9.A22" office:value-type="string">
            <text:p text:style-name="P221">WY</text:p>
          </table:table-cell>
          <table:table-cell table:style-name="Таблица9.B22" office:value-type="string">
            <text:p text:style-name="P222"><text:span text:style-name="Descr_5f_dtype">(long)</text:span><text:span text:style-name="Descr"> World map exit Y</text:span></text:p>
          </table:table-cell>
        </table:table-row>
        <table:table-row>
          <table:table-cell table:style-name="Таблица9.A22" office:value-type="string">
            <text:p text:style-name="P223">LF</text:p>
          </table:table-cell>
          <table:table-cell table:style-name="Таблица9.B22" office:value-type="string">
            <text:p text:style-name="P223"><text:span text:style-name="Descr_5f_dtype">(string)</text:span><text:span text:style-name="Descr"> Target level file</text:span></text:p>
          </table:table-cell>
        </table:table-row>
        <table:table-row>
          <table:table-cell table:style-name="Таблица9.A22" office:value-type="string">
            <text:p text:style-name="P224">LI</text:p>
          </table:table-cell>
          <table:table-cell table:style-name="Таблица9.B22" office:value-type="string">
            <text:p text:style-name="P225"><text:span text:style-name="Descr_5f_dtype">(unsigned int)</text:span><text:span text:style-name="Descr"> Target Door ID. 0 – enter by default start point</text:span></text:p>
          </table:table-cell>
        </table:table-row>
        <table:table-row>
          <table:table-cell table:style-name="Таблица9.A22" office:value-type="string">
            <text:p text:style-name="P226">ET</text:p>
          </table:table-cell>
          <table:table-cell table:style-name="Таблица9.B22" office:value-type="string">
            <text:p text:style-name="P226"><text:span text:style-name="Descr_5f_dtype">(bool)</text:span><text:span text:style-name="Descr"> Is a level entrance</text:span></text:p>
          </table:table-cell>
        </table:table-row>
        <table:table-row>
          <table:table-cell table:style-name="Таблица9.A22" office:value-type="string">
            <text:p text:style-name="P226">EX</text:p>
          </table:table-cell>
          <table:table-cell table:style-name="Таблица9.B22" office:value-type="string">
            <text:p text:style-name="P227"><text:span text:style-name="Descr_5f_dtype">(bool)</text:span><text:span text:style-name="Descr"> Is a level exit</text:span></text:p>
          </table:table-cell>
        </table:table-row>
        <table:table-row>
          <table:table-cell table:style-name="Таблица9.A22" office:value-type="string">
            <text:p text:style-name="P232">SL</text:p>
          </table:table-cell>
          <table:table-cell table:style-name="Таблица9.B22" office:value-type="string">
            <text:p text:style-name="P232"><text:span text:style-name="Descr_5f_dtype">(unsigned int)</text:span><text:span text:style-name="Descr"> Stars needed for entrance</text:span></text:p>
          </table:table-cell>
        </table:table-row>
        <table:table-row>
          <table:table-cell table:style-name="Таблица9.A22" office:value-type="string">
            <text:p text:style-name="P228">NV</text:p>
          </table:table-cell>
          <table:table-cell table:style-name="Таблица9.B22" office:value-type="string">
            <text:p text:style-name="P229"><text:span text:style-name="Descr_5f_dtype">(bool)</text:span><text:span text:style-name="Descr"> Deny vehivles flag</text:span></text:p>
          </table:table-cell>
        </table:table-row>
        <table:table-row>
          <table:table-cell table:style-name="Таблица9.A22" office:value-type="string">
            <text:p text:style-name="P228">AI</text:p>
          </table:table-cell>
          <table:table-cell table:style-name="Таблица9.B22" office:value-type="string">
            <text:p text:style-name="P229"><text:span text:style-name="Descr_5f_dtype">(bool)</text:span><text:span text:style-name="Descr"> Allow items flag</text:span></text:p>
          </table:table-cell>
        </table:table-row>
        <table:table-row>
          <table:table-cell table:style-name="Таблица9.A22" office:value-type="string">
            <text:p text:style-name="P230">LC</text:p>
          </table:table-cell>
          <table:table-cell table:style-name="Таблица9.B22" office:value-type="string">
            <text:p text:style-name="P231"><text:span text:style-name="Descr_5f_dtype">(bool)</text:span><text:span text:style-name="Descr"> Locked flag</text:span></text:p>
          </table:table-cell>
        </table:table-row>
        <table:table-row>
          <table:table-cell table:style-name="Таблица9.A23" office:value-type="string">
            <text:p text:style-name="P233">TW</text:p>
          </table:table-cell>
          <table:table-cell table:style-name="Таблица9.B23" office:value-type="string">
            <text:p text:style-name="P234"><text:span text:style-name="Descr_5f_dtype">(bool)</text:span><text:span text:style-name="Descr"> Two-way door flag</text:span></text:p>
          </table:table-cell>
        </table:table-row>
        <table:table-row>
          <table:table-cell table:style-name="Таблица9.A24" office:value-type="string">
            <text:p text:style-name="P235">PT</text:p>
          </table:table-cell>
          <table:table-cell table:style-name="Таблица9.B24" office:value-type="string">
            <text:p text:style-name="P236"><text:span text:style-name="Descr_5f_dtype">(bool)</text:span><text:span text:style-name="Descr"> Projectile exit</text:span></text:p>
          </table:table-cell>
        </table:table-row>
      </table:table>
      <text:p text:style-name="P56"/>
      <text:p text:style-name="P310"><text:span text:style-name="T108">Layers</text:span>: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78">Marker</text:p>
          </table:table-cell>
          <table:table-cell table:style-name="Таблица10.B1" office:value-type="string">
            <text:p text:style-name="P78">Description</text:p>
          </table:table-cell>
        </table:table-row>
        <table:table-row>
          <table:table-cell table:style-name="Таблица10.A2" office:value-type="string">
            <text:p text:style-name="P105"><text:span text:style-name="T63">LR</text:span></text:p>
          </table:table-cell>
          <table:table-cell table:style-name="Таблица10.B2" office:value-type="string">
            <text:p text:style-name="P105"><text:span text:style-name="Descr_5f_dtype"><text:span text:style-name="T63">(string)</text:span></text:span><text:span text:style-name="Descr"><text:span text:style-name="T63"> Layer title</text:span></text:span></text:p>
          </table:table-cell>
        </table:table-row>
        <table:table-row>
          <table:table-cell table:style-name="Таблица10.A3" office:value-type="string">
            <text:p text:style-name="P243">HD</text:p>
          </table:table-cell>
          <table:table-cell table:style-name="Таблица10.B3" office:value-type="string">
            <text:p text:style-name="P244"><text:span text:style-name="Descr_5f_dtype">(string)</text:span><text:span text:style-name="Descr"> Hidden flag</text:span></text:p>
          </table:table-cell>
        </table:table-row>
        <table:table-row>
          <table:table-cell table:style-name="Таблица10.A4" office:value-type="string">
            <text:p text:style-name="P243">LC</text:p>
          </table:table-cell>
          <table:table-cell table:style-name="Таблица10.B4" office:value-type="string">
            <text:p text:style-name="P244"><text:span text:style-name="Descr_5f_dtype">(string)</text:span><text:span text:style-name="Descr"> Locked flag</text:span></text:p>
          </table:table-cell>
        </table:table-row>
      </table:table>
      <text:p text:style-name="P57"/>
      <text:p text:style-name="P333"><text:span text:style-name="T109">Classic Events</text:span>: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79">Marker</text:p>
          </table:table-cell>
          <table:table-cell table:style-name="Таблица11.B1" office:value-type="string">
            <text:p text:style-name="P79">Description</text:p>
          </table:table-cell>
        </table:table-row>
        <table:table-row>
          <table:table-cell table:style-name="Таблица11.A2" office:value-type="string">
            <text:p text:style-name="P113"><text:span text:style-name="T63">ET</text:span></text:p>
          </table:table-cell>
          <table:table-cell table:style-name="Таблица11.B2" office:value-type="string">
            <text:p text:style-name="P113"><text:span text:style-name="Descr_5f_dtype"><text:span text:style-name="T63">(string)</text:span></text:span><text:span text:style-name="Descr"><text:span text:style-name="T63"> Title</text:span></text:span></text:p>
          </table:table-cell>
        </table:table-row>
        <table:table-row>
          <table:table-cell table:style-name="Таблица11.A3" office:value-type="string">
            <text:p text:style-name="P245">MG</text:p>
          </table:table-cell>
          <table:table-cell table:style-name="Таблица11.B3" office:value-type="string">
            <text:p text:style-name="P246"><text:span text:style-name="Descr_5f_dtype">(string)</text:span><text:span text:style-name="Descr"> Message text</text:span></text:p>
          </table:table-cell>
        </table:table-row>
        <table:table-row>
          <table:table-cell table:style-name="Таблица11.A20" office:value-type="string">
            <text:p text:style-name="P247">SD</text:p>
          </table:table-cell>
          <table:table-cell table:style-name="Таблица11.B20" office:value-type="string">
            <text:p text:style-name="P247"><text:span text:style-name="Descr_5f_dtype">(unsigned int)</text:span><text:span text:style-name="Descr"> Play sound ID</text:span></text:p>
          </table:table-cell>
        </table:table-row>
        <table:table-row>
          <table:table-cell table:style-name="Таблица11.A20" office:value-type="string">
            <text:p text:style-name="P247">EG</text:p>
          </table:table-cell>
          <table:table-cell table:style-name="Таблица11.B20" office:value-type="string">
            <text:p text:style-name="P248"><text:span text:style-name="Descr_5f_dtype">(unsigned int)</text:span><text:span text:style-name="Descr"> End Game algorithm</text:span></text:p>
          </table:table-cell>
        </table:table-row>
        <table:table-row>
          <table:table-cell table:style-name="Таблица11.A20" office:value-type="string">
            <text:p text:style-name="P249">L<text:span text:style-name="T110">H</text:span></text:p>
          </table:table-cell>
          <table:table-cell table:style-name="Таблица11.B20" office:value-type="string">
            <text:p text:style-name="P249"><text:span text:style-name="Descr_5f_dtype">(string array)</text:span><text:span text:style-name="Descr"> hide layers</text:span></text:p>
          </table:table-cell>
        </table:table-row>
        <table:table-row>
          <table:table-cell table:style-name="Таблица11.A20" office:value-type="string">
            <text:p text:style-name="P250">LS</text:p>
          </table:table-cell>
          <table:table-cell table:style-name="Таблица11.B20" office:value-type="string">
            <text:p text:style-name="P250"><text:span text:style-name="Descr_5f_dtype">(string array)</text:span><text:span text:style-name="Descr"> show layers</text:span></text:p>
          </table:table-cell>
        </table:table-row>
        <table:table-row>
          <table:table-cell table:style-name="Таблица11.A20" office:value-type="string">
            <text:p text:style-name="P250">LT</text:p>
          </table:table-cell>
          <table:table-cell table:style-name="Таблица11.B20" office:value-type="string">
            <text:p text:style-name="P250"><text:span text:style-name="Descr_5f_dtype">(string array)</text:span><text:span text:style-name="Descr"> toggle layers</text:span></text:p>
          </table:table-cell>
        </table:table-row>
        <table:table-row>
          <table:table-cell table:style-name="Таблица11.A20" office:value-type="string">
            <text:p text:style-name="P253">SM</text:p>
          </table:table-cell>
          <table:table-cell table:style-name="Таблица11.B20" office:value-type="string">
            <text:p text:style-name="P251"><text:span text:style-name="Descr_5f_dtype">(string array)</text:span><text:span text:style-name="Descr"> Music section sets</text:span></text:p>
          </table:table-cell>
        </table:table-row>
        <table:table-row>
          <table:table-cell table:style-name="Таблица11.A20" office:value-type="string">
            <text:p text:style-name="P253">SB</text:p>
          </table:table-cell>
          <table:table-cell table:style-name="Таблица11.B20" office:value-type="string">
            <text:p text:style-name="P252"><text:span text:style-name="Descr_5f_dtype">(string array)</text:span><text:span text:style-name="Descr"> Background section sets</text:span></text:p>
          </table:table-cell>
        </table:table-row>
        <table:table-row>
          <table:table-cell table:style-name="Таблица11.A20" office:value-type="string">
            <text:p text:style-name="P253">SS</text:p>
          </table:table-cell>
          <table:table-cell table:style-name="Таблица11.B20" office:value-type="string">
            <text:p text:style-name="P251"><text:span text:style-name="Descr_5f_dtype">(string array)</text:span><text:span text:style-name="Descr"> Size section sets</text:span></text:p>
          </table:table-cell>
        </table:table-row>
        <table:table-row>
          <table:table-cell table:style-name="Таблица11.A20" office:value-type="string">
            <text:p text:style-name="P254">TE</text:p>
          </table:table-cell>
          <table:table-cell table:style-name="Таблица11.B20" office:value-type="string">
            <text:p text:style-name="P254"><text:span text:style-name="Descr_5f_dtype">(string)</text:span><text:span text:style-name="Descr"> Trigger event</text:span></text:p>
          </table:table-cell>
        </table:table-row>
        <table:table-row>
          <table:table-cell table:style-name="Таблица11.A20" office:value-type="string">
            <text:p text:style-name="P254">TD</text:p>
          </table:table-cell>
          <table:table-cell table:style-name="Таблица11.B20" office:value-type="string">
            <text:p text:style-name="P255"><text:span text:style-name="Descr_5f_dtype">(unsigned int)</text:span><text:span text:style-name="Descr"> Trigger delay</text:span></text:p>
          </table:table-cell>
        </table:table-row>
        <table:table-row>
          <table:table-cell table:style-name="Таблица11.A20" office:value-type="string">
            <text:p text:style-name="P256">DS</text:p>
          </table:table-cell>
          <table:table-cell table:style-name="Таблица11.B20" office:value-type="string">
            <text:p text:style-name="P256"><text:span text:style-name="Descr_5f_dtype">(bool)</text:span><text:span text:style-name="Descr"> Disable smoke</text:span></text:p>
          </table:table-cell>
        </table:table-row>
        <table:table-row>
          <table:table-cell table:style-name="Таблица11.A20" office:value-type="string">
            <text:p text:style-name="P257">PC</text:p>
          </table:table-cell>
          <table:table-cell table:style-name="Таблица11.B20" office:value-type="string">
            <text:p text:style-name="P257"><text:span text:style-name="Descr_5f_dtype">(bool array)</text:span><text:span text:style-name="Descr"> Player's control hold keys</text:span></text:p>
          </table:table-cell>
        </table:table-row>
        <table:table-row>
          <table:table-cell table:style-name="Таблица11.A20" office:value-type="string">
            <text:p text:style-name="P258">ML</text:p>
          </table:table-cell>
          <table:table-cell table:style-name="Таблица11.B20" office:value-type="string">
            <text:p text:style-name="P258"><text:span text:style-name="Descr_5f_dtype">(string)</text:span><text:span text:style-name="Descr"> Movement layer</text:span></text:p>
          </table:table-cell>
        </table:table-row>
        <table:table-row>
          <table:table-cell table:style-name="Таблица11.A20" office:value-type="string">
            <text:p text:style-name="P258">MX</text:p>
          </table:table-cell>
          <table:table-cell table:style-name="Таблица11.B20" office:value-type="string">
            <text:p text:style-name="P258"><text:span text:style-name="Descr_5f_dtype">(int)</text:span><text:span text:style-name="Descr"> Movement layer speed X</text:span></text:p>
          </table:table-cell>
        </table:table-row>
        <table:table-row>
          <table:table-cell table:style-name="Таблица11.A20" office:value-type="string">
            <text:p text:style-name="P258">MY</text:p>
          </table:table-cell>
          <table:table-cell table:style-name="Таблица11.B20" office:value-type="string">
            <text:p text:style-name="P259"><text:span text:style-name="Descr_5f_dtype">(int)</text:span><text:span text:style-name="Descr"> Movement layer speed Y</text:span></text:p>
          </table:table-cell>
        </table:table-row>
        <table:table-row>
          <table:table-cell table:style-name="Таблица11.A20" office:value-type="string">
            <text:p text:style-name="P258">AS</text:p>
          </table:table-cell>
          <table:table-cell table:style-name="Таблица11.B20" office:value-type="string">
            <text:p text:style-name="P259"><text:span text:style-name="Descr_5f_dtype">(int)</text:span><text:span text:style-name="Descr"> Autoscroll section ID</text:span></text:p>
          </table:table-cell>
        </table:table-row>
        <table:table-row>
          <table:table-cell table:style-name="Таблица11.A20" office:value-type="string">
            <text:p text:style-name="P260">AX</text:p>
          </table:table-cell>
          <table:table-cell table:style-name="Таблица11.B20" office:value-type="string">
            <text:p text:style-name="P259"><text:span text:style-name="Descr_5f_dtype">(int)</text:span><text:span text:style-name="Descr"> Autoscroll speed X</text:span></text:p>
          </table:table-cell>
        </table:table-row>
        <table:table-row>
          <table:table-cell table:style-name="Таблица11.A21" office:value-type="string">
            <text:p text:style-name="P260">AY</text:p>
          </table:table-cell>
          <table:table-cell table:style-name="Таблица11.B21" office:value-type="string">
            <text:p text:style-name="P259"><text:span text:style-name="Descr_5f_dtype">(int)</text:span><text:span text:style-name="Descr"> Autoscroll speed Y</text:span></text:p>
          </table:table-cell>
        </table:table-row>
      </table:table>
      <text:p text:style-name="P58"/>
      <text:p text:style-name="P58"/>
      <text:p text:style-name="P327">Event actions entry</text:p>
      <text:p text:style-name="P261">Action-styled events contains only single entry with one marker ET, what used as level title</text:p>
      <text:p text:style-name="P59"/>
      <text:p text:style-name="P116">Actions entries example</text:p>
      <text:p text:style-name="P59"/>
      <text:p text:style-name="P265">ACT_XXX:”TEXT”<text:tab/><text:tab/>← Single-paranetric</text:p>
      <text:p text:style-name="P265">ACT_XXX;ID:1;VL:”4564”<text:tab/><text:tab/>← Multi-parametric</text:p>
      <text:p text:style-name="P266"><text:span text:style-name="T123">DO</text:span>_XXX<text:tab/><text:tab/><text:span text:style-name="T118">← Action without parameters</text:span></text:p>
      <text:p text:style-name="P59"/>
      <text:p text:style-name="P117">Actions list:</text:p>
      <text:p text:style-name="P59"/>
      <text:p text:style-name="P311"><text:span text:style-name="T116">Show message</text:span>: <text:span text:style-name="T116">ACT_MSG</text:span></text:p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80">Marker</text:p>
          </table:table-cell>
          <table:table-cell table:style-name="Таблица15.B1" office:value-type="string">
            <text:p text:style-name="P80">Description</text:p>
          </table:table-cell>
        </table:table-row>
        <table:table-row>
          <table:table-cell table:style-name="Таблица15.A2" office:value-type="string">
            <text:p text:style-name="P106"><text:span text:style-name="T63">-</text:span></text:p>
          </table:table-cell>
          <table:table-cell table:style-name="Таблица15.B2" office:value-type="string">
            <text:p text:style-name="P106"><text:span text:style-name="Descr_5f_dtype"><text:span text:style-name="T63">(string)</text:span></text:span><text:span text:style-name="Descr"><text:span text:style-name="T63"> MessageText</text:span></text:span></text:p>
          </table:table-cell>
        </table:table-row>
      </table:table>
      <text:p text:style-name="P59"/>
      <text:p text:style-name="P312"><text:span text:style-name="T117">Play sound</text:span>: <text:span text:style-name="T116">ACT_SND</text:span>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81">Marker</text:p>
          </table:table-cell>
          <table:table-cell table:style-name="Таблица16.B1" office:value-type="string">
            <text:p text:style-name="P81">Description</text:p>
          </table:table-cell>
        </table:table-row>
        <table:table-row>
          <table:table-cell table:style-name="Таблица16.A2" office:value-type="string">
            <text:p text:style-name="P107"><text:span text:style-name="T63">-</text:span></text:p>
          </table:table-cell>
          <table:table-cell table:style-name="Таблица16.B2" office:value-type="string">
            <text:p text:style-name="P107"><text:span text:style-name="Descr_5f_dtype"><text:span text:style-name="T63">(unsigned int)</text:span></text:span><text:span text:style-name="Descr"><text:span text:style-name="T63"> Play sound</text:span></text:span></text:p>
          </table:table-cell>
        </table:table-row>
      </table:table>
      <text:p text:style-name="P60"/>
      <text:p text:style-name="P313"><text:span text:style-name="T119">Hold player's keys</text:span>: <text:span text:style-name="T116">ACT_PCNT</text:span>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82">Marker</text:p>
          </table:table-cell>
          <table:table-cell table:style-name="Таблица17.B1" office:value-type="string">
            <text:p text:style-name="P82">Description</text:p>
          </table:table-cell>
        </table:table-row>
        <table:table-row>
          <table:table-cell table:style-name="Таблица17.A2" office:value-type="string">
            <text:p text:style-name="P108"><text:span text:style-name="T63">-</text:span></text:p>
          </table:table-cell>
          <table:table-cell table:style-name="Таблица17.B2" office:value-type="string">
            <text:p text:style-name="P108"><text:span text:style-name="Descr_5f_dtype"><text:span text:style-name="T63">(bool array)</text:span></text:span><text:span text:style-name="Descr"><text:span text:style-name="T63"> Hold control keys</text:span></text:span></text:p>
          </table:table-cell>
        </table:table-row>
      </table:table>
      <text:p text:style-name="P61"/>
      <text:p text:style-name="P61"/>
      <text:p text:style-name="P314"><text:span text:style-name="T119">Reset player's hold keys</text:span>: <text:span text:style-name="T124">DO_PCNT_R</text:span>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83">Marker</text:p>
          </table:table-cell>
          <table:table-cell table:style-name="Таблица18.B1" office:value-type="string">
            <text:p text:style-name="P83">Description</text:p>
          </table:table-cell>
        </table:table-row>
        <table:table-row>
          <table:table-cell table:style-name="Таблица18.A2" office:value-type="string">
            <text:p text:style-name="P109"><text:span text:style-name="T63">-</text:span></text:p>
          </table:table-cell>
          <table:table-cell table:style-name="Таблица18.B2" office:value-type="string">
            <text:p text:style-name="P109"><text:span text:style-name="T69">-</text:span></text:p>
          </table:table-cell>
        </table:table-row>
      </table:table>
      <text:p text:style-name="P62"><text:soft-page-break/></text:p>
      <text:p text:style-name="P62"/>
      <text:p text:style-name="P315"><text:span text:style-name="T120">Hide layers</text:span>: <text:span text:style-name="T116">ACT_LHIDE</text:span></text:p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84">Marker</text:p>
          </table:table-cell>
          <table:table-cell table:style-name="Таблица19.B1" office:value-type="string">
            <text:p text:style-name="P84">Description</text:p>
          </table:table-cell>
        </table:table-row>
        <table:table-row>
          <table:table-cell table:style-name="Таблица19.A2" office:value-type="string">
            <text:p text:style-name="P118"><text:span text:style-name="T63">NS</text:span></text:p>
          </table:table-cell>
          <table:table-cell table:style-name="Таблица19.B2" office:value-type="string">
            <text:p text:style-name="P118"><text:span text:style-name="Descr_5f_dtype"><text:span text:style-name="T63">(bool)</text:span></text:span><text:span text:style-name="Descr"><text:span text:style-name="T63"> without smoke effect</text:span></text:span></text:p>
          </table:table-cell>
        </table:table-row>
        <table:table-row>
          <table:table-cell table:style-name="Таблица19.A3" office:value-type="string">
            <text:p text:style-name="P267">LS</text:p>
          </table:table-cell>
          <table:table-cell table:style-name="Таблица19.B3" office:value-type="string">
            <text:p text:style-name="P267"><text:span text:style-name="Descr_5f_dtype">(string array)</text:span><text:span text:style-name="Descr"> layers</text:span></text:p>
          </table:table-cell>
        </table:table-row>
      </table:table>
      <text:p text:style-name="P63"/>
      <text:p text:style-name="P144"/>
      <text:p text:style-name="P315"><text:span text:style-name="T121">Show layers</text:span>: <text:span text:style-name="T116">ACT_LSHOW</text:span></text:p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84">Marker</text:p>
          </table:table-cell>
          <table:table-cell table:style-name="Таблица20.B1" office:value-type="string">
            <text:p text:style-name="P84">Description</text:p>
          </table:table-cell>
        </table:table-row>
        <table:table-row>
          <table:table-cell table:style-name="Таблица20.A2" office:value-type="string">
            <text:p text:style-name="P118"><text:span text:style-name="T63">NS</text:span></text:p>
          </table:table-cell>
          <table:table-cell table:style-name="Таблица20.B2" office:value-type="string">
            <text:p text:style-name="P118"><text:span text:style-name="Descr_5f_dtype"><text:span text:style-name="T63">(bool)</text:span></text:span><text:span text:style-name="Descr"><text:span text:style-name="T63"> without smoke effect</text:span></text:span></text:p>
          </table:table-cell>
        </table:table-row>
        <table:table-row>
          <table:table-cell table:style-name="Таблица20.A3" office:value-type="string">
            <text:p text:style-name="P267">LS</text:p>
          </table:table-cell>
          <table:table-cell table:style-name="Таблица20.B3" office:value-type="string">
            <text:p text:style-name="P267"><text:span text:style-name="Descr_5f_dtype">(string array)</text:span><text:span text:style-name="Descr"> layers</text:span></text:p>
          </table:table-cell>
        </table:table-row>
      </table:table>
      <text:p text:style-name="P144"/>
      <text:p text:style-name="P144"/>
      <text:p text:style-name="P315"><text:span text:style-name="T122">Toggle layers</text:span>: <text:span text:style-name="T116">ACT_LTOGGLE</text:span>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84">Marker</text:p>
          </table:table-cell>
          <table:table-cell table:style-name="Таблица21.B1" office:value-type="string">
            <text:p text:style-name="P84">Description</text:p>
          </table:table-cell>
        </table:table-row>
        <table:table-row>
          <table:table-cell table:style-name="Таблица21.A2" office:value-type="string">
            <text:p text:style-name="P118"><text:span text:style-name="T63">NS</text:span></text:p>
          </table:table-cell>
          <table:table-cell table:style-name="Таблица21.B2" office:value-type="string">
            <text:p text:style-name="P118"><text:span text:style-name="Descr_5f_dtype"><text:span text:style-name="T63">(bool)</text:span></text:span><text:span text:style-name="Descr"><text:span text:style-name="T63"> without smoke effect</text:span></text:span></text:p>
          </table:table-cell>
        </table:table-row>
        <table:table-row>
          <table:table-cell table:style-name="Таблица21.A3" office:value-type="string">
            <text:p text:style-name="P267">LS</text:p>
          </table:table-cell>
          <table:table-cell table:style-name="Таблица21.B3" office:value-type="string">
            <text:p text:style-name="P267"><text:span text:style-name="Descr_5f_dtype">(string array)</text:span><text:span text:style-name="Descr"> layers</text:span></text:p>
          </table:table-cell>
        </table:table-row>
      </table:table>
      <text:p text:style-name="P144"/>
      <text:p text:style-name="P316"><text:span text:style-name="T122">Toggle layers</text:span>: <text:span text:style-name="T116">ACT_LTOGGLE</text:span>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85">Marker</text:p>
          </table:table-cell>
          <table:table-cell table:style-name="Таблица22.B1" office:value-type="string">
            <text:p text:style-name="P85">Description</text:p>
          </table:table-cell>
        </table:table-row>
        <table:table-row>
          <table:table-cell table:style-name="Таблица22.A2" office:value-type="string">
            <text:p text:style-name="P119"><text:span text:style-name="T63">NS</text:span></text:p>
          </table:table-cell>
          <table:table-cell table:style-name="Таблица22.B2" office:value-type="string">
            <text:p text:style-name="P119"><text:span text:style-name="Descr_5f_dtype"><text:span text:style-name="T63">(bool)</text:span></text:span><text:span text:style-name="Descr"><text:span text:style-name="T63"> without smoke effect</text:span></text:span></text:p>
          </table:table-cell>
        </table:table-row>
        <table:table-row>
          <table:table-cell table:style-name="Таблица22.A3" office:value-type="string">
            <text:p text:style-name="P268">LS</text:p>
          </table:table-cell>
          <table:table-cell table:style-name="Таблица22.B3" office:value-type="string">
            <text:p text:style-name="P268"><text:span text:style-name="Descr_5f_dtype">(string array)</text:span><text:span text:style-name="Descr"> layers</text:span></text:p>
          </table:table-cell>
        </table:table-row>
      </table:table>
      <text:p text:style-name="P281"/>
      <text:p text:style-name="P317"><text:span text:style-name="T125">Change section music ID</text:span>: <text:span text:style-name="T116">ACT_SETMUS</text:span></text:p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86">Marker</text:p>
          </table:table-cell>
          <table:table-cell table:style-name="Таблица23.B1" office:value-type="string">
            <text:p text:style-name="P86">Description</text:p>
          </table:table-cell>
        </table:table-row>
        <table:table-row>
          <table:table-cell table:style-name="Таблица23.A2" office:value-type="string">
            <text:p text:style-name="P129"><text:span text:style-name="T63">SI</text:span></text:p>
          </table:table-cell>
          <table:table-cell table:style-name="Таблица23.B2" office:value-type="string">
            <text:p text:style-name="P120"><text:span text:style-name="Descr_5f_dtype"><text:span text:style-name="T63">(unsigned int)</text:span></text:span><text:span text:style-name="Descr"><text:span text:style-name="T63"> Section ID</text:span></text:span></text:p>
          </table:table-cell>
        </table:table-row>
        <table:table-row>
          <table:table-cell table:style-name="Таблица23.A3" office:value-type="string">
            <text:p text:style-name="P277">MZ</text:p>
          </table:table-cell>
          <table:table-cell table:style-name="Таблица23.B3" office:value-type="string">
            <text:p text:style-name="P269"><text:span text:style-name="Descr_5f_dtype">(unsigned long)</text:span><text:span text:style-name="Descr"> Music ID</text:span></text:p>
          </table:table-cell>
        </table:table-row>
      </table:table>
      <text:p text:style-name="P145"/>
      <text:p text:style-name="P318"><text:span text:style-name="T125">Change section custom music file field</text:span>: <text:span text:style-name="T116">ACT_SETMUSF</text:span></text:p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87">Marker</text:p>
          </table:table-cell>
          <table:table-cell table:style-name="Таблица25.B1" office:value-type="string">
            <text:p text:style-name="P87">Description</text:p>
          </table:table-cell>
        </table:table-row>
        <table:table-row>
          <table:table-cell table:style-name="Таблица25.A2" office:value-type="string">
            <text:p text:style-name="P130"><text:span text:style-name="T63">SI</text:span></text:p>
          </table:table-cell>
          <table:table-cell table:style-name="Таблица25.B2" office:value-type="string">
            <text:p text:style-name="P121"><text:span text:style-name="Descr_5f_dtype"><text:span text:style-name="T63">(unsigned int)</text:span></text:span><text:span text:style-name="Descr"><text:span text:style-name="T63"> Section ID</text:span></text:span></text:p>
          </table:table-cell>
        </table:table-row>
        <table:table-row>
          <table:table-cell table:style-name="Таблица25.A3" office:value-type="string">
            <text:p text:style-name="P278">M<text:span text:style-name="T126">F</text:span></text:p>
          </table:table-cell>
          <table:table-cell table:style-name="Таблица25.B3" office:value-type="string">
            <text:p text:style-name="P270"><text:span text:style-name="Descr_5f_dtype">(string)</text:span><text:span text:style-name="Descr"> Music file path</text:span></text:p>
          </table:table-cell>
        </table:table-row>
      </table:table>
      <text:p text:style-name="P146"/>
      <text:p text:style-name="P317"><text:span text:style-name="T125">Change section background ID</text:span>: <text:span text:style-name="T116">ACT_SETBG</text:span></text:p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86">Marker</text:p>
          </table:table-cell>
          <table:table-cell table:style-name="Таблица24.B1" office:value-type="string">
            <text:p text:style-name="P86">Description</text:p>
          </table:table-cell>
        </table:table-row>
        <table:table-row>
          <table:table-cell table:style-name="Таблица24.A2" office:value-type="string">
            <text:p text:style-name="P129"><text:span text:style-name="T63">SI</text:span></text:p>
          </table:table-cell>
          <table:table-cell table:style-name="Таблица24.B2" office:value-type="string">
            <text:p text:style-name="P120"><text:span text:style-name="Descr_5f_dtype"><text:span text:style-name="T63">(unsigned int)</text:span></text:span><text:span text:style-name="Descr"><text:span text:style-name="T63"> Section ID</text:span></text:span></text:p>
          </table:table-cell>
        </table:table-row>
        <table:table-row>
          <table:table-cell table:style-name="Таблица24.A3" office:value-type="string">
            <text:p text:style-name="P279">BG</text:p>
          </table:table-cell>
          <table:table-cell table:style-name="Таблица24.B3" office:value-type="string">
            <text:p text:style-name="P269"><text:span text:style-name="Descr_5f_dtype">(unsigned long)</text:span><text:span text:style-name="Descr"> Background ID</text:span></text:p>
          </table:table-cell>
        </table:table-row>
      </table:table>
      <text:p text:style-name="P145"/>
      <text:p text:style-name="P319"><text:span text:style-name="T125">Change section custom background file field</text:span>: <text:span text:style-name="T116">ACT_SETBGF</text:span></text:p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88">Marker</text:p>
          </table:table-cell>
          <table:table-cell table:style-name="Таблица26.B1" office:value-type="string">
            <text:p text:style-name="P88">Description</text:p>
          </table:table-cell>
        </table:table-row>
        <table:table-row>
          <table:table-cell table:style-name="Таблица26.A2" office:value-type="string">
            <text:p text:style-name="P131"><text:span text:style-name="T63">SI</text:span></text:p>
          </table:table-cell>
          <table:table-cell table:style-name="Таблица26.B2" office:value-type="string">
            <text:p text:style-name="P122"><text:span text:style-name="Descr_5f_dtype"><text:span text:style-name="T63">(unsigned int)</text:span></text:span><text:span text:style-name="Descr"><text:span text:style-name="T63"> Section ID</text:span></text:span></text:p>
          </table:table-cell>
        </table:table-row>
        <table:table-row>
          <table:table-cell table:style-name="Таблица26.A3" office:value-type="string">
            <text:p text:style-name="P279">BF</text:p>
          </table:table-cell>
          <table:table-cell table:style-name="Таблица26.B3" office:value-type="string">
            <text:p text:style-name="P271"><text:span text:style-name="Descr_5f_dtype">(string)</text:span><text:span text:style-name="Descr"> Background file path</text:span></text:p>
          </table:table-cell>
        </table:table-row>
      </table:table>
      <text:p text:style-name="P147"/>
      <text:p text:style-name="P320"><text:span text:style-name="T125">Change section custom background file field</text:span>: <text:span text:style-name="T116">ACT_SRESIZE</text:span>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89">Marker</text:p>
          </table:table-cell>
          <table:table-cell table:style-name="Таблица27.B1" office:value-type="string">
            <text:p text:style-name="P89">Description</text:p>
          </table:table-cell>
        </table:table-row>
        <table:table-row>
          <table:table-cell table:style-name="Таблица27.A2" office:value-type="string">
            <text:p text:style-name="P132"><text:span text:style-name="T63">SI</text:span></text:p>
          </table:table-cell>
          <table:table-cell table:style-name="Таблица27.B2" office:value-type="string">
            <text:p text:style-name="P123"><text:span text:style-name="Descr_5f_dtype"><text:span text:style-name="T63">(unsigned int)</text:span></text:span><text:span text:style-name="Descr"><text:span text:style-name="T63"> Section ID</text:span></text:span></text:p>
          </table:table-cell>
        </table:table-row>
        <table:table-row>
          <table:table-cell table:style-name="Таблица27.A5" office:value-type="string">
            <text:p text:style-name="P280">L</text:p>
          </table:table-cell>
          <table:table-cell table:style-name="Таблица27.B5" office:value-type="string">
            <text:p text:style-name="P272"><text:span text:style-name="Descr_5f_dtype">(long)</text:span><text:span text:style-name="Descr"> left side position X</text:span></text:p>
          </table:table-cell>
        </table:table-row>
        <table:table-row>
          <table:table-cell table:style-name="Таблица27.A5" office:value-type="string">
            <text:p text:style-name="P280">T</text:p>
          </table:table-cell>
          <table:table-cell table:style-name="Таблица27.B5" office:value-type="string">
            <text:p text:style-name="P273"><text:span text:style-name="Descr_5f_dtype">(long)</text:span><text:span text:style-name="Descr"> top side position Y</text:span></text:p>
          </table:table-cell>
        </table:table-row>
        <table:table-row>
          <table:table-cell table:style-name="Таблица27.A5" office:value-type="string">
            <text:p text:style-name="P280">B</text:p>
          </table:table-cell>
          <table:table-cell table:style-name="Таблица27.B5" office:value-type="string">
            <text:p text:style-name="P273"><text:span text:style-name="Descr_5f_dtype">(long)</text:span><text:span text:style-name="Descr"> bottom side position Y</text:span></text:p>
          </table:table-cell>
        </table:table-row>
        <table:table-row>
          <table:table-cell table:style-name="Таблица27.A6" office:value-type="string">
            <text:p text:style-name="P280">R</text:p>
          </table:table-cell>
          <table:table-cell table:style-name="Таблица27.B6" office:value-type="string">
            <text:p text:style-name="P273"><text:span text:style-name="Descr_5f_dtype">(long)</text:span><text:span text:style-name="Descr"> right side position X</text:span></text:p>
          </table:table-cell>
        </table:table-row>
      </table:table>
      <text:p text:style-name="P321"><text:soft-page-break/><text:span text:style-name="T119">Reset music ID to default</text:span>: <text:span text:style-name="T127">ACT_SMUS_R</text:span></text:p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90">Marker</text:p>
          </table:table-cell>
          <table:table-cell table:style-name="Таблица28.B1" office:value-type="string">
            <text:p text:style-name="P90">Description</text:p>
          </table:table-cell>
        </table:table-row>
        <table:table-row>
          <table:table-cell table:style-name="Таблица28.A2" office:value-type="string">
            <text:p text:style-name="P110"><text:span text:style-name="T63">-</text:span></text:p>
          </table:table-cell>
          <table:table-cell table:style-name="Таблица28.B2" office:value-type="string">
            <text:p text:style-name="P124"><text:span text:style-name="Descr_5f_dtype"><text:span text:style-name="T63">(unsigned int)</text:span></text:span><text:span text:style-name="Descr"><text:span text:style-name="T63"> Section ID</text:span></text:span></text:p>
          </table:table-cell>
        </table:table-row>
      </table:table>
      <text:p text:style-name="P64"/>
      <text:p text:style-name="P321"><text:span text:style-name="T119">Reset background ID to default</text:span>: <text:span text:style-name="T127">ACT_SMUS_R</text:span>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90">Marker</text:p>
          </table:table-cell>
          <table:table-cell table:style-name="Таблица29.B1" office:value-type="string">
            <text:p text:style-name="P90">Description</text:p>
          </table:table-cell>
        </table:table-row>
        <table:table-row>
          <table:table-cell table:style-name="Таблица29.A2" office:value-type="string">
            <text:p text:style-name="P110"><text:span text:style-name="T63">-</text:span></text:p>
          </table:table-cell>
          <table:table-cell table:style-name="Таблица29.B2" office:value-type="string">
            <text:p text:style-name="P124"><text:span text:style-name="Descr_5f_dtype"><text:span text:style-name="T63">(unsigned int)</text:span></text:span><text:span text:style-name="Descr"><text:span text:style-name="T63"> Section ID</text:span></text:span></text:p>
          </table:table-cell>
        </table:table-row>
      </table:table>
      <text:p text:style-name="P64"/>
      <text:p text:style-name="P321"><text:span text:style-name="T119">Reset section size to default</text:span>: <text:span text:style-name="T127">ACT_SSIZE_R</text:span></text:p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90">Marker</text:p>
          </table:table-cell>
          <table:table-cell table:style-name="Таблица30.B1" office:value-type="string">
            <text:p text:style-name="P90">Description</text:p>
          </table:table-cell>
        </table:table-row>
        <table:table-row>
          <table:table-cell table:style-name="Таблица30.A2" office:value-type="string">
            <text:p text:style-name="P110"><text:span text:style-name="T63">-</text:span></text:p>
          </table:table-cell>
          <table:table-cell table:style-name="Таблица30.B2" office:value-type="string">
            <text:p text:style-name="P124"><text:span text:style-name="Descr_5f_dtype"><text:span text:style-name="T63">(unsigned int)</text:span></text:span><text:span text:style-name="Descr"><text:span text:style-name="T63"> Section ID</text:span></text:span></text:p>
          </table:table-cell>
        </table:table-row>
      </table:table>
      <text:p text:style-name="P149"/>
      <text:p text:style-name="P322"><text:span text:style-name="T119">Reset custom music file field to default</text:span>: <text:span text:style-name="T127">ACT_SMUSF_R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91">Marker</text:p>
          </table:table-cell>
          <table:table-cell table:style-name="Таблица31.B1" office:value-type="string">
            <text:p text:style-name="P91">Description</text:p>
          </table:table-cell>
        </table:table-row>
        <table:table-row>
          <table:table-cell table:style-name="Таблица31.A2" office:value-type="string">
            <text:p text:style-name="P111"><text:span text:style-name="T63">-</text:span></text:p>
          </table:table-cell>
          <table:table-cell table:style-name="Таблица31.B2" office:value-type="string">
            <text:p text:style-name="P125"><text:span text:style-name="Descr_5f_dtype"><text:span text:style-name="T63">(unsigned int)</text:span></text:span><text:span text:style-name="Descr"><text:span text:style-name="T63"> Section ID</text:span></text:span></text:p>
          </table:table-cell>
        </table:table-row>
      </table:table>
      <text:p text:style-name="P65"/>
      <text:p text:style-name="P322"><text:span text:style-name="T119">Reset custom background file field to default</text:span>: <text:span text:style-name="T127">ACT_SMUSF_R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91">Marker</text:p>
          </table:table-cell>
          <table:table-cell table:style-name="Таблица32.B1" office:value-type="string">
            <text:p text:style-name="P91">Description</text:p>
          </table:table-cell>
        </table:table-row>
        <table:table-row>
          <table:table-cell table:style-name="Таблица32.A2" office:value-type="string">
            <text:p text:style-name="P111"><text:span text:style-name="T63">-</text:span></text:p>
          </table:table-cell>
          <table:table-cell table:style-name="Таблица32.B2" office:value-type="string">
            <text:p text:style-name="P125"><text:span text:style-name="Descr_5f_dtype"><text:span text:style-name="T63">(unsigned int)</text:span></text:span><text:span text:style-name="Descr"><text:span text:style-name="T63"> Section ID</text:span></text:span></text:p>
          </table:table-cell>
        </table:table-row>
      </table:table>
      <text:p text:style-name="P148"/>
      <text:p text:style-name="P148"/>
      <text:p text:style-name="P323"><text:span text:style-name="T128">Set event trigger</text:span>: <text:span text:style-name="T116">ACT_TRIGGER</text:span>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92">Marker</text:p>
          </table:table-cell>
          <table:table-cell table:style-name="Таблица33.B1" office:value-type="string">
            <text:p text:style-name="P92">Description</text:p>
          </table:table-cell>
        </table:table-row>
        <table:table-row>
          <table:table-cell table:style-name="Таблица33.A2" office:value-type="string">
            <text:p text:style-name="P133"><text:span text:style-name="T63">TE</text:span></text:p>
          </table:table-cell>
          <table:table-cell table:style-name="Таблица33.B2" office:value-type="string">
            <text:p text:style-name="P126"><text:span text:style-name="Descr_5f_dtype"><text:span text:style-name="T63">(string)</text:span></text:span><text:span text:style-name="Descr"><text:span text:style-name="T63"> Event title</text:span></text:span></text:p>
          </table:table-cell>
        </table:table-row>
        <table:table-row>
          <table:table-cell table:style-name="Таблица33.A3" office:value-type="string">
            <text:p text:style-name="P282">TT</text:p>
          </table:table-cell>
          <table:table-cell table:style-name="Таблица33.B3" office:value-type="string">
            <text:p text:style-name="P274"><text:span text:style-name="Descr_5f_dtype">(unsigned int)</text:span><text:span text:style-name="Descr"> Delay, </text:span><text:span text:style-name="Descr"><text:span text:style-name="T131">d-seconds (1/10 sec)</text:span></text:span></text:p>
          </table:table-cell>
        </table:table-row>
      </table:table>
      <text:p text:style-name="P66"/>
      <text:p text:style-name="P149"/>
      <text:p text:style-name="P324"><text:span text:style-name="T129">Set layer speed motion</text:span>: <text:span text:style-name="T116">ACT_MOTEL</text:span></text:p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93">Marker</text:p>
          </table:table-cell>
          <table:table-cell table:style-name="Таблица34.B1" office:value-type="string">
            <text:p text:style-name="P93">Description</text:p>
          </table:table-cell>
        </table:table-row>
        <table:table-row>
          <table:table-cell table:style-name="Таблица34.A2" office:value-type="string">
            <text:p text:style-name="P134"><text:span text:style-name="T63">LT</text:span></text:p>
          </table:table-cell>
          <table:table-cell table:style-name="Таблица34.B2" office:value-type="string">
            <text:p text:style-name="P127"><text:span text:style-name="Descr_5f_dtype"><text:span text:style-name="T63">(string)</text:span></text:span><text:span text:style-name="Descr"><text:span text:style-name="T63"> Layer title</text:span></text:span></text:p>
          </table:table-cell>
        </table:table-row>
        <table:table-row>
          <table:table-cell table:style-name="Таблица34.A3" office:value-type="string">
            <text:p text:style-name="P285">SX</text:p>
          </table:table-cell>
          <table:table-cell table:style-name="Таблица34.B3" office:value-type="string">
            <text:p text:style-name="P275"><text:span text:style-name="Descr_5f_dtype">(double)</text:span><text:span text:style-name="Descr"> Speed X</text:span></text:p>
          </table:table-cell>
        </table:table-row>
        <table:table-row>
          <table:table-cell table:style-name="Таблица34.A4" office:value-type="string">
            <text:p text:style-name="P285">SY</text:p>
          </table:table-cell>
          <table:table-cell table:style-name="Таблица34.B4" office:value-type="string">
            <text:p text:style-name="P276"><text:span text:style-name="Descr_5f_dtype">(double)</text:span><text:span text:style-name="Descr"> Speed Y</text:span></text:p>
          </table:table-cell>
        </table:table-row>
        <table:table-row>
          <table:table-cell table:style-name="Таблица34.A5" office:value-type="string">
            <text:p text:style-name="P287">AX</text:p>
          </table:table-cell>
          <table:table-cell table:style-name="Таблица34.B5" office:value-type="string">
            <text:p text:style-name="P276"><text:span text:style-name="Descr_5f_dtype">(unsigned double)</text:span><text:span text:style-name="Descr"> Acceleration X</text:span></text:p>
          </table:table-cell>
        </table:table-row>
        <table:table-row>
          <table:table-cell table:style-name="Таблица34.A6" office:value-type="string">
            <text:p text:style-name="P287">AY</text:p>
          </table:table-cell>
          <table:table-cell table:style-name="Таблица34.B6" office:value-type="string">
            <text:p text:style-name="P276"><text:span text:style-name="Descr_5f_dtype">(unsigned double)</text:span><text:span text:style-name="Descr"> Acceleration Y</text:span></text:p>
          </table:table-cell>
        </table:table-row>
      </table:table>
      <text:p text:style-name="P67"/>
      <text:p text:style-name="P325"><text:span text:style-name="T128">Set event trigger</text:span>: <text:span text:style-name="T116">ACT_AUTOSCRL</text:span>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94">Marker</text:p>
          </table:table-cell>
          <table:table-cell table:style-name="Таблица35.B1" office:value-type="string">
            <text:p text:style-name="P94">Description</text:p>
          </table:table-cell>
        </table:table-row>
        <table:table-row>
          <table:table-cell table:style-name="Таблица35.A2" office:value-type="string">
            <text:p text:style-name="P135"><text:span text:style-name="T63">SI</text:span></text:p>
          </table:table-cell>
          <table:table-cell table:style-name="Таблица35.B2" office:value-type="string">
            <text:p text:style-name="P128"><text:span text:style-name="Descr_5f_dtype"><text:span text:style-name="T63">(string)</text:span></text:span><text:span text:style-name="Descr"><text:span text:style-name="T63"> Layer title</text:span></text:span></text:p>
          </table:table-cell>
        </table:table-row>
        <table:table-row>
          <table:table-cell table:style-name="Таблица35.A3" office:value-type="string">
            <text:p text:style-name="P286">SX</text:p>
          </table:table-cell>
          <table:table-cell table:style-name="Таблица35.B3" office:value-type="string">
            <text:p text:style-name="P276"><text:span text:style-name="Descr_5f_dtype">(double)</text:span><text:span text:style-name="Descr"> Speed X</text:span></text:p>
          </table:table-cell>
        </table:table-row>
        <table:table-row>
          <table:table-cell table:style-name="Таблица35.A5" office:value-type="string">
            <text:p text:style-name="P286">SY</text:p>
          </table:table-cell>
          <table:table-cell table:style-name="Таблица35.B5" office:value-type="string">
            <text:p text:style-name="P276"><text:span text:style-name="Descr_5f_dtype">(double)</text:span><text:span text:style-name="Descr"> Speed Y</text:span></text:p>
          </table:table-cell>
        </table:table-row>
        <table:table-row>
          <table:table-cell table:style-name="Таблица35.A5" office:value-type="string">
            <text:p text:style-name="P287">AX</text:p>
          </table:table-cell>
          <table:table-cell table:style-name="Таблица35.B5" office:value-type="string">
            <text:p text:style-name="P276"><text:span text:style-name="Descr_5f_dtype">(unsigned double)</text:span><text:span text:style-name="Descr"> Acceleration X</text:span></text:p>
          </table:table-cell>
        </table:table-row>
        <table:table-row>
          <table:table-cell table:style-name="Таблица35.A6" office:value-type="string">
            <text:p text:style-name="P287">AY</text:p>
          </table:table-cell>
          <table:table-cell table:style-name="Таблица35.B6" office:value-type="string">
            <text:p text:style-name="P276"><text:span text:style-name="Descr_5f_dtype">(unsigned double)</text:span><text:span text:style-name="Descr"> Acceleration Y</text:span></text:p>
          </table:table-cell>
        </table:table-row>
      </table:table>
      <text:p text:style-name="P68"/>
      <text:p text:style-name="P326"><text:span text:style-name="T130">Delay next action</text:span>: <text:span text:style-name="T116">ACT_DELAY_NEXT</text:span></text:p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95">Marker</text:p>
          </table:table-cell>
          <table:table-cell table:style-name="Таблица36.B1" office:value-type="string">
            <text:p text:style-name="P95">Description</text:p>
          </table:table-cell>
        </table:table-row>
        <table:table-row>
          <table:table-cell table:style-name="Таблица36.A2" office:value-type="string">
            <text:p text:style-name="P112"><text:span text:style-name="T63">-</text:span></text:p>
          </table:table-cell>
          <table:table-cell table:style-name="Таблица36.B2" office:value-type="string">
            <text:p text:style-name="P112"><text:span text:style-name="Descr_5f_dtype"><text:span text:style-name="T63">(</text:span></text:span><text:span text:style-name="Descr_5f_dtype"><text:span text:style-name="T22">l</text:span></text:span><text:span text:style-name="Descr_5f_dtype"><text:span text:style-name="T23">ong</text:span></text:span><text:span text:style-name="Descr_5f_dtype"><text:span text:style-name="T63">)</text:span></text:span><text:span text:style-name="Descr"><text:span text:style-name="T63"> </text:span></text:span><text:span text:style-name="Descr"><text:span text:style-name="T70">Delay time, ms</text:span></text:span></text:p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11cm" fo:margin-bottom="1.1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4-07-17T18:34:57.178000000</dc:date>
    <meta:editing-duration>P2DT17H55M44S</meta:editing-duration>
    <meta:editing-cycles>909</meta:editing-cycles>
    <meta:generator>LibreOffice/4.2.5.2$Windows_x86 LibreOffice_project/61cb170a04bb1f12e77c884eab9192be736ec5f5</meta:generator>
    <meta:document-statistic meta:table-count="36" meta:image-count="3" meta:object-count="1" meta:page-count="10" meta:paragraph-count="586" meta:word-count="1790" meta:character-count="10735" meta:non-whitespace-character-count="9513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X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X</mi>
                <mi mathvariant="italic">absolute</mi>
              </msub>
              <mo stretchy="false">−</mo>
              <msub>
                <mi>X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  <mtr>
        <mtd>
          <mrow>
            <msub>
              <mi>Y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Y</mi>
                <mi mathvariant="italic">absolute</mi>
              </msub>
              <mo stretchy="false">−</mo>
              <msub>
                <mi>Y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